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97" style:master-page-name="MasterPage2" style:family="paragraph" style:name="P87">
      <style:paragraph-properties fo:text-align="center" fo:margin-top="15.6pt" fo:margin-bottom="0pt"/>
      <style:text-properties fo:color="#000000" fo:font-family="FreeSans" style:font-family-complex="FreeSans" fo:font-size="36pt" style:font-size-complex="36pt" fo:language="en" style:language-complex="hi" fo:country="US" style:country-complex="IN"/>
    </style:style>
    <style:style style:family="text" style:name="T763">
      <style:text-properties fo:color="#000000" fo:font-family="FreeSans" style:font-family-complex="FreeSans" fo:font-size="36pt" style:font-size-complex="36pt" fo:language="en" style:language-complex="hi" fo:country="US" style:country-complex="IN"/>
    </style:style>
    <style:style style:family="text" style:name="T764">
      <style:text-properties fo:color="#000000" fo:font-family="FreeSans" style:font-family-complex="FreeSans" fo:font-size="36pt" style:font-size-complex="36pt" fo:language="en" style:language-complex="hi" fo:country="US" style:country-complex="IN"/>
    </style:style>
    <style:style style:family="text" style:name="T765">
      <style:text-properties fo:color="#000000" fo:font-family="FreeSans" style:font-family-complex="FreeSans" fo:font-size="36pt" style:font-size-complex="36pt" fo:language="en" style:language-complex="hi" fo:country="US" style:country-complex="IN"/>
    </style:style>
    <style:style style:family="text" style:name="T766">
      <style:text-properties fo:color="#000000" fo:font-family="FreeSans" style:font-family-complex="FreeSans" fo:font-size="36pt" style:font-size-complex="36pt" fo:language="en" style:language-complex="hi" fo:country="US" style:country-complex="IN"/>
    </style:style>
    <style:style style:parent-style-name="861" style:family="paragraph" style:name="P89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67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68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6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0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70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71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7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1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7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74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7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2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76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77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7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3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79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0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4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82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5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85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6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6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88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89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7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91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2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8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94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5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99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797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8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79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0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00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01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0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1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0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04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0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2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06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07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0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3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09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0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4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12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5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15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6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6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18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19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7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21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2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8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24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5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09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27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8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2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0">
      <style:paragraph-properties fo:text-align="left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30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31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3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1">
      <style:paragraph-properties fo:line-height="150%"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3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34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35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36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37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3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2">
      <style:paragraph-properties fo:line-height="150%"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39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none" style:text-underline-width="auto"/>
    </style:style>
    <style:style style:family="text" style:name="T840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41">
      <style:text-properties fo:color="#000000" fo:font-family="华文黑体 - Kelvin" style:font-family-complex="华文黑体 - Kelvin" fo:font-size="14pt" style:font-size-complex="14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42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4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4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3">
      <style:paragraph-properties fo:line-height="150%"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45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46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/>
    </style:style>
    <style:style style:family="text" style:name="T847">
      <style:text-properties fo:color="#000000" fo:font-family="华文黑体 - Kelvin" style:font-family-complex="华文黑体 - Kelvin" fo:font-size="12pt" style:font-size-complex="12pt" fo:language="en" style:language-complex="hi" fo:country="US" style:country-complex="IN"/>
    </style:style>
    <style:style style:family="text" style:name="T84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4">
      <style:paragraph-properties fo:line-height="150%"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49">
      <style:text-properties fo:color="#000000" fo:font-family="华文黑体 - Kelvin" style:font-family-complex="华文黑体 - Kelvin" fo:font-size="15pt" style:font-size-complex="15pt" fo:language="en" style:language-complex="hi" fo:country="US" style:country-complex="IN" style:text-underline-type="single" style:text-underline-style="solid" style:text-underline-width="auto" style:text-underline-color="font-color" fo:font-weight="normal"/>
    </style:style>
    <style:style style:family="text" style:name="T850">
      <style:text-properties fo:color="#000000" fo:font-family="华文黑体 - Kelvin" style:font-family-complex="华文黑体 - Kelvin" fo:font-size="12pt" style:font-size-complex="12pt" fo:language="en" style:language-complex="hi" fo:country="US" style:country-complex="IN"/>
    </style:style>
    <style:style style:family="text" style:name="T85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5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52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53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5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1" style:family="paragraph" style:name="P116">
      <style:paragraph-properties fo:text-align="center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55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56">
      <style:text-properties fo:color="#000000" fo:font-family="华文黑体 - Kelvin" style:font-family-complex="华文黑体 - Kelvin" fo:font-size="15pt" style:font-size-complex="15pt" fo:language="en" style:language-complex="hi" fo:country="US" style:country-complex="IN"/>
    </style:style>
    <style:style style:family="text" style:name="T85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93" style:master-page-name="MasterPage3" style:family="paragraph" style:name="P117">
      <style:paragraph-properties fo:break-before="page"/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858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859">
      <style:text-properties fo:color="#000000" fo:font-family="FreeSans" style:font-family-complex="FreeSans" fo:font-size="16pt" style:font-size-complex="14pt" fo:language="zh" style:language-complex="hi" fo:country="Hans" style:country-complex="IN"/>
    </style:style>
    <style:style style:family="text" style:name="T860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861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parent-style-name="899" style:family="paragraph" style:name="P120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2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3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4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99" style:family="paragraph" style:name="P121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5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6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7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99" style:family="paragraph" style:name="P122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8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69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0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99" style:family="paragraph" style:name="P123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1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2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3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99" style:family="paragraph" style:name="P124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4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5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6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99" style:family="paragraph" style:name="P125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7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8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79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99" style:family="paragraph" style:name="P126">
      <style:paragraph-properties/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80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81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family="text" style:name="T882">
      <style:text-properties fo:color="#000000" fo:font-family="FreeSans" style:font-family-complex="FreeSans" fo:font-size="12pt" style:font-size-complex="12pt" fo:language="en" style:language-complex="hi" fo:country="US" style:country-complex="IN"/>
    </style:style>
    <style:style style:parent-style-name="861" style:family="paragraph" style:name="P127">
      <style:paragraph-properties fo:line-height="150%" fo:text-align="left" fo:margin-left="0cm" fo:margin-right="0cm" fo:text-indent="0.7374cm" fo:margin-top="2.85pt" fo:margin-bottom="2.85pt">
        <style:tab-stops>
          <style:tab-stop style:position="2.92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8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8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8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2" style:master-page-name="MasterPage4" style:family="paragraph" style:name="P128">
      <style:paragraph-properties fo:break-before="page"/>
      <style:text-properties fo:color="#000000" fo:font-family="FreeSans" style:font-family-complex="FreeSans" fo:font-size="16pt" style:font-size-complex="16pt" fo:language="en" style:language-complex="hi" fo:country="US" style:country-complex="IN" fo:font-weight="normal"/>
    </style:style>
    <style:style style:family="text" style:name="T886">
      <style:text-properties fo:color="#000000" fo:font-family="FreeSans" style:font-family-complex="FreeSans" fo:font-size="16pt" style:font-size-complex="16pt" fo:language="en" style:language-complex="hi" fo:country="US" style:country-complex="IN" fo:font-weight="normal"/>
    </style:style>
    <style:style style:family="text" style:name="T887">
      <style:text-properties fo:color="#000000" fo:font-family="FreeSans" style:font-family-complex="FreeSans" fo:font-size="16pt" style:font-size-complex="16pt" fo:language="en" style:language-complex="hi" fo:country="US" style:country-complex="IN" fo:font-weight="normal"/>
    </style:style>
    <style:style style:family="text" style:name="T888">
      <style:text-properties fo:color="#000000" fo:font-family="FreeSans" style:font-family-complex="FreeSans" fo:font-size="16pt" style:font-size-complex="16pt" fo:language="en" style:language-complex="hi" fo:country="US" style:country-complex="IN" fo:font-weight="normal"/>
    </style:style>
    <style:style style:family="paragraph" style:name="P132">
      <style:paragraph-properties/>
      <style:text-properties/>
    </style:style>
    <style:style style:family="paragraph" style:name="P133">
      <style:paragraph-properties/>
      <style:text-properties/>
    </style:style>
    <style:style style:parent-style-name="883" style:family="paragraph" style:name="P13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89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0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891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2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3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3" style:family="paragraph" style:name="P13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4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5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896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7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898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4" style:family="paragraph" style:name="P136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37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3" style:family="paragraph" style:name="P13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09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10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911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12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13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4" style:family="paragraph" style:name="P139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1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40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41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42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43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44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4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45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4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46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47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48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6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49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3" style:family="paragraph" style:name="P15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69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70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971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72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973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4" style:family="paragraph" style:name="P151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52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53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54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55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9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56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10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57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10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5" style:family="paragraph" style:name="P158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10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6" style:family="paragraph" style:name="P159">
      <style:paragraph-properties>
        <style:tab-stops>
          <style:tab-stop style:position="18.5cm" style:type="right" style:leader-type="dotted" style:leader-style="dotted"/>
          <style:tab-stop style:position="18.5cm" style:type="right" style:leader-type="dotted" style:leader-style="dotted"/>
        </style:tab-stops>
      </style:paragraph-properties>
      <style:text-properties fo:color="#000000" fo:font-family="Liberation Serif" style:font-family-complex="Liberation Serif" fo:font-size="10.5pt" style:font-size-complex="12pt" fo:language="en" style:language-complex="hi" fo:country="US" style:country-complex="IN"/>
    </style:style>
    <style:style style:family="text" style:name="T1014">
      <style:text-properties fo:color="#000000" fo:font-family="Liberation Serif" style:font-family-complex="Liberation Serif" fo:font-size="10.5pt" style:font-size-complex="12pt" fo:language="en" style:language-complex="hi" fo:country="US" style:country-complex="IN"/>
    </style:style>
    <style:style style:family="text" style:name="T1015">
      <style:text-properties fo:color="#000000" fo:font-family="Liberation Serif" style:font-family-complex="Liberation Serif" fo:font-size="10.5pt" style:font-size-complex="12pt" fo:language="en" style:language-complex="hi" fo:country="US" style:country-complex="IN"/>
    </style:style>
    <style:style style:parent-style-name="928" style:family="text" style:name="T1016">
      <style:text-properties fo:color="#000000" fo:font-family="Liberation Serif" style:font-family-complex="Liberation Serif" fo:font-size="10.5pt" style:font-size-complex="12pt" fo:language="en" style:language-complex="hi" fo:country="US" style:country-complex="IN"/>
    </style:style>
    <style:style style:family="text" style:name="T1017">
      <style:text-properties fo:color="#000000" fo:font-family="Liberation Serif" style:font-family-complex="Liberation Serif" fo:font-size="10.5pt" style:font-size-complex="12pt" fo:language="en" style:language-complex="hi" fo:country="US" style:country-complex="IN"/>
    </style:style>
    <style:style style:family="text" style:name="T1018">
      <style:text-properties fo:color="#000000" fo:font-family="Liberation Serif" style:font-family-complex="Liberation Serif" fo:font-size="10.5pt" style:font-size-complex="12pt" fo:language="en" style:language-complex="hi" fo:country="US" style:country-complex="IN"/>
    </style:style>
    <style:style style:parent-style-name="885" style:family="paragraph" style:name="P160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10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3" style:family="paragraph" style:name="P16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24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25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1026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27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28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4" style:family="paragraph" style:name="P162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10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4" style:family="paragraph" style:name="P163">
      <style:paragraph-properties>
        <style:tab-stops>
          <style:tab-stop style:position="17.5cm" style:type="right" style:leader-type="dotted" style:leader-style="dotted"/>
          <style:tab-stop style:position="17.5cm" style:type="right" style:leader-type="dotted" style:leader-style="dotted"/>
        </style:tab-stops>
      </style:paragraph-properties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28" style:family="text" style:name="T10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83" style:family="paragraph" style:name="P16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39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0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1041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2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3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3" style:family="paragraph" style:name="P16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4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5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1046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7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8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3" style:family="paragraph" style:name="P16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49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0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1051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2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3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883" style:family="paragraph" style:name="P16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4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5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parent-style-name="928" style:family="text" style:name="T1056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7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8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text" style:name="T1059">
      <style:text-properties fo:color="#000000" fo:font-family="FreeSans" style:font-family-complex="FreeSans" fo:font-size="10.5pt" style:font-size-complex="12pt" fo:language="en" style:language-complex="hi" fo:country="US" style:country-complex="IN"/>
    </style:style>
    <style:style style:family="paragraph" style:name="P168">
      <style:paragraph-properties/>
      <style:text-properties/>
    </style:style>
    <style:style style:family="paragraph" style:name="P169">
      <style:paragraph-properties/>
      <style:text-properties/>
    </style:style>
    <style:style style:parent-style-name="869" style:family="paragraph" style:name="P170">
      <style:paragraph-properties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060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061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062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063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72" style:family="paragraph" style:name="P171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6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6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6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6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3" style:family="paragraph" style:name="P172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6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6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7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17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7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7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7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177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8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8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8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3" style:family="paragraph" style:name="P17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7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8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05" style:family="paragraph" style:name="P18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09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09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09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4" style:family="paragraph" style:name="P18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9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9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10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3" style:family="paragraph" style:name="P18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0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0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8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18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10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10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10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3" style:family="paragraph" style:name="P18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8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188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1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1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1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18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9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191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2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2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2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19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9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9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19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05" style:family="paragraph" style:name="P19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14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1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14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2" style:family="paragraph" style:name="P197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3" style:family="paragraph" style:name="P198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4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4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4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19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01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5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5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5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20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5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0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10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8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8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8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21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1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1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1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15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9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9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0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21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1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1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1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20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1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1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1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63" style:family="paragraph" style:name="P22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2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2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24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25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family="text" style:name="T1226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family="text" style:name="T1227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parent-style-name="863" style:family="paragraph" style:name="P22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2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2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2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29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4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4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4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1">
      <style:table-properties style:width="17cm" fo:margin-left="0cm" table:align="left" style:use-optimal-column-width="true"/>
    </style:style>
    <style:style style:family="table-column" style:name="co1">
      <style:table-column-properties style:column-width="8.501cm" style:use-optimal-column-width="true"/>
    </style:style>
    <style:style style:family="table-column" style:name="co2">
      <style:table-column-properties style:column-width="8.501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863" style:family="paragraph" style:name="P23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3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863" style:family="paragraph" style:name="P23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3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3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3" style:family="paragraph" style:name="P234">
      <style:paragraph-properties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5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5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5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2">
      <style:table-properties style:width="17cm" fo:margin-left="0cm" table:align="left" style:use-optimal-column-width="true"/>
    </style:style>
    <style:style style:family="table-column" style:name="co3">
      <style:table-column-properties style:column-width="8.501cm" style:use-optimal-column-width="true"/>
    </style:style>
    <style:style style:family="table-column" style:name="co4">
      <style:table-column-properties style:column-width="8.501cm" style:use-optimal-column-width="true"/>
    </style:style>
    <style:style style:family="table-row" style:name="ro2">
      <style:table-row-properties/>
    </style:style>
    <style:style style:family="table-cell" style:name="ce5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863" style:family="paragraph" style:name="P23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6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863" style:family="paragraph" style:name="P23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3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23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2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9" style:master-page-name="MasterPage5" style:family="paragraph" style:name="P239">
      <style:paragraph-properties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273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274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275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276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72" style:family="paragraph" style:name="P243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277">
      <style:text-properties fo:color="#000000" fo:font-family="Liberation Sans" style:font-family-asian="Liberation Sans" style:font-family-complex="Liberation Sans" fo:font-size="21pt" fo:font-weight="bold"/>
    </style:style>
    <style:style style:family="text" style:name="T1278">
      <style:text-properties fo:color="#000000"/>
    </style:style>
    <style:style style:parent-style-name="873" style:family="paragraph" style:name="P244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279">
      <style:text-properties fo:color="#000000" fo:font-family="Liberation Sans" style:font-family-asian="Liberation Sans" style:font-family-complex="Liberation Sans" fo:font-size="18pt" fo:font-weight="bold"/>
    </style:style>
    <style:style style:family="text" style:name="T1280">
      <style:text-properties fo:color="#000000"/>
    </style:style>
    <style:style style:family="table" style:name="ta3">
      <style:paragraph-properties fo:line-height="100%" fo:margin-bottom="0pt"/>
      <style:table-properties style:width="16.5cm" fo:margin-left="0cm" table:align="left" style:use-optimal-column-width="true"/>
    </style:style>
    <style:style style:family="table-column" style:name="co5">
      <style:table-column-properties style:column-width="1.75cm" style:use-optimal-column-width="true"/>
    </style:style>
    <style:style style:family="table-column" style:name="co6">
      <style:table-column-properties style:column-width="14.75cm" style:use-optimal-column-width="true"/>
    </style:style>
    <style:style style:family="table-row" style:name="ro3">
      <style:table-row-properties/>
    </style:style>
    <style:style style:family="table-cell" style:name="ce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45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281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282">
      <style:text-properties fo:color="#000000"/>
    </style:style>
    <style:style style:family="table-cell" style:name="ce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46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283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284">
      <style:text-properties fo:color="#000000"/>
    </style:style>
    <style:style style:family="table-row" style:name="ro4">
      <style:table-row-properties/>
    </style:style>
    <style:style style:family="table-cell" style:name="ce1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47">
      <style:paragraph-properties style:line-height-at-least="12pt" fo:margin-top="0pt" fo:margin-bottom="0pt" fo:background-color="#FFFFFF"/>
      <style:text-properties fo:color="#000000"/>
    </style:style>
    <style:style style:family="text" style:name="T1285">
      <style:text-properties fo:color="#000000" fo:font-family="Liberation Sans" style:font-family-asian="Liberation Sans" style:font-family-complex="Liberation Sans" fo:font-size="12pt"/>
    </style:style>
    <style:style style:family="text" style:name="T1286">
      <style:text-properties fo:color="#000000"/>
    </style:style>
    <style:style style:family="table-cell" style:name="ce1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48">
      <style:paragraph-properties style:line-height-at-least="12pt" fo:margin-top="0pt" fo:margin-bottom="0pt" fo:background-color="#FFFFFF"/>
      <style:text-properties fo:color="#000000"/>
    </style:style>
    <style:style style:family="text" style:name="T1287">
      <style:text-properties fo:color="#000000" fo:font-family="Liberation Sans" style:font-family-asian="Liberation Sans" style:font-family-complex="Liberation Sans" fo:font-size="12pt"/>
    </style:style>
    <style:style style:family="text" style:name="T1288">
      <style:text-properties fo:color="#000000"/>
    </style:style>
    <style:style style:family="table-row" style:name="ro5">
      <style:table-row-properties/>
    </style:style>
    <style:style style:family="table-cell" style:name="ce1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49">
      <style:paragraph-properties style:line-height-at-least="12pt" fo:margin-top="0pt" fo:margin-bottom="0pt" fo:background-color="#FFFFFF"/>
      <style:text-properties fo:color="#000000"/>
    </style:style>
    <style:style style:family="text" style:name="T1289">
      <style:text-properties fo:color="#000000" fo:font-family="Liberation Sans" style:font-family-asian="Liberation Sans" style:font-family-complex="Liberation Sans" fo:font-size="12pt"/>
    </style:style>
    <style:style style:family="text" style:name="T1290">
      <style:text-properties fo:color="#000000"/>
    </style:style>
    <style:style style:family="table-cell" style:name="ce1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0">
      <style:paragraph-properties style:line-height-at-least="12pt" fo:margin-top="0pt" fo:margin-bottom="0pt" fo:background-color="#FFFFFF"/>
      <style:text-properties fo:color="#000000"/>
    </style:style>
    <style:style style:family="text" style:name="T1291">
      <style:text-properties fo:color="#000000" fo:font-family="Liberation Sans" style:font-family-asian="Liberation Sans" style:font-family-complex="Liberation Sans" fo:font-size="12pt"/>
    </style:style>
    <style:style style:family="text" style:name="T1292">
      <style:text-properties fo:color="#000000"/>
    </style:style>
    <style:style style:family="table-row" style:name="ro6">
      <style:table-row-properties/>
    </style:style>
    <style:style style:family="table-cell" style:name="ce1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1">
      <style:paragraph-properties style:line-height-at-least="12pt" fo:margin-top="0pt" fo:margin-bottom="0pt" fo:background-color="#FFFFFF"/>
      <style:text-properties fo:color="#000000"/>
    </style:style>
    <style:style style:family="text" style:name="T1293">
      <style:text-properties fo:color="#000000" fo:font-family="Liberation Sans" style:font-family-asian="Liberation Sans" style:font-family-complex="Liberation Sans" fo:font-size="12pt"/>
    </style:style>
    <style:style style:family="text" style:name="T1294">
      <style:text-properties fo:color="#000000"/>
    </style:style>
    <style:style style:family="table-cell" style:name="ce1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2">
      <style:paragraph-properties style:line-height-at-least="12pt" fo:margin-top="0pt" fo:margin-bottom="0pt" fo:background-color="#FFFFFF"/>
      <style:text-properties fo:color="#000000"/>
    </style:style>
    <style:style style:family="text" style:name="T1295">
      <style:text-properties fo:color="#000000" fo:font-family="Liberation Sans" style:font-family-asian="Liberation Sans" style:font-family-complex="Liberation Sans" fo:font-size="12pt"/>
    </style:style>
    <style:style style:family="text" style:name="T1296">
      <style:text-properties fo:color="#000000"/>
    </style:style>
    <style:style style:family="table-row" style:name="ro7">
      <style:table-row-properties/>
    </style:style>
    <style:style style:family="table-cell" style:name="ce1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3">
      <style:paragraph-properties style:line-height-at-least="12pt" fo:margin-top="0pt" fo:margin-bottom="0pt" fo:background-color="#FFFFFF"/>
      <style:text-properties fo:color="#000000"/>
    </style:style>
    <style:style style:family="text" style:name="T1297">
      <style:text-properties fo:color="#000000" fo:font-family="Liberation Sans" style:font-family-asian="Liberation Sans" style:font-family-complex="Liberation Sans" fo:font-size="12pt"/>
    </style:style>
    <style:style style:family="text" style:name="T1298">
      <style:text-properties fo:color="#000000"/>
    </style:style>
    <style:style style:family="table-cell" style:name="ce1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4">
      <style:paragraph-properties style:line-height-at-least="12pt" fo:margin-top="0pt" fo:margin-bottom="0pt" fo:background-color="#FFFFFF"/>
      <style:text-properties fo:color="#000000"/>
    </style:style>
    <style:style style:family="text" style:name="T1299">
      <style:text-properties fo:color="#000000" fo:font-family="Liberation Sans" style:font-family-asian="Liberation Sans" style:font-family-complex="Liberation Sans" fo:font-size="12pt"/>
    </style:style>
    <style:style style:family="text" style:name="T1300">
      <style:text-properties fo:color="#000000"/>
    </style:style>
    <style:style style:parent-style-name="873" style:family="paragraph" style:name="P255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301">
      <style:text-properties fo:color="#000000" fo:font-family="Liberation Sans" style:font-family-asian="Liberation Sans" style:font-family-complex="Liberation Sans" fo:font-size="18pt" fo:font-weight="bold"/>
    </style:style>
    <style:style style:family="text" style:name="T1302">
      <style:text-properties fo:color="#000000"/>
    </style:style>
    <style:style style:family="table" style:name="ta4">
      <style:paragraph-properties fo:line-height="100%" fo:margin-bottom="0pt"/>
      <style:table-properties style:width="16.5cm" fo:margin-left="0cm" table:align="left" style:use-optimal-column-width="true"/>
    </style:style>
    <style:style style:family="table-column" style:name="co7">
      <style:table-column-properties style:column-width="2.249cm" style:use-optimal-column-width="true"/>
    </style:style>
    <style:style style:family="table-column" style:name="co8">
      <style:table-column-properties style:column-width="14.25cm" style:use-optimal-column-width="true"/>
    </style:style>
    <style:style style:family="table-row" style:name="ro8">
      <style:table-row-properties/>
    </style:style>
    <style:style style:family="table-cell" style:name="ce1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6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303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04">
      <style:text-properties fo:color="#000000"/>
    </style:style>
    <style:style style:family="table-cell" style:name="ce2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7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305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06">
      <style:text-properties fo:color="#000000"/>
    </style:style>
    <style:style style:family="table-row" style:name="ro9">
      <style:table-row-properties/>
    </style:style>
    <style:style style:family="table-cell" style:name="ce2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8">
      <style:paragraph-properties style:line-height-at-least="12pt" fo:margin-top="0pt" fo:margin-bottom="0pt" fo:background-color="#FFFFFF"/>
      <style:text-properties fo:color="#000000"/>
    </style:style>
    <style:style style:family="text" style:name="T1307">
      <style:text-properties fo:color="#000000" fo:font-family="Liberation Sans" style:font-family-asian="Liberation Sans" style:font-family-complex="Liberation Sans" fo:font-size="12pt"/>
    </style:style>
    <style:style style:family="text" style:name="T1308">
      <style:text-properties fo:color="#000000"/>
    </style:style>
    <style:style style:family="table-cell" style:name="ce2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59">
      <style:paragraph-properties style:line-height-at-least="12pt" fo:margin-top="0pt" fo:margin-bottom="0pt" fo:background-color="#FFFFFF"/>
      <style:text-properties fo:color="#000000"/>
    </style:style>
    <style:style style:family="text" style:name="T1309">
      <style:text-properties fo:color="#000000" fo:font-family="Liberation Sans" style:font-family-asian="Liberation Sans" style:font-family-complex="Liberation Sans" fo:font-size="12pt"/>
    </style:style>
    <style:style style:family="text" style:name="T1310">
      <style:text-properties fo:color="#000000"/>
    </style:style>
    <style:style style:family="table-row" style:name="ro10">
      <style:table-row-properties/>
    </style:style>
    <style:style style:family="table-cell" style:name="ce2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0">
      <style:paragraph-properties style:line-height-at-least="12pt" fo:margin-top="0pt" fo:margin-bottom="0pt" fo:background-color="#FFFFFF"/>
      <style:text-properties fo:color="#000000"/>
    </style:style>
    <style:style style:family="text" style:name="T1311">
      <style:text-properties fo:color="#000000" fo:font-family="Liberation Sans" style:font-family-asian="Liberation Sans" style:font-family-complex="Liberation Sans" fo:font-size="12pt"/>
    </style:style>
    <style:style style:family="text" style:name="T1312">
      <style:text-properties fo:color="#000000"/>
    </style:style>
    <style:style style:family="table-cell" style:name="ce2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1">
      <style:paragraph-properties style:line-height-at-least="12pt" fo:margin-top="0pt" fo:margin-bottom="0pt" fo:background-color="#FFFFFF"/>
      <style:text-properties fo:color="#000000"/>
    </style:style>
    <style:style style:family="text" style:name="T1313">
      <style:text-properties fo:color="#000000" fo:font-family="Liberation Sans" style:font-family-asian="Liberation Sans" style:font-family-complex="Liberation Sans" fo:font-size="12pt"/>
    </style:style>
    <style:style style:family="text" style:name="T1314">
      <style:text-properties fo:color="#000000"/>
    </style:style>
    <style:style style:family="table-row" style:name="ro11">
      <style:table-row-properties/>
    </style:style>
    <style:style style:family="table-cell" style:name="ce2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2">
      <style:paragraph-properties style:line-height-at-least="12pt" fo:margin-top="0pt" fo:margin-bottom="0pt" fo:background-color="#FFFFFF"/>
      <style:text-properties fo:color="#000000"/>
    </style:style>
    <style:style style:family="text" style:name="T1315">
      <style:text-properties fo:color="#000000" fo:font-family="Liberation Sans" style:font-family-asian="Liberation Sans" style:font-family-complex="Liberation Sans" fo:font-size="12pt"/>
    </style:style>
    <style:style style:family="text" style:name="T1316">
      <style:text-properties fo:color="#000000"/>
    </style:style>
    <style:style style:family="table-cell" style:name="ce2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3">
      <style:paragraph-properties style:line-height-at-least="12pt" fo:margin-top="0pt" fo:margin-bottom="0pt" fo:background-color="#FFFFFF"/>
      <style:text-properties fo:color="#000000"/>
    </style:style>
    <style:style style:family="text" style:name="T1317">
      <style:text-properties fo:color="#000000" fo:font-family="Liberation Sans" style:font-family-asian="Liberation Sans" style:font-family-complex="Liberation Sans" fo:font-size="12pt"/>
    </style:style>
    <style:style style:family="text" style:name="T1318">
      <style:text-properties fo:color="#000000"/>
    </style:style>
    <style:style style:family="table-row" style:name="ro12">
      <style:table-row-properties/>
    </style:style>
    <style:style style:family="table-cell" style:name="ce2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4">
      <style:paragraph-properties style:line-height-at-least="12pt" fo:margin-top="0pt" fo:margin-bottom="0pt" fo:background-color="#FFFFFF"/>
      <style:text-properties fo:color="#000000"/>
    </style:style>
    <style:style style:family="text" style:name="T1319">
      <style:text-properties fo:color="#000000" fo:font-family="Liberation Sans" style:font-family-asian="Liberation Sans" style:font-family-complex="Liberation Sans" fo:font-size="12pt"/>
    </style:style>
    <style:style style:family="text" style:name="T1320">
      <style:text-properties fo:color="#000000"/>
    </style:style>
    <style:style style:family="table-cell" style:name="ce2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5">
      <style:paragraph-properties style:line-height-at-least="12pt" fo:margin-top="0pt" fo:margin-bottom="0pt" fo:background-color="#FFFFFF"/>
      <style:text-properties fo:color="#000000"/>
    </style:style>
    <style:style style:family="text" style:name="T1321">
      <style:text-properties fo:color="#000000" fo:font-family="Liberation Sans" style:font-family-asian="Liberation Sans" style:font-family-complex="Liberation Sans" fo:font-size="12pt"/>
    </style:style>
    <style:style style:family="text" style:name="T1322">
      <style:text-properties fo:color="#000000"/>
    </style:style>
    <style:style style:parent-style-name="872" style:family="paragraph" style:name="P266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23">
      <style:text-properties fo:color="#000000" fo:font-family="Liberation Sans" style:font-family-asian="Liberation Sans" style:font-family-complex="Liberation Sans" fo:font-size="21pt" fo:font-weight="bold"/>
    </style:style>
    <style:style style:family="text" style:name="T1324">
      <style:text-properties fo:color="#000000"/>
    </style:style>
    <style:style style:parent-style-name="873" style:family="paragraph" style:name="P26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325">
      <style:text-properties fo:color="#000000" fo:font-family="Liberation Sans" style:font-family-asian="Liberation Sans" style:font-family-complex="Liberation Sans" fo:font-size="18pt" fo:font-weight="bold"/>
    </style:style>
    <style:style style:family="text" style:name="T1326">
      <style:text-properties fo:color="#000000"/>
    </style:style>
    <style:style style:family="table" style:name="ta5">
      <style:paragraph-properties fo:line-height="100%" fo:margin-bottom="0pt"/>
      <style:table-properties style:width="16.25cm" fo:margin-left="0cm" table:align="left" style:use-optimal-column-width="true"/>
    </style:style>
    <style:style style:family="table-column" style:name="co9">
      <style:table-column-properties style:column-width="2.5cm" style:use-optimal-column-width="true"/>
    </style:style>
    <style:style style:family="table-column" style:name="co10">
      <style:table-column-properties style:column-width="2.581cm" style:use-optimal-column-width="true"/>
    </style:style>
    <style:style style:family="table-column" style:name="co11">
      <style:table-column-properties style:column-width="7.197cm" style:use-optimal-column-width="true"/>
    </style:style>
    <style:style style:family="table-column" style:name="co12">
      <style:table-column-properties style:column-width="3.973cm" style:use-optimal-column-width="true"/>
    </style:style>
    <style:style style:family="table-row" style:name="ro13">
      <style:table-row-properties/>
    </style:style>
    <style:style style:family="table-cell" style:name="ce3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8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327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28">
      <style:text-properties fo:color="#000000"/>
    </style:style>
    <style:style style:family="table-cell" style:name="ce3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69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329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30">
      <style:text-properties fo:color="#000000"/>
    </style:style>
    <style:style style:family="table-cell" style:name="ce3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0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331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32">
      <style:text-properties fo:color="#000000"/>
    </style:style>
    <style:style style:family="table-cell" style:name="ce3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1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333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34">
      <style:text-properties fo:color="#000000"/>
    </style:style>
    <style:style style:family="table-row" style:name="ro14">
      <style:table-row-properties/>
    </style:style>
    <style:style style:family="table-cell" style:name="ce3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2">
      <style:paragraph-properties style:line-height-at-least="12pt" fo:margin-top="0pt" fo:margin-bottom="0pt" fo:background-color="#FFFFFF"/>
      <style:text-properties fo:color="#000000"/>
    </style:style>
    <style:style style:family="text" style:name="T1335">
      <style:text-properties fo:color="#000000" fo:font-family="Liberation Sans" style:font-family-asian="Liberation Sans" style:font-family-complex="Liberation Sans" fo:font-size="12pt"/>
    </style:style>
    <style:style style:family="text" style:name="T1336">
      <style:text-properties fo:color="#000000"/>
    </style:style>
    <style:style style:family="table-cell" style:name="ce3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3">
      <style:paragraph-properties style:line-height-at-least="12pt" fo:margin-top="0pt" fo:margin-bottom="0pt" fo:background-color="#FFFFFF"/>
      <style:text-properties fo:color="#000000"/>
    </style:style>
    <style:style style:family="text" style:name="T1337">
      <style:text-properties fo:color="#000000" fo:font-family="Liberation Sans" style:font-family-asian="Liberation Sans" style:font-family-complex="Liberation Sans" fo:font-size="12pt"/>
    </style:style>
    <style:style style:family="text" style:name="T1338">
      <style:text-properties fo:color="#000000"/>
    </style:style>
    <style:style style:family="table-cell" style:name="ce3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4">
      <style:paragraph-properties style:line-height-at-least="12pt" fo:margin-top="0pt" fo:margin-bottom="0pt" fo:background-color="#FFFFFF"/>
      <style:text-properties fo:color="#000000"/>
    </style:style>
    <style:style style:family="text" style:name="T1339">
      <style:text-properties fo:color="#000000" fo:font-family="Liberation Sans" style:font-family-asian="Liberation Sans" style:font-family-complex="Liberation Sans" fo:font-size="12pt"/>
    </style:style>
    <style:style style:family="text" style:name="T1340">
      <style:text-properties fo:color="#000000"/>
    </style:style>
    <style:style style:family="table-cell" style:name="ce3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5">
      <style:paragraph-properties style:line-height-at-least="12pt" fo:margin-top="0pt" fo:margin-bottom="0pt" fo:background-color="#FFFFFF"/>
      <style:text-properties fo:color="#000000"/>
    </style:style>
    <style:style style:family="text" style:name="T1341">
      <style:text-properties fo:color="#000000" fo:font-family="Liberation Sans" style:font-family-asian="Liberation Sans" style:font-family-complex="Liberation Sans" fo:font-size="12pt"/>
    </style:style>
    <style:style style:family="text" style:name="T1342">
      <style:text-properties fo:color="#000000"/>
    </style:style>
    <style:style style:family="table-row" style:name="ro15">
      <style:table-row-properties/>
    </style:style>
    <style:style style:family="table-cell" style:name="ce3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6">
      <style:paragraph-properties style:line-height-at-least="12pt" fo:margin-top="0pt" fo:margin-bottom="0pt" fo:background-color="#FFFFFF"/>
      <style:text-properties fo:color="#000000"/>
    </style:style>
    <style:style style:family="text" style:name="T1343">
      <style:text-properties fo:color="#000000" fo:font-family="Liberation Sans" style:font-family-asian="Liberation Sans" style:font-family-complex="Liberation Sans" fo:font-size="12pt"/>
    </style:style>
    <style:style style:family="text" style:name="T1344">
      <style:text-properties fo:color="#000000"/>
    </style:style>
    <style:style style:family="table-cell" style:name="ce3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7">
      <style:paragraph-properties style:line-height-at-least="12pt" fo:margin-top="0pt" fo:margin-bottom="0pt" fo:background-color="#FFFFFF"/>
      <style:text-properties fo:color="#000000"/>
    </style:style>
    <style:style style:family="text" style:name="T1345">
      <style:text-properties fo:color="#000000" fo:font-family="Liberation Sans" style:font-family-asian="Liberation Sans" style:font-family-complex="Liberation Sans" fo:font-size="12pt"/>
    </style:style>
    <style:style style:family="text" style:name="T1346">
      <style:text-properties fo:color="#000000"/>
    </style:style>
    <style:style style:family="table-cell" style:name="ce4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8">
      <style:paragraph-properties style:line-height-at-least="12pt" fo:margin-top="0pt" fo:margin-bottom="0pt" fo:background-color="#FFFFFF"/>
      <style:text-properties fo:color="#000000"/>
    </style:style>
    <style:style style:family="text" style:name="T1347">
      <style:text-properties fo:color="#000000" fo:font-family="Liberation Sans" style:font-family-asian="Liberation Sans" style:font-family-complex="Liberation Sans" fo:font-size="12pt"/>
    </style:style>
    <style:style style:family="text" style:name="T1348">
      <style:text-properties fo:color="#000000"/>
    </style:style>
    <style:style style:family="table-cell" style:name="ce4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79">
      <style:paragraph-properties style:line-height-at-least="12pt" fo:margin-top="0pt" fo:margin-bottom="0pt" fo:background-color="#FFFFFF"/>
      <style:text-properties fo:color="#000000"/>
    </style:style>
    <style:style style:family="text" style:name="T1349">
      <style:text-properties fo:color="#000000" fo:font-family="Liberation Sans" style:font-family-asian="Liberation Sans" style:font-family-complex="Liberation Sans" fo:font-size="12pt"/>
    </style:style>
    <style:style style:family="text" style:name="T1350">
      <style:text-properties fo:color="#000000"/>
    </style:style>
    <style:style style:family="table-row" style:name="ro16">
      <style:table-row-properties/>
    </style:style>
    <style:style style:family="table-cell" style:name="ce4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0">
      <style:paragraph-properties style:line-height-at-least="12pt" fo:margin-top="0pt" fo:margin-bottom="0pt" fo:background-color="#FFFFFF"/>
      <style:text-properties fo:color="#000000"/>
    </style:style>
    <style:style style:family="text" style:name="T1351">
      <style:text-properties fo:color="#000000" fo:font-family="Liberation Sans" style:font-family-asian="Liberation Sans" style:font-family-complex="Liberation Sans" fo:font-size="12pt"/>
    </style:style>
    <style:style style:family="text" style:name="T1352">
      <style:text-properties fo:color="#000000"/>
    </style:style>
    <style:style style:family="table-cell" style:name="ce4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1">
      <style:paragraph-properties style:line-height-at-least="12pt" fo:margin-top="0pt" fo:margin-bottom="0pt" fo:background-color="#FFFFFF"/>
      <style:text-properties fo:color="#000000"/>
    </style:style>
    <style:style style:family="text" style:name="T1353">
      <style:text-properties fo:color="#000000" fo:font-family="Liberation Sans" style:font-family-asian="Liberation Sans" style:font-family-complex="Liberation Sans" fo:font-size="12pt"/>
    </style:style>
    <style:style style:family="text" style:name="T1354">
      <style:text-properties fo:color="#000000"/>
    </style:style>
    <style:style style:family="table-cell" style:name="ce4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2">
      <style:paragraph-properties style:line-height-at-least="12pt" fo:margin-top="0pt" fo:margin-bottom="0pt" fo:background-color="#FFFFFF"/>
      <style:text-properties fo:color="#000000"/>
    </style:style>
    <style:style style:family="text" style:name="T1355">
      <style:text-properties fo:color="#000000" fo:font-family="Liberation Sans" style:font-family-asian="Liberation Sans" style:font-family-complex="Liberation Sans" fo:font-size="12pt"/>
    </style:style>
    <style:style style:family="text" style:name="T1356">
      <style:text-properties fo:color="#000000"/>
    </style:style>
    <style:style style:family="table-cell" style:name="ce4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3">
      <style:paragraph-properties style:line-height-at-least="12pt" fo:margin-top="0pt" fo:margin-bottom="0pt" fo:background-color="#FFFFFF"/>
      <style:text-properties fo:color="#000000"/>
    </style:style>
    <style:style style:family="text" style:name="T1357">
      <style:text-properties fo:color="#000000" fo:font-family="Liberation Sans" style:font-family-asian="Liberation Sans" style:font-family-complex="Liberation Sans" fo:font-size="12pt"/>
    </style:style>
    <style:style style:family="text" style:name="T1358">
      <style:text-properties fo:color="#000000"/>
    </style:style>
    <style:style style:family="table-row" style:name="ro17">
      <style:table-row-properties/>
    </style:style>
    <style:style style:family="table-cell" style:name="ce4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4">
      <style:paragraph-properties style:line-height-at-least="12pt" fo:margin-top="0pt" fo:margin-bottom="0pt" fo:background-color="#FFFFFF"/>
      <style:text-properties fo:color="#000000"/>
    </style:style>
    <style:style style:family="text" style:name="T1359">
      <style:text-properties fo:color="#000000" fo:font-family="Liberation Sans" style:font-family-asian="Liberation Sans" style:font-family-complex="Liberation Sans" fo:font-size="12pt"/>
    </style:style>
    <style:style style:family="text" style:name="T1360">
      <style:text-properties fo:color="#000000"/>
    </style:style>
    <style:style style:family="table-cell" style:name="ce4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5">
      <style:paragraph-properties style:line-height-at-least="12pt" fo:margin-top="0pt" fo:margin-bottom="0pt" fo:background-color="#FFFFFF"/>
      <style:text-properties fo:color="#000000"/>
    </style:style>
    <style:style style:family="text" style:name="T1361">
      <style:text-properties fo:color="#000000" fo:font-family="Liberation Sans" style:font-family-asian="Liberation Sans" style:font-family-complex="Liberation Sans" fo:font-size="12pt"/>
    </style:style>
    <style:style style:family="text" style:name="T1362">
      <style:text-properties fo:color="#000000"/>
    </style:style>
    <style:style style:family="table-cell" style:name="ce4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6">
      <style:paragraph-properties style:line-height-at-least="12pt" fo:margin-top="0pt" fo:margin-bottom="0pt" fo:background-color="#FFFFFF"/>
      <style:text-properties fo:color="#000000"/>
    </style:style>
    <style:style style:family="text" style:name="T1363">
      <style:text-properties fo:color="#000000" fo:font-family="Liberation Sans" style:font-family-asian="Liberation Sans" style:font-family-complex="Liberation Sans" fo:font-size="12pt"/>
    </style:style>
    <style:style style:family="text" style:name="T1364">
      <style:text-properties fo:color="#000000"/>
    </style:style>
    <style:style style:family="table-cell" style:name="ce4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287">
      <style:paragraph-properties style:line-height-at-least="12pt" fo:margin-top="0pt" fo:margin-bottom="0pt" fo:background-color="#FFFFFF"/>
      <style:text-properties fo:color="#000000"/>
    </style:style>
    <style:style style:family="text" style:name="T1365">
      <style:text-properties fo:color="#000000" fo:font-family="Liberation Sans" style:font-family-asian="Liberation Sans" style:font-family-complex="Liberation Sans" fo:font-size="12pt"/>
    </style:style>
    <style:style style:family="text" style:name="T1366">
      <style:text-properties fo:color="#000000"/>
    </style:style>
    <style:style style:parent-style-name="873" style:family="paragraph" style:name="P288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367">
      <style:text-properties fo:color="#000000" fo:font-family="Liberation Sans" style:font-family-asian="Liberation Sans" style:font-family-complex="Liberation Sans" fo:font-size="18pt" fo:font-weight="bold"/>
    </style:style>
    <style:style style:family="text" style:name="T1368">
      <style:text-properties fo:color="#000000"/>
    </style:style>
    <style:style style:parent-style-name="874" style:family="paragraph" style:name="P289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369">
      <style:text-properties fo:color="#000000" fo:font-family="Liberation Sans" style:font-family-asian="Liberation Sans" style:font-family-complex="Liberation Sans" fo:font-size="15pt" fo:font-weight="bold"/>
    </style:style>
    <style:style style:family="text" style:name="T1370">
      <style:text-properties fo:color="#000000"/>
    </style:style>
    <style:style style:parent-style-name="825" style:list-style-name="WWNum39" style:family="paragraph" style:name="P290">
      <style:paragraph-properties fo:margin-right="0cm" fo:margin-bottom="0pt" fo:background-color="#FFFFFF" fo:border="none"/>
      <style:text-properties fo:color="#000000"/>
    </style:style>
    <style:style style:family="text" style:name="T1371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72">
      <style:text-properties fo:color="#000000" fo:font-family="Liberation Sans" style:font-family-asian="Liberation Sans" style:font-family-complex="Liberation Sans" fo:font-size="12pt"/>
    </style:style>
    <style:style style:family="text" style:name="T1373">
      <style:text-properties fo:color="#000000"/>
    </style:style>
    <style:style style:parent-style-name="825" style:list-style-name="WWNum39" style:family="paragraph" style:name="P291">
      <style:paragraph-properties fo:margin-right="0cm" fo:margin-bottom="0pt" fo:background-color="#FFFFFF" fo:border="none"/>
      <style:text-properties fo:color="#000000"/>
    </style:style>
    <style:style style:family="text" style:name="T1374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75">
      <style:text-properties fo:color="#000000" fo:font-family="Liberation Sans" style:font-family-asian="Liberation Sans" style:font-family-complex="Liberation Sans" fo:font-size="12pt"/>
    </style:style>
    <style:style style:family="text" style:name="T1376">
      <style:text-properties fo:color="#000000"/>
    </style:style>
    <style:style style:family="paragraph" style:name="P292">
      <style:paragraph-properties fo:margin-left="2.5cm"/>
      <style:text-properties fo:color="#000000"/>
    </style:style>
    <style:style style:family="text" style:name="T1377">
      <style:text-properties fo:color="#000000" fo:font-family="Liberation Sans" style:font-family-asian="Liberation Sans" style:font-family-complex="Liberation Sans" fo:font-size="12pt"/>
    </style:style>
    <style:style style:family="text" style:name="T1378">
      <style:text-properties fo:color="#000000"/>
    </style:style>
    <style:style style:family="paragraph" style:name="P293">
      <style:paragraph-properties fo:margin-left="2.5cm"/>
      <style:text-properties fo:color="#000000"/>
    </style:style>
    <style:style style:family="text" style:name="T1379">
      <style:text-properties fo:color="#000000" fo:font-family="Liberation Sans" style:font-family-asian="Liberation Sans" style:font-family-complex="Liberation Sans" fo:font-size="12pt"/>
    </style:style>
    <style:style style:family="text" style:name="T1380">
      <style:text-properties fo:color="#000000"/>
    </style:style>
    <style:style style:family="paragraph" style:name="P294">
      <style:paragraph-properties fo:margin-left="2.5cm"/>
      <style:text-properties fo:color="#000000"/>
    </style:style>
    <style:style style:family="text" style:name="T1381">
      <style:text-properties fo:color="#000000" fo:font-family="Liberation Sans" style:font-family-asian="Liberation Sans" style:font-family-complex="Liberation Sans" fo:font-size="12pt"/>
    </style:style>
    <style:style style:family="text" style:name="T1382">
      <style:text-properties fo:color="#000000"/>
    </style:style>
    <style:style style:family="paragraph" style:name="P295">
      <style:paragraph-properties fo:margin-left="2.5cm"/>
      <style:text-properties fo:color="#000000"/>
    </style:style>
    <style:style style:family="text" style:name="T1383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84">
      <style:text-properties fo:color="#000000" fo:font-family="Liberation Sans" style:font-family-asian="Liberation Sans" style:font-family-complex="Liberation Sans" fo:font-size="12pt"/>
    </style:style>
    <style:style style:family="text" style:name="T1385">
      <style:text-properties fo:color="#000000"/>
    </style:style>
    <style:style style:parent-style-name="874" style:family="paragraph" style:name="P296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386">
      <style:text-properties fo:color="#000000" fo:font-family="Liberation Sans" style:font-family-asian="Liberation Sans" style:font-family-complex="Liberation Sans" fo:font-size="15pt" fo:font-weight="bold"/>
    </style:style>
    <style:style style:family="text" style:name="T1387">
      <style:text-properties fo:color="#000000"/>
    </style:style>
    <style:style style:parent-style-name="825" style:list-style-name="WWNum40" style:family="paragraph" style:name="P297">
      <style:paragraph-properties fo:margin-right="0cm" fo:margin-bottom="0pt" fo:background-color="#FFFFFF" fo:border="none"/>
      <style:text-properties fo:color="#000000"/>
    </style:style>
    <style:style style:family="text" style:name="T1388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89">
      <style:text-properties fo:color="#000000" fo:font-family="Liberation Sans" style:font-family-asian="Liberation Sans" style:font-family-complex="Liberation Sans" fo:font-size="12pt"/>
    </style:style>
    <style:style style:family="text" style:name="T1390">
      <style:text-properties fo:color="#000000"/>
    </style:style>
    <style:style style:parent-style-name="825" style:list-style-name="WWNum40" style:family="paragraph" style:name="P298">
      <style:paragraph-properties fo:margin-right="0cm" fo:margin-bottom="0pt" fo:background-color="#FFFFFF" fo:border="none"/>
      <style:text-properties fo:color="#000000"/>
    </style:style>
    <style:style style:family="text" style:name="T1391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392">
      <style:text-properties fo:color="#000000" fo:font-family="Liberation Sans" style:font-family-asian="Liberation Sans" style:font-family-complex="Liberation Sans" fo:font-size="12pt"/>
    </style:style>
    <style:style style:family="text" style:name="T1393">
      <style:text-properties fo:color="#000000"/>
    </style:style>
    <style:style style:family="paragraph" style:name="P299">
      <style:paragraph-properties fo:margin-left="2.5cm"/>
      <style:text-properties fo:color="#000000"/>
    </style:style>
    <style:style style:family="text" style:name="T1394">
      <style:text-properties fo:color="#000000" fo:font-family="Liberation Sans" style:font-family-asian="Liberation Sans" style:font-family-complex="Liberation Sans" fo:font-size="12pt"/>
    </style:style>
    <style:style style:family="text" style:name="T1395">
      <style:text-properties fo:color="#000000"/>
    </style:style>
    <style:style style:family="paragraph" style:name="P300">
      <style:paragraph-properties fo:margin-left="2.5cm"/>
      <style:text-properties fo:color="#000000"/>
    </style:style>
    <style:style style:family="text" style:name="T1396">
      <style:text-properties fo:color="#000000" fo:font-family="Liberation Sans" style:font-family-asian="Liberation Sans" style:font-family-complex="Liberation Sans" fo:font-size="12pt"/>
    </style:style>
    <style:style style:family="text" style:name="T1397">
      <style:text-properties fo:color="#000000"/>
    </style:style>
    <style:style style:family="paragraph" style:name="P301">
      <style:paragraph-properties fo:margin-left="2.5cm"/>
      <style:text-properties fo:color="#000000"/>
    </style:style>
    <style:style style:family="text" style:name="T1398">
      <style:text-properties fo:color="#000000" fo:font-family="Liberation Sans" style:font-family-asian="Liberation Sans" style:font-family-complex="Liberation Sans" fo:font-size="12pt"/>
    </style:style>
    <style:style style:family="text" style:name="T1399">
      <style:text-properties fo:color="#000000"/>
    </style:style>
    <style:style style:parent-style-name="825" style:list-style-name="WWNum40" style:family="paragraph" style:name="P302">
      <style:paragraph-properties fo:margin-right="0cm" fo:margin-bottom="0pt" fo:background-color="#FFFFFF" fo:border="none"/>
      <style:text-properties fo:color="#000000"/>
    </style:style>
    <style:style style:family="text" style:name="T1400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01">
      <style:text-properties fo:color="#000000" fo:font-family="Liberation Sans" style:font-family-asian="Liberation Sans" style:font-family-complex="Liberation Sans" fo:font-size="12pt"/>
    </style:style>
    <style:style style:family="text" style:name="T1402">
      <style:text-properties fo:color="#000000"/>
    </style:style>
    <style:style style:parent-style-name="874" style:family="paragraph" style:name="P303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403">
      <style:text-properties fo:color="#000000" fo:font-family="Liberation Sans" style:font-family-asian="Liberation Sans" style:font-family-complex="Liberation Sans" fo:font-size="15pt" fo:font-weight="bold"/>
    </style:style>
    <style:style style:family="text" style:name="T1404">
      <style:text-properties fo:color="#000000"/>
    </style:style>
    <style:style style:parent-style-name="825" style:list-style-name="WWNum41" style:family="paragraph" style:name="P304">
      <style:paragraph-properties fo:margin-right="0cm" fo:margin-bottom="0pt" fo:background-color="#FFFFFF" fo:border="none"/>
      <style:text-properties fo:color="#000000"/>
    </style:style>
    <style:style style:family="text" style:name="T1405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06">
      <style:text-properties fo:color="#000000" fo:font-family="Liberation Sans" style:font-family-asian="Liberation Sans" style:font-family-complex="Liberation Sans" fo:font-size="12pt"/>
    </style:style>
    <style:style style:family="text" style:name="T1407">
      <style:text-properties fo:color="#000000"/>
    </style:style>
    <style:style style:parent-style-name="825" style:list-style-name="WWNum41" style:family="paragraph" style:name="P305">
      <style:paragraph-properties fo:margin-right="0cm" fo:margin-bottom="0pt" fo:background-color="#FFFFFF" fo:border="none"/>
      <style:text-properties fo:color="#000000"/>
    </style:style>
    <style:style style:family="text" style:name="T1408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09">
      <style:text-properties fo:color="#000000" fo:font-family="Liberation Sans" style:font-family-asian="Liberation Sans" style:font-family-complex="Liberation Sans" fo:font-size="12pt"/>
    </style:style>
    <style:style style:family="text" style:name="T1410">
      <style:text-properties fo:color="#000000"/>
    </style:style>
    <style:style style:family="paragraph" style:name="P306">
      <style:paragraph-properties fo:margin-left="2.5cm"/>
      <style:text-properties fo:color="#000000"/>
    </style:style>
    <style:style style:family="text" style:name="T1411">
      <style:text-properties fo:color="#000000" fo:font-family="Liberation Sans" style:font-family-asian="Liberation Sans" style:font-family-complex="Liberation Sans" fo:font-size="12pt"/>
    </style:style>
    <style:style style:family="text" style:name="T1412">
      <style:text-properties fo:color="#000000"/>
    </style:style>
    <style:style style:family="paragraph" style:name="P307">
      <style:paragraph-properties fo:margin-left="2.5cm"/>
      <style:text-properties fo:color="#000000"/>
    </style:style>
    <style:style style:family="text" style:name="T1413">
      <style:text-properties fo:color="#000000" fo:font-family="Liberation Sans" style:font-family-asian="Liberation Sans" style:font-family-complex="Liberation Sans" fo:font-size="12pt"/>
    </style:style>
    <style:style style:family="text" style:name="T1414">
      <style:text-properties fo:color="#000000"/>
    </style:style>
    <style:style style:family="paragraph" style:name="P308">
      <style:paragraph-properties fo:margin-left="2.5cm"/>
      <style:text-properties fo:color="#000000"/>
    </style:style>
    <style:style style:family="text" style:name="T1415">
      <style:text-properties fo:color="#000000" fo:font-family="Liberation Sans" style:font-family-asian="Liberation Sans" style:font-family-complex="Liberation Sans" fo:font-size="12pt"/>
    </style:style>
    <style:style style:family="text" style:name="T1416">
      <style:text-properties fo:color="#000000"/>
    </style:style>
    <style:style style:parent-style-name="825" style:list-style-name="WWNum41" style:family="paragraph" style:name="P309">
      <style:paragraph-properties fo:margin-right="0cm" fo:margin-bottom="0pt" fo:background-color="#FFFFFF" fo:border="none"/>
      <style:text-properties fo:color="#000000"/>
    </style:style>
    <style:style style:family="text" style:name="T1417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18">
      <style:text-properties fo:color="#000000" fo:font-family="Liberation Sans" style:font-family-asian="Liberation Sans" style:font-family-complex="Liberation Sans" fo:font-size="12pt"/>
    </style:style>
    <style:style style:family="text" style:name="T1419">
      <style:text-properties fo:color="#000000"/>
    </style:style>
    <style:style style:parent-style-name="872" style:family="paragraph" style:name="P310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420">
      <style:text-properties fo:color="#000000" fo:font-family="Liberation Sans" style:font-family-asian="Liberation Sans" style:font-family-complex="Liberation Sans" fo:font-size="21pt" fo:font-weight="bold"/>
    </style:style>
    <style:style style:family="text" style:name="T1421">
      <style:text-properties fo:color="#000000"/>
    </style:style>
    <style:style style:family="table" style:name="ta6">
      <style:paragraph-properties fo:line-height="100%" fo:margin-bottom="0pt"/>
      <style:table-properties style:width="16.5cm" fo:margin-left="0cm" table:align="left" style:use-optimal-column-width="true"/>
    </style:style>
    <style:style style:family="table-column" style:name="co13">
      <style:table-column-properties style:column-width="2.75cm" style:use-optimal-column-width="true"/>
    </style:style>
    <style:style style:family="table-column" style:name="co14">
      <style:table-column-properties style:column-width="6.262cm" style:use-optimal-column-width="true"/>
    </style:style>
    <style:style style:family="table-column" style:name="co15">
      <style:table-column-properties style:column-width="7.488cm" style:use-optimal-column-width="true"/>
    </style:style>
    <style:style style:family="table-row" style:name="ro18">
      <style:table-row-properties/>
    </style:style>
    <style:style style:family="table-cell" style:name="ce5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1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422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23">
      <style:text-properties fo:color="#000000"/>
    </style:style>
    <style:style style:family="table-cell" style:name="ce5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2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424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25">
      <style:text-properties fo:color="#000000"/>
    </style:style>
    <style:style style:family="table-cell" style:name="ce5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3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426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27">
      <style:text-properties fo:color="#000000"/>
    </style:style>
    <style:style style:family="table-row" style:name="ro19">
      <style:table-row-properties/>
    </style:style>
    <style:style style:family="table-cell" style:name="ce5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4">
      <style:paragraph-properties style:line-height-at-least="12pt" fo:margin-top="0pt" fo:margin-bottom="0pt" fo:background-color="#FFFFFF"/>
      <style:text-properties fo:color="#000000"/>
    </style:style>
    <style:style style:family="text" style:name="T1428">
      <style:text-properties fo:color="#000000" fo:font-family="Liberation Sans" style:font-family-asian="Liberation Sans" style:font-family-complex="Liberation Sans" fo:font-size="12pt"/>
    </style:style>
    <style:style style:family="text" style:name="T1429">
      <style:text-properties fo:color="#000000"/>
    </style:style>
    <style:style style:family="table-cell" style:name="ce5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5">
      <style:paragraph-properties style:line-height-at-least="12pt" fo:margin-top="0pt" fo:margin-bottom="0pt" fo:background-color="#FFFFFF"/>
      <style:text-properties fo:color="#000000"/>
    </style:style>
    <style:style style:family="text" style:name="T1430">
      <style:text-properties fo:color="#000000" fo:font-family="Liberation Sans" style:font-family-asian="Liberation Sans" style:font-family-complex="Liberation Sans" fo:font-size="12pt"/>
    </style:style>
    <style:style style:family="text" style:name="T1431">
      <style:text-properties fo:color="#000000"/>
    </style:style>
    <style:style style:family="table-cell" style:name="ce5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6">
      <style:paragraph-properties style:line-height-at-least="12pt" fo:margin-top="0pt" fo:margin-bottom="0pt" fo:background-color="#FFFFFF"/>
      <style:text-properties fo:color="#000000"/>
    </style:style>
    <style:style style:family="text" style:name="T1432">
      <style:text-properties fo:color="#000000" fo:font-family="Liberation Sans" style:font-family-asian="Liberation Sans" style:font-family-complex="Liberation Sans" fo:font-size="12pt"/>
    </style:style>
    <style:style style:family="text" style:name="T1433">
      <style:text-properties fo:color="#000000"/>
    </style:style>
    <style:style style:family="table-row" style:name="ro20">
      <style:table-row-properties/>
    </style:style>
    <style:style style:family="table-cell" style:name="ce5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7">
      <style:paragraph-properties style:line-height-at-least="12pt" fo:margin-top="0pt" fo:margin-bottom="0pt" fo:background-color="#FFFFFF"/>
      <style:text-properties fo:color="#000000"/>
    </style:style>
    <style:style style:family="text" style:name="T1434">
      <style:text-properties fo:color="#000000" fo:font-family="Liberation Sans" style:font-family-asian="Liberation Sans" style:font-family-complex="Liberation Sans" fo:font-size="12pt"/>
    </style:style>
    <style:style style:family="text" style:name="T1435">
      <style:text-properties fo:color="#000000"/>
    </style:style>
    <style:style style:family="table-cell" style:name="ce5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8">
      <style:paragraph-properties style:line-height-at-least="12pt" fo:margin-top="0pt" fo:margin-bottom="0pt" fo:background-color="#FFFFFF"/>
      <style:text-properties fo:color="#000000"/>
    </style:style>
    <style:style style:family="text" style:name="T1436">
      <style:text-properties fo:color="#000000" fo:font-family="Liberation Sans" style:font-family-asian="Liberation Sans" style:font-family-complex="Liberation Sans" fo:font-size="12pt"/>
    </style:style>
    <style:style style:family="text" style:name="T1437">
      <style:text-properties fo:color="#000000"/>
    </style:style>
    <style:style style:family="table-cell" style:name="ce5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19">
      <style:paragraph-properties style:line-height-at-least="12pt" fo:margin-top="0pt" fo:margin-bottom="0pt" fo:background-color="#FFFFFF"/>
      <style:text-properties fo:color="#000000"/>
    </style:style>
    <style:style style:family="text" style:name="T1438">
      <style:text-properties fo:color="#000000" fo:font-family="Liberation Sans" style:font-family-asian="Liberation Sans" style:font-family-complex="Liberation Sans" fo:font-size="12pt"/>
    </style:style>
    <style:style style:family="text" style:name="T1439">
      <style:text-properties fo:color="#000000"/>
    </style:style>
    <style:style style:family="table-row" style:name="ro21">
      <style:table-row-properties/>
    </style:style>
    <style:style style:family="table-cell" style:name="ce6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20">
      <style:paragraph-properties style:line-height-at-least="12pt" fo:margin-top="0pt" fo:margin-bottom="0pt" fo:background-color="#FFFFFF"/>
      <style:text-properties fo:color="#000000"/>
    </style:style>
    <style:style style:family="text" style:name="T1440">
      <style:text-properties fo:color="#000000" fo:font-family="Liberation Sans" style:font-family-asian="Liberation Sans" style:font-family-complex="Liberation Sans" fo:font-size="12pt"/>
    </style:style>
    <style:style style:family="text" style:name="T1441">
      <style:text-properties fo:color="#000000"/>
    </style:style>
    <style:style style:family="table-cell" style:name="ce6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21">
      <style:paragraph-properties style:line-height-at-least="12pt" fo:margin-top="0pt" fo:margin-bottom="0pt" fo:background-color="#FFFFFF"/>
      <style:text-properties fo:color="#000000"/>
    </style:style>
    <style:style style:family="text" style:name="T1442">
      <style:text-properties fo:color="#000000" fo:font-family="Liberation Sans" style:font-family-asian="Liberation Sans" style:font-family-complex="Liberation Sans" fo:font-size="12pt"/>
    </style:style>
    <style:style style:family="text" style:name="T1443">
      <style:text-properties fo:color="#000000"/>
    </style:style>
    <style:style style:family="table-cell" style:name="ce6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22">
      <style:paragraph-properties style:line-height-at-least="12pt" fo:margin-top="0pt" fo:margin-bottom="0pt" fo:background-color="#FFFFFF"/>
      <style:text-properties fo:color="#000000"/>
    </style:style>
    <style:style style:family="text" style:name="T1444">
      <style:text-properties fo:color="#000000" fo:font-family="Liberation Sans" style:font-family-asian="Liberation Sans" style:font-family-complex="Liberation Sans" fo:font-size="12pt"/>
    </style:style>
    <style:style style:family="text" style:name="T1445">
      <style:text-properties fo:color="#000000"/>
    </style:style>
    <style:style style:family="table-row" style:name="ro22">
      <style:table-row-properties/>
    </style:style>
    <style:style style:family="table-cell" style:name="ce6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23">
      <style:paragraph-properties style:line-height-at-least="12pt" fo:margin-top="0pt" fo:margin-bottom="0pt" fo:background-color="#FFFFFF"/>
      <style:text-properties fo:color="#000000"/>
    </style:style>
    <style:style style:family="text" style:name="T1446">
      <style:text-properties fo:color="#000000" fo:font-family="Liberation Sans" style:font-family-asian="Liberation Sans" style:font-family-complex="Liberation Sans" fo:font-size="12pt"/>
    </style:style>
    <style:style style:family="text" style:name="T1447">
      <style:text-properties fo:color="#000000"/>
    </style:style>
    <style:style style:family="table-cell" style:name="ce6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24">
      <style:paragraph-properties style:line-height-at-least="12pt" fo:margin-top="0pt" fo:margin-bottom="0pt" fo:background-color="#FFFFFF"/>
      <style:text-properties fo:color="#000000"/>
    </style:style>
    <style:style style:family="text" style:name="T1448">
      <style:text-properties fo:color="#000000" fo:font-family="Liberation Sans" style:font-family-asian="Liberation Sans" style:font-family-complex="Liberation Sans" fo:font-size="12pt"/>
    </style:style>
    <style:style style:family="text" style:name="T1449">
      <style:text-properties fo:color="#000000"/>
    </style:style>
    <style:style style:family="table-cell" style:name="ce6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  <style:paragraph-properties fo:line-height="100%" fo:margin-bottom="0pt"/>
      <style:text-properties/>
    </style:style>
    <style:style style:family="paragraph" style:name="P325">
      <style:paragraph-properties style:line-height-at-least="12pt" fo:margin-top="0pt" fo:margin-bottom="0pt" fo:background-color="#FFFFFF"/>
      <style:text-properties fo:color="#000000"/>
    </style:style>
    <style:style style:family="text" style:name="T1450">
      <style:text-properties fo:color="#000000" fo:font-family="Liberation Sans" style:font-family-asian="Liberation Sans" style:font-family-complex="Liberation Sans" fo:font-size="12pt"/>
    </style:style>
    <style:style style:family="text" style:name="T1451">
      <style:text-properties fo:color="#000000"/>
    </style:style>
    <style:style style:parent-style-name="872" style:family="paragraph" style:name="P326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452">
      <style:text-properties fo:color="#000000" fo:font-family="Liberation Sans" style:font-family-asian="Liberation Sans" style:font-family-complex="Liberation Sans" fo:font-size="21pt" fo:font-weight="bold"/>
    </style:style>
    <style:style style:family="text" style:name="T1453">
      <style:text-properties fo:color="#000000"/>
    </style:style>
    <style:style style:parent-style-name="873" style:family="paragraph" style:name="P32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454">
      <style:text-properties fo:color="#000000" fo:font-family="Liberation Sans" style:font-family-asian="Liberation Sans" style:font-family-complex="Liberation Sans" fo:font-size="18pt" fo:font-weight="bold"/>
    </style:style>
    <style:style style:family="text" style:name="T1455">
      <style:text-properties fo:color="#000000"/>
    </style:style>
    <style:style style:family="paragraph" style:name="P328">
      <style:paragraph-properties fo:margin-left="0cm" fo:margin-right="0cm" fo:text-indent="0cm" fo:margin-top="0pt" fo:margin-bottom="0pt" fo:background-color="#FFFFFF" fo:border="none"/>
      <style:text-properties fo:color="#000000"/>
    </style:style>
    <style:style style:family="text" style:name="T1456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57">
      <style:text-properties fo:color="#000000" fo:font-family="Liberation Sans" style:font-family-asian="Liberation Sans" style:font-family-complex="Liberation Sans" fo:font-size="12pt"/>
    </style:style>
    <style:style style:family="text" style:name="T1458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59">
      <style:text-properties fo:color="#000000" fo:font-family="Liberation Sans" style:font-family-asian="Liberation Sans" style:font-family-complex="Liberation Sans" fo:font-size="12pt"/>
    </style:style>
    <style:style style:family="text" style:name="T1460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61">
      <style:text-properties fo:color="#000000" fo:font-family="Liberation Sans" style:font-family-asian="Liberation Sans" style:font-family-complex="Liberation Sans" fo:font-size="12pt"/>
    </style:style>
    <style:style style:family="text" style:name="T1462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63">
      <style:text-properties fo:color="#000000" fo:font-family="Liberation Sans" style:font-family-asian="Liberation Sans" style:font-family-complex="Liberation Sans" fo:font-size="12pt"/>
    </style:style>
    <style:style style:family="text" style:name="T1464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65">
      <style:text-properties fo:color="#000000" fo:font-family="Liberation Sans" style:font-family-asian="Liberation Sans" style:font-family-complex="Liberation Sans" fo:font-size="12pt"/>
    </style:style>
    <style:style style:family="text" style:name="T1466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67">
      <style:text-properties fo:color="#000000" fo:font-family="Liberation Sans" style:font-family-asian="Liberation Sans" style:font-family-complex="Liberation Sans" fo:font-size="12pt"/>
    </style:style>
    <style:style style:family="text" style:name="T1468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69">
      <style:text-properties fo:color="#000000" fo:font-family="Liberation Sans" style:font-family-asian="Liberation Sans" style:font-family-complex="Liberation Sans" fo:font-size="12pt"/>
    </style:style>
    <style:style style:family="text" style:name="T1470">
      <style:text-properties fo:color="#000000"/>
    </style:style>
    <style:style style:parent-style-name="873" style:family="paragraph" style:name="P329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471">
      <style:text-properties fo:color="#000000" fo:font-family="Liberation Sans" style:font-family-asian="Liberation Sans" style:font-family-complex="Liberation Sans" fo:font-size="18pt" fo:font-weight="bold"/>
    </style:style>
    <style:style style:family="text" style:name="T1472">
      <style:text-properties fo:color="#000000"/>
    </style:style>
    <style:style style:family="paragraph" style:name="P330">
      <style:paragraph-properties fo:margin-left="0cm" fo:margin-right="0cm" fo:text-indent="0cm" fo:margin-top="0pt" fo:margin-bottom="12pt" fo:background-color="#FFFFFF" fo:border="none"/>
      <style:text-properties fo:color="#000000"/>
    </style:style>
    <style:style style:family="text" style:name="T1473">
      <style:text-properties fo:color="#000000" fo:font-family="Liberation Sans" style:font-family-asian="Liberation Sans" style:font-family-complex="Liberation Sans" fo:font-size="12pt"/>
    </style:style>
    <style:style style:family="text" style:name="T1474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75">
      <style:text-properties fo:color="#000000" fo:font-family="Liberation Sans" style:font-family-asian="Liberation Sans" style:font-family-complex="Liberation Sans" fo:font-size="12pt"/>
    </style:style>
    <style:style style:family="text" style:name="T1476">
      <style:text-properties fo:color="#000000"/>
    </style:style>
    <style:style style:family="paragraph" style:name="P331">
      <style:paragraph-properties fo:margin-left="1.251cm"/>
      <style:text-properties fo:color="#000000"/>
    </style:style>
    <style:style style:family="text" style:name="T1477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78">
      <style:text-properties fo:color="#000000" fo:font-family="Liberation Sans" style:font-family-asian="Liberation Sans" style:font-family-complex="Liberation Sans" fo:font-size="12pt"/>
    </style:style>
    <style:style style:family="text" style:name="T1479">
      <style:text-properties fo:color="#000000"/>
    </style:style>
    <style:style style:family="paragraph" style:name="P332">
      <style:paragraph-properties fo:margin-left="1.251cm"/>
      <style:text-properties fo:color="#000000"/>
    </style:style>
    <style:style style:family="text" style:name="T1480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81">
      <style:text-properties fo:color="#000000" fo:font-family="Liberation Sans" style:font-family-asian="Liberation Sans" style:font-family-complex="Liberation Sans" fo:font-size="12pt"/>
    </style:style>
    <style:style style:family="text" style:name="T1482">
      <style:text-properties fo:color="#000000"/>
    </style:style>
    <style:style style:family="paragraph" style:name="P333">
      <style:paragraph-properties fo:margin-left="1.251cm"/>
      <style:text-properties fo:color="#000000"/>
    </style:style>
    <style:style style:family="text" style:name="T1483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84">
      <style:text-properties fo:color="#000000" fo:font-family="Liberation Sans" style:font-family-asian="Liberation Sans" style:font-family-complex="Liberation Sans" fo:font-size="12pt"/>
    </style:style>
    <style:style style:family="text" style:name="T1485">
      <style:text-properties fo:color="#000000"/>
    </style:style>
    <style:style style:family="paragraph" style:name="P334">
      <style:paragraph-properties fo:margin-left="1.251cm"/>
      <style:text-properties fo:color="#000000"/>
    </style:style>
    <style:style style:family="text" style:name="T1486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87">
      <style:text-properties fo:color="#000000" fo:font-family="Liberation Sans" style:font-family-asian="Liberation Sans" style:font-family-complex="Liberation Sans" fo:font-size="12pt"/>
    </style:style>
    <style:style style:family="text" style:name="T1488">
      <style:text-properties fo:color="#000000"/>
    </style:style>
    <style:style style:family="paragraph" style:name="P335">
      <style:paragraph-properties fo:margin-left="2.5cm"/>
      <style:text-properties fo:color="#000000"/>
    </style:style>
    <style:style style:family="text" style:name="T1489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90">
      <style:text-properties fo:color="#000000" fo:font-family="Liberation Sans" style:font-family-asian="Liberation Sans" style:font-family-complex="Liberation Sans" fo:font-size="12pt"/>
    </style:style>
    <style:style style:family="text" style:name="T1491">
      <style:text-properties fo:color="#000000"/>
    </style:style>
    <style:style style:family="paragraph" style:name="P336">
      <style:paragraph-properties fo:margin-left="2.5cm"/>
      <style:text-properties fo:color="#000000"/>
    </style:style>
    <style:style style:family="text" style:name="T1492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93">
      <style:text-properties fo:color="#000000" fo:font-family="Liberation Sans" style:font-family-asian="Liberation Sans" style:font-family-complex="Liberation Sans" fo:font-size="12pt"/>
    </style:style>
    <style:style style:family="text" style:name="T1494">
      <style:text-properties fo:color="#000000"/>
    </style:style>
    <style:style style:family="paragraph" style:name="P337">
      <style:paragraph-properties fo:margin-left="2.5cm"/>
      <style:text-properties fo:color="#000000"/>
    </style:style>
    <style:style style:family="text" style:name="T1495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96">
      <style:text-properties fo:color="#000000" fo:font-family="Liberation Sans" style:font-family-asian="Liberation Sans" style:font-family-complex="Liberation Sans" fo:font-size="12pt"/>
    </style:style>
    <style:style style:family="text" style:name="T1497">
      <style:text-properties fo:color="#000000"/>
    </style:style>
    <style:style style:family="paragraph" style:name="P338">
      <style:paragraph-properties fo:margin-left="2.5cm"/>
      <style:text-properties fo:color="#000000"/>
    </style:style>
    <style:style style:family="text" style:name="T1498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499">
      <style:text-properties fo:color="#000000" fo:font-family="Liberation Sans" style:font-family-asian="Liberation Sans" style:font-family-complex="Liberation Sans" fo:font-size="12pt"/>
    </style:style>
    <style:style style:family="text" style:name="T1500">
      <style:text-properties fo:color="#000000"/>
    </style:style>
    <style:style style:family="paragraph" style:name="P339">
      <style:paragraph-properties fo:margin-left="2.5cm"/>
      <style:text-properties fo:color="#000000"/>
    </style:style>
    <style:style style:family="text" style:name="T1501">
      <style:text-properties fo:color="#000000" fo:font-family="Liberation Sans" style:font-family-asian="Liberation Sans" style:font-family-complex="Liberation Sans" fo:font-size="12pt" fo:font-weight="bold"/>
    </style:style>
    <style:style style:family="text" style:name="T1502">
      <style:text-properties fo:color="#000000" fo:font-family="Liberation Sans" style:font-family-asian="Liberation Sans" style:font-family-complex="Liberation Sans" fo:font-size="12pt"/>
    </style:style>
    <style:style style:family="text" style:name="T1503">
      <style:text-properties fo:color="#000000"/>
    </style:style>
    <style:style style:family="text" style:name="T150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0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06">
      <style:text-properties fo:color="#000000" fo:font-family="Liberation Sans" style:font-family-asian="Liberation Sans" style:font-family-complex="Liberation Sans" fo:font-size="12pt"/>
    </style:style>
    <style:style style:parent-style-name="863" style:family="paragraph" style:name="P34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1" style:family="paragraph" style:name="P34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1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1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1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2" style:family="paragraph" style:name="P342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1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1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1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1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63" style:family="paragraph" style:name="P34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34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9" style:master-page-name="MasterPage6" style:family="paragraph" style:name="P345">
      <style:paragraph-properties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523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524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525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1526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63" style:family="paragraph" style:name="P35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27">
      <style:text-properties fo:color="#2a6099" fo:font-family="FreeSerif" style:font-family-complex="FreeSerif" fo:font-size="10.5pt" style:font-size-complex="12pt" fo:language="en" style:language-complex="hi" fo:country="US" style:country-complex="IN" fo:font-weight="bold"/>
    </style:style>
    <style:style style:family="text" style:name="T1528">
      <style:text-properties fo:color="#2a6099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5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2" style:family="paragraph" style:name="P351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3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3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3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3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able" style:name="ta7">
      <style:table-properties style:width="17cm" fo:margin-left="0cm" table:align="left"/>
    </style:style>
    <style:style style:family="table-column" style:name="co16">
      <style:table-column-properties style:column-width="2.593cm"/>
    </style:style>
    <style:style style:family="table-column" style:name="co17">
      <style:table-column-properties style:column-width="14.41cm"/>
    </style:style>
    <style:style style:family="table-row" style:name="ro23">
      <style:table-row-properties/>
    </style:style>
    <style:style style:family="table-cell" style:name="ce67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5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3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3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3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68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5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3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3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3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24">
      <style:table-row-properties/>
    </style:style>
    <style:style style:family="table-cell" style:name="ce6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54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54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54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54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able-cell" style:name="ce7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55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4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4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4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25">
      <style:table-row-properties/>
    </style:style>
    <style:style style:family="table-cell" style:name="ce7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56">
      <style:paragraph-properties fo:text-align="left"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54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54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154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able-cell" style:name="ce7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57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4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26">
      <style:table-row-properties/>
    </style:style>
    <style:style style:family="table-cell" style:name="ce7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5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7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5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27">
      <style:table-row-properties/>
    </style:style>
    <style:style style:family="table-cell" style:name="ce7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6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5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7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6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28">
      <style:table-row-properties/>
    </style:style>
    <style:style style:family="table-cell" style:name="ce7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6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7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6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6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29">
      <style:table-row-properties/>
    </style:style>
    <style:style style:family="table-cell" style:name="ce7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6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8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6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0">
      <style:table-row-properties/>
    </style:style>
    <style:style style:family="table-cell" style:name="ce8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6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8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6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7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1">
      <style:table-row-properties/>
    </style:style>
    <style:style style:family="table-cell" style:name="ce8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6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8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6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2">
      <style:table-row-properties/>
    </style:style>
    <style:style style:family="table-cell" style:name="ce8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7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8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8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7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3">
      <style:table-row-properties/>
    </style:style>
    <style:style style:family="table-cell" style:name="ce8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7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8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7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59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4">
      <style:table-row-properties/>
    </style:style>
    <style:style style:family="table-cell" style:name="ce8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7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9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7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5">
      <style:table-row-properties/>
    </style:style>
    <style:style style:family="table-cell" style:name="ce9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7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9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7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0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6">
      <style:table-row-properties/>
    </style:style>
    <style:style style:family="table-cell" style:name="ce9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7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9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7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7">
      <style:table-row-properties/>
    </style:style>
    <style:style style:family="table-cell" style:name="ce9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8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1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9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8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8">
      <style:table-row-properties/>
    </style:style>
    <style:style style:family="table-cell" style:name="ce9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8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9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8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2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39">
      <style:table-row-properties/>
    </style:style>
    <style:style style:family="table-cell" style:name="ce9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8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10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8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40">
      <style:table-row-properties/>
    </style:style>
    <style:style style:family="table-cell" style:name="ce10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8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10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8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3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41">
      <style:table-row-properties/>
    </style:style>
    <style:style style:family="table-cell" style:name="ce10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8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10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8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42">
      <style:table-row-properties/>
    </style:style>
    <style:style style:family="table-cell" style:name="ce10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9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4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10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9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43">
      <style:table-row-properties/>
    </style:style>
    <style:style style:family="table-cell" style:name="ce10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9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10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9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5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44">
      <style:table-row-properties/>
    </style:style>
    <style:style style:family="table-cell" style:name="ce10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905" style:family="paragraph" style:name="P39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6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6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6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cell" style:name="ce11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905" style:family="paragraph" style:name="P39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6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6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6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able-row" style:name="ro45">
      <style:table-row-properties/>
    </style:style>
    <style:style style:family="table-cell" style:name="ce11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63" style:family="paragraph" style:name="P39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11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63" style:family="paragraph" style:name="P39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39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7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6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905" style:family="paragraph" style:name="P39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7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7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7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40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7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7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40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40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8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2" style:family="paragraph" style:name="P403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68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68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68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69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69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1" style:family="paragraph" style:name="P40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0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69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0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0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0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0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0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1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1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1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2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1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1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3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4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7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1" style:family="paragraph" style:name="P414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15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16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17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18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19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5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0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1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2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3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4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5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6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7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8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1" style:family="paragraph" style:name="P429">
      <style:paragraph-properties fo:margin-left="0cm" fo:margin-right="0cm" fo:text-indent="0cm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8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2" style:family="paragraph" style:name="P430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79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179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179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parent-style-name="872" style:family="paragraph" style:name="P431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79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79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79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43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79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79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79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79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05" style:family="paragraph" style:name="P43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0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0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4" style:family="paragraph" style:name="P43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0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0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0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0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1" style:family="paragraph" style:name="P435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0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0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0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4" style:family="paragraph" style:name="P436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1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1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1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1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05" style:family="paragraph" style:name="P43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1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1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1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3" style:family="paragraph" style:name="P43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43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2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2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2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2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87" style:list-style-name="WWNum28" style:family="paragraph" style:name="P44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7" style:list-style-name="WWNum28" style:family="paragraph" style:name="P44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7" style:list-style-name="WWNum28" style:family="paragraph" style:name="P44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7" style:list-style-name="WWNum28" style:family="paragraph" style:name="P44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7" style:list-style-name="WWNum28" style:family="paragraph" style:name="P44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7" style:list-style-name="WWNum28" style:family="paragraph" style:name="P44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3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4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87" style:family="paragraph" style:name="P44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4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4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4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874" style:family="paragraph" style:name="P447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84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4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4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4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4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5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2" style:family="paragraph" style:name="P448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930" style:family="text" style:name="T185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185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185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185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parent-style-name="874" style:family="paragraph" style:name="P44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85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5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5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5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50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5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6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86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5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45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45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6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7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7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3" style:list-style-name="WWNum29" style:family="paragraph" style:name="P45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29" style:family="paragraph" style:name="P45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29" style:family="paragraph" style:name="P45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29" style:family="paragraph" style:name="P45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29" style:family="paragraph" style:name="P45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29" style:family="paragraph" style:name="P45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8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460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2" style:family="paragraph" style:name="P461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89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89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89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46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89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0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46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0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0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0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6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90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0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0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0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6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90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0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1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0" style:family="paragraph" style:name="P46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6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6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6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7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7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7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0" style:family="paragraph" style:name="P47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47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3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3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3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3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3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47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4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4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4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4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476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4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4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4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77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94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4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4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5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78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95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5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5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1" style:family="paragraph" style:name="P47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1" style:family="paragraph" style:name="P48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5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5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1" style:family="paragraph" style:name="P48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1" style:family="paragraph" style:name="P48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1" style:family="paragraph" style:name="P48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1" style:family="paragraph" style:name="P48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48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7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7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7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7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05" style:family="paragraph" style:name="P48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7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7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7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2" style:family="paragraph" style:name="P487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97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98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98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488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8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8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8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8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48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98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8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8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90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98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9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9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9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49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199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9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199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2" style:family="paragraph" style:name="P49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9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2" style:family="paragraph" style:name="P49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2" style:family="paragraph" style:name="P500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02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02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022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parent-style-name="930" style:family="text" style:name="T202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02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02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50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02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027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02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02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parent-style-name="874" style:family="paragraph" style:name="P50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3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0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03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0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03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3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3" style:family="paragraph" style:name="P50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3" style:family="paragraph" style:name="P50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3" style:family="paragraph" style:name="P50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3" style:family="paragraph" style:name="P50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3" style:family="paragraph" style:name="P50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3" style:family="paragraph" style:name="P51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51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5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5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51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51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06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6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6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1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07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7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7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7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1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07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7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07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4" style:family="paragraph" style:name="P51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1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1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1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2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2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2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4" style:family="paragraph" style:name="P52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0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2" style:family="paragraph" style:name="P524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0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0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0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0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0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52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0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0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0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0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3" style:family="paragraph" style:name="P52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527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1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1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1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28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11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1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1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1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2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12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2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2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5" style:family="paragraph" style:name="P53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5" style:family="paragraph" style:name="P53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5" style:family="paragraph" style:name="P53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5" style:family="paragraph" style:name="P53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53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3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3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3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3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05" style:family="paragraph" style:name="P53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3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4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53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4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4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4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2" style:family="paragraph" style:name="P537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4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4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4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4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4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538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5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5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5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5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53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5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5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5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40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15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5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5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6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4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16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6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16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6" style:family="paragraph" style:name="P54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4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6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4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6" style:family="paragraph" style:name="P55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1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55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9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9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9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19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2" style:family="paragraph" style:name="P552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9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19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19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19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19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20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74" style:family="paragraph" style:name="P55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0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0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0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0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1" style:family="paragraph" style:name="P554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0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0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07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5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0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family="text" style:name="T220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family="text" style:name="T221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parent-style-name="861" style:family="paragraph" style:name="P556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1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12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13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57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1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1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1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1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1" style:family="paragraph" style:name="P558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1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1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20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5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2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2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2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7" style:family="paragraph" style:name="P560">
      <style:paragraph-properties/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24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25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26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27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parent-style-name="877" style:family="paragraph" style:name="P561">
      <style:paragraph-properties/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28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29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0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1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parent-style-name="877" style:family="paragraph" style:name="P562">
      <style:paragraph-properties/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2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3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4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5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parent-style-name="877" style:family="paragraph" style:name="P563">
      <style:paragraph-properties/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6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7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8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39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parent-style-name="877" style:family="paragraph" style:name="P564">
      <style:paragraph-properties/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0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1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2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3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parent-style-name="877" style:family="paragraph" style:name="P565">
      <style:paragraph-properties/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4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5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6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family="text" style:name="T2247">
      <style:text-properties fo:color="#000000" fo:font-family="FreeSerif" style:font-family-complex="FreeSerif" fo:font-size="12pt" style:font-size-complex="12pt" fo:language="en" style:language-complex="hi" fo:country="US" style:country-complex="IN"/>
    </style:style>
    <style:style style:parent-style-name="874" style:family="paragraph" style:name="P566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4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4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5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5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2" style:family="paragraph" style:name="P567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252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5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5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family="text" style:name="T225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family="text" style:name="T225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family="text" style:name="T2257">
      <style:text-properties fo:color="#000000" fo:font-family="华文黑体 - Kelvin" style:font-family-complex="华文黑体 - Kelvin" fo:font-size="12pt" style:font-size-complex="12pt" fo:language="en" style:language-complex="hi" fo:country="US" style:country-complex="IN" fo:font-style="normal" fo:font-weight="bold"/>
    </style:style>
    <style:style style:family="text" style:name="T225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5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parent-style-name="874" style:family="paragraph" style:name="P568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6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6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6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69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6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6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65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70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6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6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6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57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6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7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7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72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72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7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74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7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27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7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27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74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7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7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2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75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8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7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76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8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8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2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77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9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7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78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29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29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2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79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0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7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80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0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0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2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81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1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17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8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1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1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2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83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2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22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23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84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2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2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26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1" style:family="paragraph" style:name="P585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27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2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29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2" style:family="paragraph" style:name="P586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33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33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33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33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family="text" style:name="T2334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bold"/>
    </style:style>
    <style:style style:parent-style-name="874" style:family="paragraph" style:name="P587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3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3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3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88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3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3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40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89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4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4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4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90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4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4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46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91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4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4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4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1" style:family="paragraph" style:name="P592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5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5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52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4" style:family="paragraph" style:name="P59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5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5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5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5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5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21" style:family="paragraph" style:name="P59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5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5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21" style:family="paragraph" style:name="P59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6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21" style:family="paragraph" style:name="P59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6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6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21" style:family="paragraph" style:name="P59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7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21" style:family="paragraph" style:name="P59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7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21" style:family="paragraph" style:name="P59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7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7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8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8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74" style:family="paragraph" style:name="P600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8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8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38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8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1" style:family="paragraph" style:name="P601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38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87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bold"/>
    </style:style>
    <style:style style:family="text" style:name="T2388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89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90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72" style:family="paragraph" style:name="P602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930" style:family="text" style:name="T239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92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93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94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95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396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parent-style-name="874" style:family="paragraph" style:name="P603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9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9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39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40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74" style:family="paragraph" style:name="P604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40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02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0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605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40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0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0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0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74" style:family="paragraph" style:name="P606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930" style:family="text" style:name="T240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0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family="text" style:name="T241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bold"/>
    </style:style>
    <style:style style:parent-style-name="863" style:list-style-name="WWNum37" style:family="paragraph" style:name="P60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7" style:family="paragraph" style:name="P60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7" style:family="paragraph" style:name="P60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7" style:family="paragraph" style:name="P61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list-style-name="WWNum37" style:family="paragraph" style:name="P61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4" style:family="paragraph" style:name="P612">
      <style:paragraph-properties/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42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427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428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242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61" style:family="paragraph" style:name="P613">
      <style:paragraph-properties fo:line-height="150%"/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family="text" style:name="T2430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431">
      <style:text-properties fo:color="#000000" fo:font-family="华文黑体 - Kelvin" style:font-family-complex="华文黑体 - Kelvin" fo:font-size="10.5pt" style:font-size-complex="10.5pt" fo:language="en" style:language-complex="hi" fo:country="US" style:country-complex="IN" fo:font-style="normal" fo:font-weight="normal"/>
    </style:style>
    <style:style style:family="text" style:name="T2432">
      <style:text-properties fo:color="#000000" fo:font-family="Liberation Serif" style:font-family-complex="Liberation Serif" fo:font-size="12pt" style:font-size-complex="12pt" fo:language="en" style:language-complex="hi" fo:country="US" style:country-complex="IN" fo:font-style="normal" fo:font-weight="normal"/>
    </style:style>
    <style:style style:parent-style-name="869" style:master-page-name="MasterPage7" style:family="paragraph" style:name="P614">
      <style:paragraph-properties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33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34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35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36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72" style:family="paragraph" style:name="P620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3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3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3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4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905" style:family="paragraph" style:name="P62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62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62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4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905" style:family="paragraph" style:name="P62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5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5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45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3" style:family="paragraph" style:name="P625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72" style:family="paragraph" style:name="P626">
      <style:paragraph-properties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5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5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5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5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63" style:family="paragraph" style:name="P627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6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6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9" style:master-page-name="MasterPage8" style:family="paragraph" style:name="P628">
      <style:paragraph-properties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63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64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65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66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72" style:family="paragraph" style:name="P635">
      <style:paragraph-properties fo:line-height="120%" fo:text-align="left"/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6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6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246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69" style:family="paragraph" style:name="P636">
      <style:paragraph-properties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70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71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72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73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93" style:list-style-name="WWNum38" style:family="paragraph" style:name="P637">
      <style:paragraph-properties fo:break-before="page"/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2474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2475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2476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family="text" style:name="T2477">
      <style:text-properties fo:color="#000000" fo:font-family="FreeSans" style:font-family-complex="FreeSans" fo:font-size="16pt" style:font-size-complex="14pt" fo:language="en" style:language-complex="hi" fo:country="US" style:country-complex="IN"/>
    </style:style>
    <style:style style:parent-style-name="863" style:family="paragraph" style:name="P638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639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640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641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642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3" style:family="paragraph" style:name="P643">
      <style:paragraph-properties/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24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69" style:list-style-name="WWNum38" style:master-page-name="MasterPage9" style:family="paragraph" style:name="P644">
      <style:paragraph-properties fo:text-align="left" fo:margin-left="0cm" fo:margin-right="0cm" fo:text-indent="0cm" fo:break-before="page"/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96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97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98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family="text" style:name="T2499">
      <style:text-properties fo:color="#000000" fo:font-family="FreeSans" style:font-family-complex="FreeSans" fo:font-size="16pt" style:font-size-complex="12pt" fo:language="en" style:language-complex="hi" fo:country="US" style:country-complex="IN" fo:font-weight="normal"/>
    </style:style>
    <style:style style:parent-style-name="895" style:family="paragraph" style:name="P65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5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50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50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</office:automatic-styles>
  <office:body>
    <office:text text:use-soft-page-breaks="true">
      <text:p text:style-name="P87"><text:span text:style-name="T763">ShirohaChat</text:span><text:span text:style-name="T764">项目文档</text:span><text:span text:style-name="T765"/><text:span text:style-name="T766"/></text:p>
      <text:p text:style-name="P89"><text:span text:style-name="T767"/><text:span text:style-name="T768"/><text:span text:style-name="T769"/></text:p>
      <text:p text:style-name="P90"><text:span text:style-name="T770"/><text:span text:style-name="T771"/><text:span text:style-name="T772"/></text:p>
      <text:p text:style-name="P91"><text:span text:style-name="T773"/><text:span text:style-name="T774"/><text:span text:style-name="T775"/></text:p>
      <text:p text:style-name="P92"><text:span text:style-name="T776"/><text:span text:style-name="T777"/><text:span text:style-name="T778"/></text:p>
      <text:p text:style-name="P93"><text:span text:style-name="T779"/><text:span text:style-name="T780"/><text:span text:style-name="T781"/></text:p>
      <text:p text:style-name="P94"><text:span text:style-name="T782"/><text:span text:style-name="T783"/><text:span text:style-name="T784"/></text:p>
      <text:p text:style-name="P95"><text:span text:style-name="T785"/><text:span text:style-name="T786"/><text:span text:style-name="T787"/></text:p>
      <text:p text:style-name="P96"><text:span text:style-name="T788"/><text:span text:style-name="T789"/><text:span text:style-name="T790"/></text:p>
      <text:p text:style-name="P97"><text:span text:style-name="T791"/><text:span text:style-name="T792"/><text:span text:style-name="T793"/></text:p>
      <text:p text:style-name="P98"><text:span text:style-name="T794"/><text:span text:style-name="T795"/><text:span text:style-name="T796"/></text:p>
      <text:p text:style-name="P99"><text:span text:style-name="T797"/><text:span text:style-name="T798"/><text:span text:style-name="T799"/></text:p>
      <text:p text:style-name="P100"><text:span text:style-name="T800"/><text:span text:style-name="T801"/><text:span text:style-name="T802"/></text:p>
      <text:p text:style-name="P101"><text:span text:style-name="T803"/><text:span text:style-name="T804"/><text:span text:style-name="T805"/></text:p>
      <text:p text:style-name="P102"><text:span text:style-name="T806"/><text:span text:style-name="T807"/><text:span text:style-name="T808"/></text:p>
      <text:p text:style-name="P103"><text:span text:style-name="T809"/><text:span text:style-name="T810"/><text:span text:style-name="T811"/></text:p>
      <text:p text:style-name="P104"><text:span text:style-name="T812"/><text:span text:style-name="T813"/><text:span text:style-name="T814"/></text:p>
      <text:p text:style-name="P105"><text:span text:style-name="T815"/><text:span text:style-name="T816"/><text:span text:style-name="T817"/></text:p>
      <text:p text:style-name="P106"><text:span text:style-name="T818"/><text:span text:style-name="T819"/><text:span text:style-name="T820"/></text:p>
      <text:p text:style-name="P107"><text:span text:style-name="T821"/><text:span text:style-name="T822"/><text:span text:style-name="T823"/></text:p>
      <text:p text:style-name="P108"><text:span text:style-name="T824"/><text:span text:style-name="T825"/><text:span text:style-name="T826"/></text:p>
      <text:p text:style-name="P109"><text:span text:style-name="T827"/><text:span text:style-name="T828"/><text:span text:style-name="T829"/></text:p>
      <text:p text:style-name="P110"><text:span text:style-name="T830"/><text:span text:style-name="T831"/><text:span text:style-name="T832"/></text:p>
      <text:p text:style-name="P111"><text:span text:style-name="T833"> 项目小组 </text:span><text:span text:style-name="T834"><text:s text:c="17"/></text:span><text:span text:style-name="T835">10</text:span><text:span text:style-name="T836">小组<text:s text:c="17"/></text:span><text:span text:style-name="T837"/><text:span text:style-name="T838"/></text:p>
      <text:p text:style-name="P112"><text:span text:style-name="T839"> 小组成员 </text:span><text:span text:style-name="T840"><text:s text:c="3"/></text:span><text:span text:style-name="T841">王俊民、张哲凯，任纹萱，陈瀚钦、封柏霖、熊俊啟<text:s text:c="5"/></text:span><text:span text:style-name="T842"><text:s text:c="31"/></text:span><text:span text:style-name="T843"/><text:span text:style-name="T844"/></text:p>
      <text:p text:style-name="P113"><text:span text:style-name="T845"> 联系方式 </text:span><text:span text:style-name="T846"><text:s text:c="8"/>15082342044<text:s text:c="26"/></text:span><text:span text:style-name="T847"/><text:span text:style-name="T848"/></text:p>
      <text:p text:style-name="P114"><text:span text:style-name="T849"/><text:span text:style-name="T850"/><text:span text:style-name="T851"/></text:p>
      <text:p text:style-name="P115"><text:span text:style-name="T852"/><text:span text:style-name="T853"/><text:span text:style-name="T854"/></text:p>
      <text:p text:style-name="P116"><text:span text:style-name="T855">重庆师范大学软件工程系</text:span><text:span text:style-name="T856"/><text:span text:style-name="T857"/></text:p>
      <text:list>
        <text:list-item>
          <text:p text:style-name="P117"><text:span text:style-name="T858"/><text:bookmark-start text:name="__RefHeading__3253_1376500826"/><text:span text:style-name="T859">摘要</text:span><text:bookmark-end text:name="__RefHeading__3253_1376500826"/><text:span text:style-name="T860"/><text:span text:style-name="T861"/></text:p>
        </text:list-item>
      </text:list>
      <text:p text:style-name="P120"><text:span text:style-name="T862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span><text:span text:style-name="T863"/><text:span text:style-name="T864"/></text:p>
      <text:p text:style-name="P121"><text:span text:style-name="T865"/><text:span text:style-name="T866"/><text:span text:style-name="T867"/></text:p>
      <text:p text:style-name="P122"><text:span text:style-name="T868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span><text:span text:style-name="T869"/><text:span text:style-name="T870"/></text:p>
      <text:p text:style-name="P123"><text:span text:style-name="T871"/><text:span text:style-name="T872"/><text:span text:style-name="T873"/></text:p>
      <text:p text:style-name="P124"><text:span text:style-name="T874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span><text:span text:style-name="T875"/><text:span text:style-name="T876"/></text:p>
      <text:p text:style-name="P125"><text:span text:style-name="T877"/><text:span text:style-name="T878"/><text:span text:style-name="T879"/></text:p>
      <text:p text:style-name="P126"><text:span text:style-name="T880">关键词:大众即时通讯,社交沟通,私聊,群聊,离线消息,消息可靠性,低延迟,NFR</text:span><text:span text:style-name="T881"/><text:span text:style-name="T882"/></text:p>
      <text:p text:style-name="P127"><text:span text:style-name="T883"/><text:span text:style-name="T884"/><text:span text:style-name="T885"/></text:p>
      <text:list>
        <text:list-item>
          <text:p text:style-name="P128"><text:span text:style-name="T886">目录</text:span><text:span text:style-name="T887"/><text:span text:style-name="T888"/></text:p>
        </text:list-item>
      </text:list>
      <text:p text:style-name="P132"><text:span/><text:span/></text:p>
      <text:p text:style-name="P133"><text:span/><text:span/><text:span/><text:span/></text:p>
      <text:table-of-content text:name="">
        <text:table-of-content-source/>
        <text:index-body>
          <text:p text:style-name="P134"><text:span text:style-name="T889"/><text:a xlink:href="#__RefHeading__3253_1376500826" xlink:type="simple"><text:span text:style-name="T890"/><text:span text:style-name="T891">摘要<text:tab/>2</text:span></text:a><text:span text:style-name="T892"/><text:span text:style-name="T893"/></text:p>
          <text:p text:style-name="P135"><text:span text:style-name="T894"/><text:a xlink:href="#__RefHeading__3584_145136877" xlink:type="simple"><text:span text:style-name="T895"/><text:span text:style-name="T896">第1章<text:s text:c="2"/>立项<text:tab/>4</text:span></text:a><text:span text:style-name="T897"/><text:span text:style-name="T898"/></text:p>
          <text:p text:style-name="P136"><text:span text:style-name="T899"/><text:a xlink:href="#__RefHeading___Toc4585_481696549" xlink:type="simple"><text:span text:style-name="T900"/><text:span text:style-name="T901">1.1. 项目起源与提案<text:tab/>4</text:span></text:a><text:span text:style-name="T902"/><text:span text:style-name="T903"/></text:p>
          <text:p text:style-name="P137"><text:span text:style-name="T904"/><text:a xlink:href="#__RefHeading___Toc4587_481696549" xlink:type="simple"><text:span text:style-name="T905"/><text:span text:style-name="T906">1.2. Business Case<text:tab/>4</text:span></text:a><text:span text:style-name="T907"/><text:span text:style-name="T908"/></text:p>
          <text:p text:style-name="P138"><text:span text:style-name="T909"/><text:a xlink:href="#__RefHeading___Toc4589_481696549" xlink:type="simple"><text:span text:style-name="T910"/><text:span text:style-name="T911">第2章 愿景<text:tab/>5</text:span></text:a><text:span text:style-name="T912"/><text:span text:style-name="T913"/></text:p>
          <text:p text:style-name="P139"><text:span text:style-name="T914"/><text:a xlink:href="#__RefHeading___Toc14369_1003501382" xlink:type="simple"><text:span text:style-name="T915"/><text:span text:style-name="T916">2.1. 问题陈述<text:tab/>5</text:span></text:a><text:span text:style-name="T917"/><text:span text:style-name="T918"/></text:p>
          <text:p text:style-name="P140"><text:span text:style-name="T919"/><text:a xlink:href="#__RefHeading___Toc13222_1649206321" xlink:type="simple"><text:span text:style-name="T920"/><text:span text:style-name="T921">1. 问题一<text:tab/>5</text:span></text:a><text:span text:style-name="T922"/><text:span text:style-name="T923"/></text:p>
          <text:p text:style-name="P141"><text:span text:style-name="T924"/><text:a xlink:href="#__RefHeading___Toc13228_1649206321" xlink:type="simple"><text:span text:style-name="T925"/><text:span text:style-name="T926">2.2. 涉众与用户<text:tab/>5</text:span></text:a><text:span text:style-name="T927"/><text:span text:style-name="T928"/></text:p>
          <text:p text:style-name="P142"><text:span text:style-name="T929"/><text:a xlink:href="#__RefHeading___Toc13230_1649206321" xlink:type="simple"><text:span text:style-name="T930"/><text:span text:style-name="T931">1. 涉众<text:tab/>5</text:span></text:a><text:span text:style-name="T932"/><text:span text:style-name="T933"/></text:p>
          <text:p text:style-name="P143"><text:span text:style-name="T934"/><text:a xlink:href="#__RefHeading___Toc13232_1649206321" xlink:type="simple"><text:span text:style-name="T935"/><text:span text:style-name="T936">2. 用户<text:tab/>5</text:span></text:a><text:span text:style-name="T937"/><text:span text:style-name="T938"/></text:p>
          <text:p text:style-name="P144"><text:span text:style-name="T939"/><text:a xlink:href="#__RefHeading___Toc13234_1649206321" xlink:type="simple"><text:span text:style-name="T940"/><text:span text:style-name="T941">2.3. 关键涉众和用户的需要<text:tab/>5</text:span></text:a><text:span text:style-name="T942"/><text:span text:style-name="T943"/></text:p>
          <text:p text:style-name="P145"><text:span text:style-name="T944"/><text:a xlink:href="#__RefHeading___Toc13236_1649206321" xlink:type="simple"><text:span text:style-name="T945"/><text:span text:style-name="T946">2.4. 产品概述<text:tab/>5</text:span></text:a><text:span text:style-name="T947"/><text:span text:style-name="T948"/></text:p>
          <text:p text:style-name="P146"><text:span text:style-name="T949"/><text:a xlink:href="#__RefHeading___Toc3259_1373992084" xlink:type="simple"><text:span text:style-name="T950"/><text:span text:style-name="T951">1. 产品定位陈述<text:tab/>5</text:span></text:a><text:span text:style-name="T952"/><text:span text:style-name="T953"/></text:p>
          <text:p text:style-name="P147"><text:span text:style-name="T954"/><text:a xlink:href="#__RefHeading___Toc3261_1373992084" xlink:type="simple"><text:span text:style-name="T955"/><text:span text:style-name="T956">2.<text:s text:c="2"/>完整的产品概述<text:tab/>6</text:span></text:a><text:span text:style-name="T957"/><text:span text:style-name="T958"/></text:p>
          <text:p text:style-name="P148"><text:span text:style-name="T959"/><text:a xlink:href="#__RefHeading___Toc3263_1373992084" xlink:type="simple"><text:span text:style-name="T960"/><text:span text:style-name="T961">2.5. 产品特性<text:tab/>6</text:span></text:a><text:span text:style-name="T962"/><text:span text:style-name="T963"/></text:p>
          <text:p text:style-name="P149"><text:span text:style-name="T964"/><text:a xlink:href="#__RefHeading___Toc13244_1649206321" xlink:type="simple"><text:span text:style-name="T965"/><text:span text:style-name="T966">2.6. 其他产品需求<text:tab/>6</text:span></text:a><text:span text:style-name="T967"/><text:span text:style-name="T968"/></text:p>
          <text:p text:style-name="P150"><text:span text:style-name="T969"/><text:a xlink:href="#__RefHeading___Toc14371_1003501382" xlink:type="simple"><text:span text:style-name="T970"/><text:span text:style-name="T971">第3章<text:s text:c="2"/>用况建模<text:tab/>7</text:span></text:a><text:span text:style-name="T972"/><text:span text:style-name="T973"/></text:p>
          <text:p text:style-name="P151"><text:span text:style-name="T974"/><text:a xlink:href="#__RefHeading___Toc14373_1003501382" xlink:type="simple"><text:span text:style-name="T975"/><text:span text:style-name="T976">3.1. 术语表<text:tab/>7</text:span></text:a><text:span text:style-name="T977"/><text:span text:style-name="T978"/></text:p>
          <text:p text:style-name="P152"><text:span text:style-name="T979"/><text:a xlink:href="#__RefHeading___Toc2108_1036705661" xlink:type="simple"><text:span text:style-name="T980"/><text:span text:style-name="T981">3.2. 想书的主要用况<text:tab/>8</text:span></text:a><text:span text:style-name="T982"/><text:span text:style-name="T983"/></text:p>
          <text:p text:style-name="P153"><text:span text:style-name="T984"/><text:a xlink:href="#__RefHeading___Toc2110_1036705661" xlink:type="simple"><text:span text:style-name="T985"/><text:span text:style-name="T986">3.3. 用况的描述<text:tab/>8</text:span></text:a><text:span text:style-name="T987"/><text:span text:style-name="T988"/></text:p>
          <text:p text:style-name="P154"><text:span text:style-name="T989"/><text:a xlink:href="#__RefHeading___Toc2112_1036705661" xlink:type="simple"><text:span text:style-name="T990"/><text:span text:style-name="T991">1. 简要描述<text:tab/>8</text:span></text:a><text:span text:style-name="T992"/><text:span text:style-name="T993"/></text:p>
          <text:p text:style-name="P155"><text:span text:style-name="T994"/><text:a xlink:href="#__RefHeading___Toc3265_1373992084" xlink:type="simple"><text:span text:style-name="T995"/><text:span text:style-name="T996">2. 用况图<text:tab/>8</text:span></text:a><text:span text:style-name="T997"/><text:span text:style-name="T998"/></text:p>
          <text:p text:style-name="P156"><text:span text:style-name="T999"/><text:a xlink:href="#__RefHeading___Toc2118_1036705661" xlink:type="simple"><text:span text:style-name="T1000"/><text:span text:style-name="T1001">3. 前置条件：<text:tab/>8</text:span></text:a><text:span text:style-name="T1002"/><text:span text:style-name="T1003"/></text:p>
          <text:p text:style-name="P157"><text:span text:style-name="T1004"/><text:a xlink:href="#__RefHeading___Toc2120_1036705661" xlink:type="simple"><text:span text:style-name="T1005"/><text:span text:style-name="T1006">4. 基本流：<text:tab/>8</text:span></text:a><text:span text:style-name="T1007"/><text:span text:style-name="T1008"/></text:p>
          <text:p text:style-name="P158"><text:span text:style-name="T1009"/><text:a xlink:href="#__RefHeading___Toc3429_1513600048" xlink:type="simple"><text:span text:style-name="T1010"/><text:span text:style-name="T1011">5. 子流<text:tab/>11</text:span></text:a><text:span text:style-name="T1012"/><text:span text:style-name="T1013"/></text:p>
          <text:p text:style-name="P159"><text:span text:style-name="T1014"/><text:a xlink:href="#__RefHeading___Toc3267_1373992084" xlink:type="simple"><text:span text:style-name="T1015"/><text:span text:style-name="T1016"> 5.1. 登录<text:tab/>11</text:span></text:a><text:span text:style-name="T1017"/><text:span text:style-name="T1018"/></text:p>
          <text:p text:style-name="P160"><text:span text:style-name="T1019"/><text:a xlink:href="#__RefHeading___Toc2122_1036705661" xlink:type="simple"><text:span text:style-name="T1020"/><text:span text:style-name="T1021">6. 备选流<text:tab/>11</text:span></text:a><text:span text:style-name="T1022"/><text:span text:style-name="T1023"/></text:p>
          <text:p text:style-name="P161"><text:span text:style-name="T1024"/><text:a xlink:href="#__RefHeading___Toc8567_481696549" xlink:type="simple"><text:span text:style-name="T1025"/><text:span text:style-name="T1026">第4章 需求分析<text:tab/>12</text:span></text:a><text:span text:style-name="T1027"/><text:span text:style-name="T1028"/></text:p>
          <text:p text:style-name="P162"><text:span text:style-name="T1029"/><text:a xlink:href="#__RefHeading___Toc8569_481696549" xlink:type="simple"><text:span text:style-name="T1030"/><text:span text:style-name="T1031">4.1. 健壮性分析<text:tab/>12</text:span></text:a><text:span text:style-name="T1032"/><text:span text:style-name="T1033"/></text:p>
          <text:p text:style-name="P163"><text:span text:style-name="T1034"/><text:a xlink:href="#__RefHeading___Toc8571_481696549" xlink:type="simple"><text:span text:style-name="T1035"/><text:span text:style-name="T1036">4.2. 交互建模<text:tab/>12</text:span></text:a><text:span text:style-name="T1037"/><text:span text:style-name="T1038"/></text:p>
          <text:p text:style-name="P164"><text:span text:style-name="T1039"/><text:a xlink:href="#__RefHeading___Toc8573_481696549" xlink:type="simple"><text:span text:style-name="T1040"/><text:span text:style-name="T1041">第5章 架构设计<text:tab/>13</text:span></text:a><text:span text:style-name="T1042"/><text:span text:style-name="T1043"/></text:p>
          <text:p text:style-name="P165"><text:span text:style-name="T1044"/><text:a xlink:href="#__RefHeading___Toc8575_481696549" xlink:type="simple"><text:span text:style-name="T1045"/><text:span text:style-name="T1046">第6章 详细设计<text:tab/>14</text:span></text:a><text:span text:style-name="T1047"/><text:span text:style-name="T1048"/></text:p>
          <text:p text:style-name="P166"><text:span text:style-name="T1049"/><text:a xlink:href="#__RefHeading__2857_375319270" xlink:type="simple"><text:span text:style-name="T1050"/><text:span text:style-name="T1051">后记<text:tab/>15</text:span></text:a><text:span text:style-name="T1052"/><text:span text:style-name="T1053"/></text:p>
          <text:p text:style-name="P167"><text:span text:style-name="T1054"/><text:a xlink:href="#__RefHeading__3696_145136877" xlink:type="simple"><text:span text:style-name="T1055"/><text:span text:style-name="T1056">参考文献<text:tab/>1</text:span></text:a><text:span text:style-name="T1057">U+0036</text:span><text:span text:style-name="T1058"/><text:span text:style-name="T1059"/></text:p>
          <text:p text:style-name="P168"><text:span/><text:span/></text:p>
          <text:p text:style-name="P169"><text:span/><text:span/></text:p>
        </text:index-body>
      </text:table-of-content>
      <text:list>
        <text:list-item>
          <text:p text:style-name="P170"><text:span text:style-name="T1060"/><text:bookmark-start text:name="__RefHeading__3584_145136877"/><text:span text:style-name="T1061"> 1. 立项</text:span><text:bookmark-end text:name="__RefHeading__3584_145136877"/><text:span text:style-name="T1062"/><text:span text:style-name="T1063"/></text:p>
        </text:list-item>
        <text:list-item>
          <text:list>
            <text:list-item>
              <text:p text:style-name="P171"><text:span text:style-name="T1064"/><text:bookmark-start text:name="__RefHeading___Toc4585_481696549"/><text:span text:style-name="T1065">1.1 项目起源与提案</text:span><text:bookmark-end text:name="__RefHeading___Toc4585_481696549"/><text:span text:style-name="T1066"/><text:span text:style-name="T1067"/></text:p>
            </text:list-item>
            <text:list-item>
              <text:list>
                <text:list-item>
                  <text:p text:style-name="P172"><text:span text:style-name="T1068">项目背景</text:span><text:span text:style-name="T1069"/><text:span text:style-name="T1070"/></text:p>
                </text:list-item>
              </text:list>
            </text:list-item>
          </text:list>
        </text:list-item>
      </text:list>
      <text:p text:style-name="P173"><text:span text:style-name="T1071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span><text:span text:style-name="T1072"/><text:span text:style-name="T1073"/></text:p>
      <text:p text:style-name="P174"><text:span text:style-name="T1074"/><text:span text:style-name="T1075"/><text:span text:style-name="T1076"/></text:p>
      <text:p text:style-name="P175"><text:span text:style-name="T1077">在大众沟通场景中,用户对即时通讯的核心期待并不复杂,但要求极高:要快、要稳、要省心、要可信。若基础体验存在短板,会直接放大沟通成本与情绪摩擦,主要体现在三类问题:</text:span><text:span text:style-name="T1078"/><text:span text:style-name="T1079"/></text:p>
      <text:p text:style-name="P176"><text:span text:style-name="T1080"/><text:span text:style-name="T1081"/><text:span text:style-name="T108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7"><text:span text:style-name="T1083">1. 聊天入口多，重要信息难定位</text:span><text:span text:style-name="T1084"/><text:span text:style-name="T1085"/></text:p>
                    </text:list-item>
                  </text:list>
                </text:list-item>
              </text:list>
            </text:list-item>
          </text:list>
        </text:list-item>
      </text:list>
      <text:p text:style-name="P178"><text:span text:style-name="T1086">私聊与群聊同时进行,对话入口繁杂</text:span><text:span text:style-name="T1087"/><text:span text:style-name="T1088"/></text:p>
      <text:p text:style-name="P179"><text:span text:style-name="T1089">约定时间、地址、转账说明等关键信息容易被刷屏淹没</text:span><text:span text:style-name="T1090"/><text:span text:style-name="T1091"/></text:p>
      <text:p text:style-name="P180"><text:span text:style-name="T1092">回看成本高,错过信息后需要二次确认</text:span><text:span text:style-name="T1093"/><text:span text:style-name="T1094"/></text:p>
      <text:p text:style-name="P181"><text:span text:style-name="T1095"/><text:span text:style-name="T1096"/><text:span text:style-name="T1097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82"><text:span text:style-name="T1098">2. 表达与互动能力需要完整覆盖</text:span><text:span text:style-name="T1099"/><text:span text:style-name="T1100"/></text:p>
                    </text:list-item>
                  </text:list>
                </text:list-item>
              </text:list>
            </text:list-item>
          </text:list>
        </text:list-item>
      </text:list>
      <text:p text:style-name="P183"><text:span text:style-name="T1101">大众沟通不仅是“发文字”,还包括语音、图片、表情与文件等多模态表达,并需要引用、转发、撤回等高频互动能力,以降低误解与重复沟通。</text:span><text:span text:style-name="T1102"/><text:span text:style-name="T1103"/></text:p>
      <text:p text:style-name="P184"><text:span text:style-name="T1104"/><text:span text:style-name="T1105"/><text:span text:style-name="T1106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85"><text:span text:style-name="T1107">3. 弱网与离线场景下的可靠性与隐私诉求突出</text:span><text:span text:style-name="T1108"/><text:span text:style-name="T1109"/></text:p>
                    </text:list-item>
                  </text:list>
                </text:list-item>
              </text:list>
            </text:list-item>
          </text:list>
        </text:list-item>
      </text:list>
      <text:p text:style-name="P186"><text:span text:style-name="T1110">在网络波动、断线重连、设备切换等场景下,用户更关注“消息是否到达、是否重复、是否丢失”;同时,对隐私设置、黑名单与骚扰拦截也有明确预期。</text:span><text:span text:style-name="T1111"/><text:span text:style-name="T1112"/></text:p>
      <text:p text:style-name="P187"><text:span text:style-name="T1113"/><text:span text:style-name="T1114"/><text:span text:style-name="T1115"/></text:p>
      <text:list>
        <text:list-item>
          <text:list>
            <text:list-item>
              <text:list>
                <text:list-item>
                  <text:p text:style-name="P188"><text:span text:style-name="T1116">项目定位</text:span><text:span text:style-name="T1117"/><text:span text:style-name="T1118"/></text:p>
                </text:list-item>
              </text:list>
            </text:list-item>
          </text:list>
        </text:list-item>
      </text:list>
      <text:p text:style-name="P189"><text:span text:style-name="T1119">"一款面向大众的普适桌面端即时通讯工具,聚焦朋友与家人等日常社交关系维护,以低延迟、高可靠与隐私可控为基础,提供私聊/群聊与多媒体表达能力,满足随时联系、即时回应的沟通刚需。"</text:span><text:span text:style-name="T1120"/><text:span text:style-name="T1121"/></text:p>
      <text:p text:style-name="P190"><text:span text:style-name="T1122"/><text:span text:style-name="T1123"/><text:span text:style-name="T1124"/></text:p>
      <text:list>
        <text:list-item>
          <text:list>
            <text:list-item>
              <text:list>
                <text:list-item>
                  <text:p text:style-name="P191"><text:span text:style-name="T1125">核心价值主张</text:span><text:span text:style-name="T1126"/><text:span text:style-name="T1127"/></text:p>
                </text:list-item>
              </text:list>
            </text:list-item>
          </text:list>
        </text:list-item>
      </text:list>
      <text:p text:style-name="P192"><text:span text:style-name="T1128">更及时:降低“联系到对方”的等待成本,让沟通回到即时与自然的节奏</text:span><text:span text:style-name="T1129"/><text:span text:style-name="T1130"/></text:p>
      <text:p text:style-name="P193"><text:span text:style-name="T1131">更亲密:以语音、图片、表情等表达方式承载情绪与关系温度</text:span><text:span text:style-name="T1132"/><text:span text:style-name="T1133"/></text:p>
      <text:p text:style-name="P194"><text:span text:style-name="T1134">更低成本:让跨地域沟通与群体沟通不再受制于时间与费用</text:span><text:span text:style-name="T1135"/><text:span text:style-name="T1136"/></text:p>
      <text:p text:style-name="P195"><text:span text:style-name="T1137">更可靠:在弱网与断线情况下保持一致体验,尽量减少丢失与重复</text:span><text:span text:style-name="T1138"/><text:span text:style-name="T1139"/></text:p>
      <text:p text:style-name="P196"><text:span text:style-name="T1140"/><text:span text:style-name="T1141"/><text:span text:style-name="T1142"/></text:p>
      <text:list>
        <text:list-item>
          <text:list>
            <text:list-item>
              <text:p text:style-name="P197"><text:span text:style-name="T1143">1.2 </text:span><text:bookmark-start text:name="__RefHeading___Toc4587_481696549"/><text:span text:style-name="T1144">Business Case</text:span><text:bookmark-end text:name="__RefHeading___Toc4587_481696549"/><text:span text:style-name="T1145"/><text:span text:style-name="T1146"/></text:p>
            </text:list-item>
            <text:list-item>
              <text:list>
                <text:list-item>
                  <text:p text:style-name="P198"><text:span text:style-name="T1147">项目目标</text:span><text:span text:style-name="T1148"/><text:span text:style-name="T1149"/></text:p>
                </text:list-item>
              </text:list>
            </text:list-item>
          </text:list>
        </text:list-item>
      </text:list>
      <text:p text:style-name="P199"><text:span text:style-name="T1150">开发一款高性能、高可用的普适即时通讯系统,采用MoSCoW方法进行功能优先级管理:</text:span><text:span text:style-name="T1151"/><text:span text:style-name="T1152"/></text:p>
      <text:p text:style-name="P200"><text:span text:style-name="T1153"/><text:span text:style-name="T1154"/><text:span text:style-name="T1155"/></text:p>
      <text:list>
        <text:list-item>
          <text:list>
            <text:list-item>
              <text:list>
                <text:list-item>
                  <text:p text:style-name="P201"><text:span text:style-name="T1156">Must Have (MVP核心)</text:span><text:span text:style-name="T1157"/><text:span text:style-name="T1158"/></text:p>
                </text:list-item>
              </text:list>
            </text:list-item>
          </text:list>
        </text:list-item>
      </text:list>
      <text:p text:style-name="P202"><text:span text:style-name="T1159">账号体系(手机号/邮箱注册登录)</text:span><text:span text:style-name="T1160"/><text:span text:style-name="T1161"/></text:p>
      <text:p text:style-name="P203"><text:span text:style-name="T1162">联系人体系(添加/删除/备注/黑名单)</text:span><text:span text:style-name="T1163"/><text:span text:style-name="T1164"/></text:p>
      <text:p text:style-name="P204"><text:span text:style-name="T1165">私聊/群聊</text:span><text:span text:style-name="T1166"/><text:span text:style-name="T1167"/></text:p>
      <text:p text:style-name="P205"><text:span text:style-name="T1168">文本/图片/语音/表情消息</text:span><text:span text:style-name="T1169"/><text:span text:style-name="T1170"/></text:p>
      <text:p text:style-name="P206"><text:span text:style-name="T1171">文件发送(小文件)</text:span><text:span text:style-name="T1172"/><text:span text:style-name="T1173"/></text:p>
      <text:p text:style-name="P207"><text:span text:style-name="T1174">Server-ACK机制</text:span><text:span text:style-name="T1175"/><text:span text:style-name="T1176"/></text:p>
      <text:p text:style-name="P208"><text:span text:style-name="T1177">离线消息拉取</text:span><text:span text:style-name="T1178"/><text:span text:style-name="T1179"/></text:p>
      <text:p text:style-name="P209"><text:span text:style-name="T1180">桌面客户端</text:span><text:span text:style-name="T1181"/><text:span text:style-name="T1182"/></text:p>
      <text:list>
        <text:list-item>
          <text:list>
            <text:list-item>
              <text:list>
                <text:list-item>
                  <text:p text:style-name="P210"><text:span text:style-name="T1183">Should Have</text:span><text:span text:style-name="T1184"/><text:span text:style-name="T1185"/></text:p>
                </text:list-item>
              </text:list>
            </text:list-item>
          </text:list>
        </text:list-item>
      </text:list>
      <text:p text:style-name="P211"><text:span text:style-name="T1186">搜索(按关键词/联系人/群组)</text:span><text:span text:style-name="T1187"/><text:span text:style-name="T1188"/></text:p>
      <text:p text:style-name="P212"><text:span text:style-name="T1189">已读/未读与未读计数</text:span><text:span text:style-name="T1190"/><text:span text:style-name="T1191"/></text:p>
      <text:p text:style-name="P213"><text:span text:style-name="T1192">置顶会话与消息引用回复</text:span><text:span text:style-name="T1193"/><text:span text:style-name="T1194"/></text:p>
      <text:p text:style-name="P214"><text:span text:style-name="T1195">消息撤回与转发</text:span><text:span text:style-name="T1196"/><text:span text:style-name="T1197"/></text:p>
      <text:list>
        <text:list-item>
          <text:list>
            <text:list-item>
              <text:list>
                <text:list-item>
                  <text:p text:style-name="P215"><text:span text:style-name="T1198">Could Have</text:span><text:span text:style-name="T1199"/><text:span text:style-name="T1200"/></text:p>
                </text:list-item>
              </text:list>
            </text:list-item>
          </text:list>
        </text:list-item>
      </text:list>
      <text:p text:style-name="P216"><text:span text:style-name="T1201">消息收藏</text:span><text:span text:style-name="T1202"/><text:span text:style-name="T1203"/></text:p>
      <text:p text:style-name="P217"><text:span text:style-name="T1204">群公告与群管理(入群方式、禁言、管理员)</text:span><text:span text:style-name="T1205"/><text:span text:style-name="T1206"/></text:p>
      <text:p text:style-name="P218"><text:span text:style-name="T1207">断网/弱网重连动画</text:span><text:span text:style-name="T1208"/><text:span text:style-name="T1209"/></text:p>
      <text:p text:style-name="P219"><text:span text:style-name="T1210">陌生人消息请求与反骚扰策略(开关、频控、举报)</text:span><text:span text:style-name="T1211"/><text:span text:style-name="T1212"/></text:p>
      <text:list>
        <text:list-item>
          <text:list>
            <text:list-item>
              <text:list>
                <text:list-item>
                  <text:p text:style-name="P220"><text:span text:style-name="T1213">Won't Have (本轮不做)</text:span><text:span text:style-name="T1214"/><text:span text:style-name="T1215"/></text:p>
                </text:list-item>
              </text:list>
            </text:list-item>
          </text:list>
        </text:list-item>
      </text:list>
      <text:p text:style-name="P221"><text:span text:style-name="T1216">视频/语音通话</text:span><text:span text:style-name="T1217"/><text:span text:style-name="T1218"/></text:p>
      <text:p text:style-name="P222"><text:span text:style-name="T1219">多端同步</text:span><text:span text:style-name="T1220"/><text:span text:style-name="T1221"/></text:p>
      <text:p text:style-name="P223"><text:span text:style-name="T1222">实时协作文档</text:span><text:span text:style-name="T1223"/><text:span text:style-name="T1224"/></text:p>
      <text:list>
        <text:list-item>
          <text:list>
            <text:list-item>
              <text:list>
                <text:list-item>
                  <text:p text:style-name="P224"><text:span text:style-name="T1225">预期收益</text:span><text:span text:style-name="T1226"/><text:span text:style-name="T1227"/></text:p>
                </text:list-item>
              </text:list>
            </text:list-item>
          </text:list>
        </text:list-item>
      </text:list>
      <text:p text:style-name="P225"><text:span text:style-name="T1228">用户价值(大众用户):随时联系、即时回应,跨地域沟通成本显著降低,社交关系维护更自然、更稳定</text:span><text:span text:style-name="T1229"/><text:span text:style-name="T1230"/></text:p>
      <text:p text:style-name="P226"><text:span text:style-name="T1231">用户价值(群体关系):群聊信息更清晰,重要信息更不易错过,降低重复确认与误解成本</text:span><text:span text:style-name="T1232"/><text:span text:style-name="T1233"/></text:p>
      <text:p text:style-name="P227"><text:span text:style-name="T1234">技术价值:提供零丢失、低延迟(≤200ms)、稳定可靠的实时通讯服务</text:span><text:span text:style-name="T1235"/><text:span text:style-name="T1236"/></text:p>
      <text:p text:style-name="P228"><text:span text:style-name="T1237">学习价值:完整展示IM系统的工业级架构设计,包含NFR管理、协议设计、可靠性机制与性能压测方法</text:span><text:span text:style-name="T1238"/><text:span text:style-name="T1239"/></text:p>
      <text:list>
        <text:list-item>
          <text:list>
            <text:list-item>
              <text:list>
                <text:list-item>
                  <text:p text:style-name="P229"><text:span text:style-name="T1240">约束与假设</text:span><text:span text:style-name="T1241"/><text:span text:style-name="T1242"/></text:p>
                </text:list-item>
              </text:list>
            </text:list-item>
          </text:list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230"><text:span text:style-name="T1243"/><text:span text:style-name="T1244">维度</text:span><text:span text:style-name="T1245"/><text:span text:style-name="T1246"/></text:p>
          </table:table-cell>
          <table:table-cell table:style-name="ce3">
            <text:p text:style-name="P231"><text:span text:style-name="T1247"/><text:span text:style-name="T1248">约束条件</text:span><text:span text:style-name="T1249"/><text:span text:style-name="T1250"/></text:p>
          </table:table-cell>
        </table:table-row>
      </table:table>
      <text:p text:style-name="P232"><text:span text:style-name="T1251"/><text:span text:style-name="T1252"/><text:span text:style-name="T1253"/></text:p>
      <text:p text:style-name="P233"><text:span text:style-name="T1254"><text:tab/><text:s/></text:span><text:span text:style-name="T1255"/><text:span text:style-name="T1256"/></text:p>
      <text:list>
        <text:list-item>
          <text:list>
            <text:list-item>
              <text:list>
                <text:list-item>
                  <text:p text:style-name="P234"><text:span text:style-name="T1257">非功能性需求 (NFR)</text:span><text:span text:style-name="T1258"/><text:span text:style-name="T1259"/></text:p>
                </text:list-item>
              </text:list>
            </text:list-item>
          </text:list>
        </text:list-item>
      </text:list>
      <table:table table:style-name="ta2">
        <table:table-columns>
          <table:table-column table:style-name="co3"/>
          <table:table-column table:style-name="co4"/>
        </table:table-columns>
        <table:table-row table:style-name="ro2" table:default-cell-style-name="ce4">
          <table:table-cell table:style-name="ce5">
            <text:p text:style-name="P235"><text:span text:style-name="T1260"/><text:span text:style-name="T1261">维度<text:tab/>指标要求<text:tab/></text:span><text:span text:style-name="T1262"/><text:span text:style-name="T1263"/></text:p>
          </table:table-cell>
          <table:table-cell table:style-name="ce6">
            <text:p text:style-name="P236"><text:span text:style-name="T1264">验证方法</text:span><text:span text:style-name="T1265"/><text:span text:style-name="T1266"/></text:p>
            <text:p text:style-name="P237"><text:span text:style-name="T1267"/><text:span text:style-name="T1268"/><text:span text:style-name="T1269"/></text:p>
          </table:table-cell>
        </table:table-row>
      </table:table>
      <text:p text:style-name="P238"><text:span text:style-name="T1270"/><text:span text:style-name="T1271"/><text:span text:style-name="T1272"/></text:p>
      <text:list>
        <text:list-item>
          <text:p text:style-name="P239"><text:span text:style-name="T1273">2. </text:span><text:bookmark-start text:name="__RefHeading___Toc4589_481696549"/><text:span text:style-name="T1274">愿景</text:span><text:bookmark-end text:name="__RefHeading___Toc4589_481696549"/><text:span text:style-name="T1275"/><text:span text:style-name="T1276"/></text:p>
        </text:list-item>
      </text:list>
      <text:p text:style-name="P243"><text:span text:style-name="T1277">2.1 问题陈述</text:span><text:span text:style-name="T1278"/></text:p>
      <text:p text:style-name="P244"><text:span text:style-name="T1279">问题一：即时联系成为刚需,基础体验要求更高</text:span><text:span text:style-name="T1280"/></text:p>
      <table:table table:style-name="ta3">
        <table:table-columns>
          <table:table-column table:style-name="co5"/>
          <table:table-column table:style-name="co6"/>
        </table:table-columns>
        <table:table-row table:style-name="ro3" table:default-cell-style-name="ce7">
          <table:table-cell table:style-name="ce8">
            <text:p text:style-name="P245"><text:span text:style-name="T1281">要素</text:span><text:span text:style-name="T1282"/></text:p>
          </table:table-cell>
          <table:table-cell table:style-name="ce9">
            <text:p text:style-name="P246"><text:span text:style-name="T1283">描述</text:span><text:span text:style-name="T1284"/></text:p>
          </table:table-cell>
        </table:table-row>
        <table:table-row table:style-name="ro4" table:default-cell-style-name="ce7">
          <table:table-cell table:style-name="ce10">
            <text:p text:style-name="P247"><text:span text:style-name="T1285">问题</text:span><text:span text:style-name="T1286"/></text:p>
          </table:table-cell>
          <table:table-cell table:style-name="ce11">
            <text:p text:style-name="P248"><text:span text:style-name="T1287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1288"/></text:p>
          </table:table-cell>
        </table:table-row>
        <table:table-row table:style-name="ro5" table:default-cell-style-name="ce7">
          <table:table-cell table:style-name="ce12">
            <text:p text:style-name="P249"><text:span text:style-name="T1289">影响群体</text:span><text:span text:style-name="T1290"/></text:p>
          </table:table-cell>
          <table:table-cell table:style-name="ce13">
            <text:p text:style-name="P250"><text:span text:style-name="T1291">大众用户(朋友、家人、异地恋、同学等社交关系)、需要跨地域保持联系的人群。</text:span><text:span text:style-name="T1292"/></text:p>
          </table:table-cell>
        </table:table-row>
        <table:table-row table:style-name="ro6" table:default-cell-style-name="ce7">
          <table:table-cell table:style-name="ce14">
            <text:p text:style-name="P251"><text:span text:style-name="T1293">后果</text:span><text:span text:style-name="T1294"/></text:p>
          </table:table-cell>
          <table:table-cell table:style-name="ce15">
            <text:p text:style-name="P252"><text:span text:style-name="T1295">错过关键信息、反复确认造成沟通疲劳,并在高频互动中引发误解与情绪摩擦,抬高关系维护成本。</text:span><text:span text:style-name="T1296"/></text:p>
          </table:table-cell>
        </table:table-row>
        <table:table-row table:style-name="ro7" table:default-cell-style-name="ce7">
          <table:table-cell table:style-name="ce16">
            <text:p text:style-name="P253"><text:span text:style-name="T1297">解决方案</text:span><text:span text:style-name="T1298"/></text:p>
          </table:table-cell>
          <table:table-cell table:style-name="ce17">
            <text:p text:style-name="P254"><text:span text:style-name="T1299">ShirohaChat 聚焦“及时触达与稳定可靠”:提供 Server-ACK、离线补发与断线重连,并配套清晰的未读计数、搜索与隐私/反骚扰设置,让沟通更省心。</text:span><text:span text:style-name="T1300"/></text:p>
          </table:table-cell>
        </table:table-row>
      </table:table>
      <text:p text:style-name="P255"><text:span text:style-name="T1301">问题二：现有方案的技术局限</text:span><text:span text:style-name="T1302"/></text:p>
      <table:table table:style-name="ta4">
        <table:table-columns>
          <table:table-column table:style-name="co7"/>
          <table:table-column table:style-name="co8"/>
        </table:table-columns>
        <table:table-row table:style-name="ro8" table:default-cell-style-name="ce18">
          <table:table-cell table:style-name="ce19">
            <text:p text:style-name="P256"><text:span text:style-name="T1303">要素</text:span><text:span text:style-name="T1304"/></text:p>
          </table:table-cell>
          <table:table-cell table:style-name="ce20">
            <text:p text:style-name="P257"><text:span text:style-name="T1305">描述</text:span><text:span text:style-name="T1306"/></text:p>
          </table:table-cell>
        </table:table-row>
        <table:table-row table:style-name="ro9" table:default-cell-style-name="ce18">
          <table:table-cell table:style-name="ce21">
            <text:p text:style-name="P258"><text:span text:style-name="T1307">问题</text:span><text:span text:style-name="T1308"/></text:p>
          </table:table-cell>
          <table:table-cell table:style-name="ce22">
            <text:p text:style-name="P259"><text:span text:style-name="T1309">主流闭源 IM 系统难以进行架构研究与二次开发，开源方案多为 Demo 级别，缺乏工业级设计。</text:span><text:span text:style-name="T1310"/></text:p>
          </table:table-cell>
        </table:table-row>
        <table:table-row table:style-name="ro10" table:default-cell-style-name="ce18">
          <table:table-cell table:style-name="ce23">
            <text:p text:style-name="P260"><text:span text:style-name="T1311">影响群体</text:span><text:span text:style-name="T1312"/></text:p>
          </table:table-cell>
          <table:table-cell table:style-name="ce24">
            <text:p text:style-name="P261"><text:span text:style-name="T1313">软件工程学习者、系统架构研究者。</text:span><text:span text:style-name="T1314"/></text:p>
          </table:table-cell>
        </table:table-row>
        <table:table-row table:style-name="ro11" table:default-cell-style-name="ce18">
          <table:table-cell table:style-name="ce25">
            <text:p text:style-name="P262"><text:span text:style-name="T1315">后果</text:span><text:span text:style-name="T1316"/></text:p>
          </table:table-cell>
          <table:table-cell table:style-name="ce26">
            <text:p text:style-name="P263"><text:span text:style-name="T1317">理论与实践脱节，无法深入理解 WebSocket、消息可靠性、分布式状态管理等核心技术。</text:span><text:span text:style-name="T1318"/></text:p>
          </table:table-cell>
        </table:table-row>
        <table:table-row table:style-name="ro12" table:default-cell-style-name="ce18">
          <table:table-cell table:style-name="ce27">
            <text:p text:style-name="P264"><text:span text:style-name="T1319">解决方案</text:span><text:span text:style-name="T1320"/></text:p>
          </table:table-cell>
          <table:table-cell table:style-name="ce28">
            <text:p text:style-name="P265"><text:span text:style-name="T1321">ShirohaChat 开源完整架构设计（含 NFR、协议、风险管理），可作为学习与扩展基础。</text:span><text:span text:style-name="T1322"/></text:p>
          </table:table-cell>
        </table:table-row>
      </table:table>
      <text:p text:style-name="P266"><text:span text:style-name="T1323">2.2 涉众与用户</text:span><text:span text:style-name="T1324"/></text:p>
      <text:p text:style-name="P267"><text:span text:style-name="T1325">1. 涉众分析</text:span><text:span text:style-name="T1326"/></text:p>
      <table:table table:style-name="ta5">
        <table:table-columns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13" table:default-cell-style-name="ce29">
          <table:table-cell table:style-name="ce30">
            <text:p text:style-name="P268"><text:span text:style-name="T1327">涉众类型</text:span><text:span text:style-name="T1328"/></text:p>
          </table:table-cell>
          <table:table-cell table:style-name="ce31">
            <text:p text:style-name="P269"><text:span text:style-name="T1329">代表</text:span><text:span text:style-name="T1330"/></text:p>
          </table:table-cell>
          <table:table-cell table:style-name="ce32">
            <text:p text:style-name="P270"><text:span text:style-name="T1331">核心诉求</text:span><text:span text:style-name="T1332"/></text:p>
          </table:table-cell>
          <table:table-cell table:style-name="ce33">
            <text:p text:style-name="P271"><text:span text:style-name="T1333">优先级</text:span><text:span text:style-name="T1334"/></text:p>
          </table:table-cell>
        </table:table-row>
        <table:table-row table:style-name="ro14" table:default-cell-style-name="ce29">
          <table:table-cell table:style-name="ce34">
            <text:p text:style-name="P272"><text:span text:style-name="T1335">项目团队</text:span><text:span text:style-name="T1336"/></text:p>
          </table:table-cell>
          <table:table-cell table:style-name="ce35">
            <text:p text:style-name="P273"><text:span text:style-name="T1337">开发组/测试组</text:span><text:span text:style-name="T1338"/></text:p>
          </table:table-cell>
          <table:table-cell table:style-name="ce36">
            <text:p text:style-name="P274"><text:span text:style-name="T1339">掌握工业级 IM 架构设计与实现能力</text:span><text:span text:style-name="T1340"/></text:p>
          </table:table-cell>
          <table:table-cell table:style-name="ce37">
            <text:p text:style-name="P275"><text:span text:style-name="T1341">高</text:span><text:span text:style-name="T1342"/></text:p>
          </table:table-cell>
        </table:table-row>
        <table:table-row table:style-name="ro15" table:default-cell-style-name="ce29">
          <table:table-cell table:style-name="ce38">
            <text:p text:style-name="P276"><text:span text:style-name="T1343">目标用户</text:span><text:span text:style-name="T1344"/></text:p>
          </table:table-cell>
          <table:table-cell table:style-name="ce39">
            <text:p text:style-name="P277"><text:span text:style-name="T1345">大众用户</text:span><text:span text:style-name="T1346"/></text:p>
          </table:table-cell>
          <table:table-cell table:style-name="ce40">
            <text:p text:style-name="P278"><text:span text:style-name="T1347">稳定、易用的日常即时通讯工具</text:span><text:span text:style-name="T1348"/></text:p>
          </table:table-cell>
          <table:table-cell table:style-name="ce41">
            <text:p text:style-name="P279"><text:span text:style-name="T1349">高</text:span><text:span text:style-name="T1350"/></text:p>
          </table:table-cell>
        </table:table-row>
        <table:table-row table:style-name="ro16" table:default-cell-style-name="ce29">
          <table:table-cell table:style-name="ce42">
            <text:p text:style-name="P280"><text:span text:style-name="T1351">技术评审者</text:span><text:span text:style-name="T1352"/></text:p>
          </table:table-cell>
          <table:table-cell table:style-name="ce43">
            <text:p text:style-name="P281"><text:span text:style-name="T1353">导师/面试官</text:span><text:span text:style-name="T1354"/></text:p>
          </table:table-cell>
          <table:table-cell table:style-name="ce44">
            <text:p text:style-name="P282"><text:span text:style-name="T1355">系统展示专业性（架构、性能、文档）</text:span><text:span text:style-name="T1356"/></text:p>
          </table:table-cell>
          <table:table-cell table:style-name="ce45">
            <text:p text:style-name="P283"><text:span text:style-name="T1357">高</text:span><text:span text:style-name="T1358"/></text:p>
          </table:table-cell>
        </table:table-row>
        <table:table-row table:style-name="ro17" table:default-cell-style-name="ce29">
          <table:table-cell table:style-name="ce46">
            <text:p text:style-name="P284"><text:span text:style-name="T1359">潜在扩展者</text:span><text:span text:style-name="T1360"/></text:p>
          </table:table-cell>
          <table:table-cell table:style-name="ce47">
            <text:p text:style-name="P285"><text:span text:style-name="T1361">开源社区开发者</text:span><text:span text:style-name="T1362"/></text:p>
          </table:table-cell>
          <table:table-cell table:style-name="ce48">
            <text:p text:style-name="P286"><text:span text:style-name="T1363">清晰的代码结构与接口文档</text:span><text:span text:style-name="T1364"/></text:p>
          </table:table-cell>
          <table:table-cell table:style-name="ce49">
            <text:p text:style-name="P287"><text:span text:style-name="T1365">中</text:span><text:span text:style-name="T1366"/></text:p>
          </table:table-cell>
        </table:table-row>
      </table:table>
      <text:p text:style-name="P288"><text:span text:style-name="T1367">2. 用户画像(典型大众场景)</text:span><text:span text:style-name="T1368"/></text:p>
      <text:p text:style-name="P289"><text:span text:style-name="T1369">小周 - 异地恋用户</text:span><text:span text:style-name="T1370"/></text:p>
      <text:list text:style-name="WWNum39" text:continue-numbering="true">
        <text:list-item>
          <text:p text:style-name="P290"><text:span text:style-name="T1371">场景</text:span><text:span text:style-name="T1372">:日常高频私聊,需要在不同时间与地点保持“随时联系、即时回应”</text:span><text:span text:style-name="T1373"/></text:p>
        </text:list-item>
        <text:list-item>
          <text:p text:style-name="P291"><text:span text:style-name="T1374">痛点</text:span><text:span text:style-name="T1375">:</text:span><text:span text:style-name="T1376"/></text:p>
        </text:list-item>
      </text:list>
      <text:p text:style-name="P292"><text:span text:style-name="T1377">弱网或断线时消息状态不明确,容易产生“是否收到”的焦虑</text:span><text:span text:style-name="T1378"/></text:p>
      <text:p text:style-name="P293"><text:span text:style-name="T1379">夜间或工作时段需要更细粒度的通知与免打扰控制</text:span><text:span text:style-name="T1380"/></text:p>
      <text:p text:style-name="P294"><text:span text:style-name="T1381">希望表达更自然(语音、图片、表情),但不希望操作复杂</text:span><text:span text:style-name="T1382"/></text:p>
      <text:p text:style-name="P295"><text:span text:style-name="T1383">期望</text:span><text:span text:style-name="T1384">:消息到达更确定、通知可控、表达顺畅且操作简单</text:span><text:span text:style-name="T1385"/></text:p>
      <text:p text:style-name="P296"><text:span text:style-name="T1386">阿慧 - 家庭群组织者</text:span><text:span text:style-name="T1387"/></text:p>
      <text:list text:style-name="WWNum40" text:continue-numbering="true">
        <text:list-item>
          <text:p text:style-name="P297"><text:span text:style-name="T1388">场景</text:span><text:span text:style-name="T1389">:家庭群日常沟通与信息转达(聚餐时间、出行信息、照片分享等)</text:span><text:span text:style-name="T1390"/></text:p>
        </text:list-item>
        <text:list-item>
          <text:p text:style-name="P298"><text:span text:style-name="T1391">痛点</text:span><text:span text:style-name="T1392">:</text:span><text:span text:style-name="T1393"/></text:p>
        </text:list-item>
      </text:list>
      <text:p text:style-name="P299"><text:span text:style-name="T1394">群聊刷屏后重要信息容易被淹没,成员反复询问</text:span><text:span text:style-name="T1395"/></text:p>
      <text:p text:style-name="P300"><text:span text:style-name="T1396">老人不熟悉复杂操作,需要更直观的未读与提示</text:span><text:span text:style-name="T1397"/></text:p>
      <text:p text:style-name="P301"><text:span text:style-name="T1398">图片与文件较多时,回看与查找成本高</text:span><text:span text:style-name="T1399"/></text:p>
      <text:list text:style-name="WWNum40" text:continue-numbering="true">
        <text:list-item>
          <text:p text:style-name="P302"><text:span text:style-name="T1400">期望</text:span><text:span text:style-name="T1401">:群聊信息更清晰、老人也能轻松使用、历史内容更好找</text:span><text:span text:style-name="T1402"/></text:p>
        </text:list-item>
      </text:list>
      <text:p text:style-name="P303"><text:span text:style-name="T1403">小林 - 与陌生人沟通的用户</text:span><text:span text:style-name="T1404"/></text:p>
      <text:list text:style-name="WWNum41" text:continue-numbering="true">
        <text:list-item>
          <text:p text:style-name="P304"><text:span text:style-name="T1405">场景</text:span><text:span text:style-name="T1406">:二手交易、兴趣社交等场景下与陌生人短期沟通</text:span><text:span text:style-name="T1407"/></text:p>
        </text:list-item>
        <text:list-item>
          <text:p text:style-name="P305"><text:span text:style-name="T1408">痛点</text:span><text:span text:style-name="T1409">:</text:span><text:span text:style-name="T1410"/></text:p>
        </text:list-item>
      </text:list>
      <text:p text:style-name="P306"><text:span text:style-name="T1411">易收到骚扰信息,需要明确的消息请求与拦截机制</text:span><text:span text:style-name="T1412"/></text:p>
      <text:p text:style-name="P307"><text:span text:style-name="T1413">希望能快速建立联系,同时保护隐私</text:span><text:span text:style-name="T1414"/></text:p>
      <text:p text:style-name="P308"><text:span text:style-name="T1415">沟通结束后希望一键清理并控制对方可见范围</text:span><text:span text:style-name="T1416"/></text:p>
      <text:list text:style-name="WWNum41" text:continue-numbering="true">
        <text:list-item>
          <text:p text:style-name="P309"><text:span text:style-name="T1417">期望</text:span><text:span text:style-name="T1418">:更强的反骚扰与隐私设置、陌生人沟通更安全可控</text:span><text:span text:style-name="T1419"/></text:p>
        </text:list-item>
      </text:list>
      <text:p text:style-name="P310"><text:span text:style-name="T1420">2.3 关键涉众和用户的需要</text:span><text:span text:style-name="T1421"/></text:p>
      <table:table table:style-name="ta6">
        <table:table-columns>
          <table:table-column table:style-name="co13"/>
          <table:table-column table:style-name="co14"/>
          <table:table-column table:style-name="co15"/>
        </table:table-columns>
        <table:table-row table:style-name="ro18" table:default-cell-style-name="ce50">
          <table:table-cell table:style-name="ce51">
            <text:p text:style-name="P311"><text:span text:style-name="T1422">涉众/用户</text:span><text:span text:style-name="T1423"/></text:p>
          </table:table-cell>
          <table:table-cell table:style-name="ce52">
            <text:p text:style-name="P312"><text:span text:style-name="T1424">核心需求</text:span><text:span text:style-name="T1425"/></text:p>
          </table:table-cell>
          <table:table-cell table:style-name="ce53">
            <text:p text:style-name="P313"><text:span text:style-name="T1426">系统响应</text:span><text:span text:style-name="T1427"/></text:p>
          </table:table-cell>
        </table:table-row>
        <table:table-row table:style-name="ro19" table:default-cell-style-name="ce50">
          <table:table-cell table:style-name="ce54">
            <text:p text:style-name="P314"><text:span text:style-name="T1428">大众用户</text:span><text:span text:style-name="T1429"/></text:p>
          </table:table-cell>
          <table:table-cell table:style-name="ce55">
            <text:p text:style-name="P315"><text:span text:style-name="T1430">低延迟、消息可靠到达、离线补发、通知可控、隐私与反骚扰</text:span><text:span text:style-name="T1431"/></text:p>
          </table:table-cell>
          <table:table-cell table:style-name="ce56">
            <text:p text:style-name="P316"><text:span text:style-name="T1432">Server-ACK + 离线补发 + 未读计数/搜索 + 黑名单/消息请求</text:span><text:span text:style-name="T1433"/></text:p>
          </table:table-cell>
        </table:table-row>
        <table:table-row table:style-name="ro20" table:default-cell-style-name="ce50">
          <table:table-cell table:style-name="ce57">
            <text:p text:style-name="P317"><text:span text:style-name="T1434">开发者</text:span><text:span text:style-name="T1435"/></text:p>
          </table:table-cell>
          <table:table-cell table:style-name="ce58">
            <text:p text:style-name="P318"><text:span text:style-name="T1436">模块化架构、清晰接口文档、易于扩展</text:span><text:span text:style-name="T1437"/></text:p>
          </table:table-cell>
          <table:table-cell table:style-name="ce59">
            <text:p text:style-name="P319"><text:span text:style-name="T1438">API文档 + 分层设计 + 代码规范</text:span><text:span text:style-name="T1439"/></text:p>
          </table:table-cell>
        </table:table-row>
        <table:table-row table:style-name="ro21" table:default-cell-style-name="ce50">
          <table:table-cell table:style-name="ce60">
            <text:p text:style-name="P320"><text:span text:style-name="T1440">评审者</text:span><text:span text:style-name="T1441"/></text:p>
          </table:table-cell>
          <table:table-cell table:style-name="ce61">
            <text:p text:style-name="P321"><text:span text:style-name="T1442">展示系统专业性（性能指标、架构图、风险管理）</text:span><text:span text:style-name="T1443"/></text:p>
          </table:table-cell>
          <table:table-cell table:style-name="ce62">
            <text:p text:style-name="P322"><text:span text:style-name="T1444">NFR 量化 + 压测报告 + UML建模</text:span><text:span text:style-name="T1445"/></text:p>
          </table:table-cell>
        </table:table-row>
        <table:table-row table:style-name="ro22" table:default-cell-style-name="ce50">
          <table:table-cell table:style-name="ce63">
            <text:p text:style-name="P323"><text:span text:style-name="T1446">运维者</text:span><text:span text:style-name="T1447"/></text:p>
          </table:table-cell>
          <table:table-cell table:style-name="ce64">
            <text:p text:style-name="P324"><text:span text:style-name="T1448">一键部署、监控日志、故障恢复</text:span><text:span text:style-name="T1449"/></text:p>
          </table:table-cell>
          <table:table-cell table:style-name="ce65">
            <text:p text:style-name="P325"><text:span text:style-name="T1450">容器化部署 + 日志系统</text:span><text:span text:style-name="T1451"/></text:p>
          </table:table-cell>
        </table:table-row>
      </table:table>
      <text:p text:style-name="P326"><text:span text:style-name="T1452">2.4 产品概述</text:span><text:span text:style-name="T1453"/></text:p>
      <text:p text:style-name="P327"><text:span text:style-name="T1454">1. 产品定位陈述 </text:span><text:span text:style-name="T1455"/></text:p>
      <text:p text:style-name="P328"><text:span text:style-name="T1456">For</text:span><text:span text:style-name="T1457"> 大众用户(朋友、家人、异地恋、同学与陌生人沟通场景)</text:span><text:span text:style-name="T1458">Who</text:span><text:span text:style-name="T1459"> 在跨地域与高频社交沟通中需要“随时联系、即时回应”,并希望消息更可靠、通知更可控、隐私更安心</text:span><text:span text:style-name="T1460">The</text:span><text:span text:style-name="T1461"> ShirohaChat</text:span><text:span text:style-name="T1462">Is a</text:span><text:span text:style-name="T1463"> 面向大众的桌面端即时通讯工具</text:span><text:span text:style-name="T1464">That</text:span><text:span text:style-name="T1465"> 提供私聊/群聊、多媒体消息、未读与搜索、黑名单与消息请求等能力,并以 Server-ACK 与离线补发保证消息可靠送达</text:span><text:span text:style-name="T1466">Unlike</text:span><text:span text:style-name="T1467"> 微信(功能堆叠、入口复杂)、QQ(界面复杂、广告干扰)、Discord(国内访问难)</text:span><text:span text:style-name="T1468">Our product</text:span><text:span text:style-name="T1469"> 以“简洁、可靠、可控”为优先,同时保证消息可靠性≥99.99%、端到端延迟≤200ms,提供更聚焦的桌面端沟通体验</text:span><text:span text:style-name="T1470"/></text:p>
      <text:p text:style-name="P329"><text:span text:style-name="T1471">2. 完整的产品概述</text:span><text:span text:style-name="T1472"/></text:p>
      <text:p text:style-name="P330"><text:span text:style-name="T1473">ShirohaChat 是一款</text:span><text:span text:style-name="T1474">面向大众的即时通讯系统(桌面端)</text:span><text:span text:style-name="T1475">,采用前后端分离的 C/S 架构:</text:span><text:span text:style-name="T1476"/></text:p>
      <text:p text:style-name="P331"><text:span text:style-name="T1477">前端</text:span><text:span text:style-name="T1478">:桌面客户端,提供联系人与会话列表,支持文本/图片/语音/表情与文件消息展示,并提供搜索与未读管理</text:span><text:span text:style-name="T1479"/></text:p>
      <text:p text:style-name="P332"><text:span text:style-name="T1480">后端</text:span><text:span text:style-name="T1481">:实时通讯服务,实现Server-ACK、离线消息队列、在线状态与重连机制</text:span><text:span text:style-name="T1482"/></text:p>
      <text:p text:style-name="P333"><text:span text:style-name="T1483">数据层</text:span><text:span text:style-name="T1484">:持久化存储用户/群组/消息数据,缓存在线状态与离线消息队列</text:span><text:span text:style-name="T1485"/></text:p>
      <text:p text:style-name="P334"><text:span text:style-name="T1486">核心特性</text:span><text:span text:style-name="T1487">:</text:span><text:span text:style-name="T1488"/></text:p>
      <text:p text:style-name="P335"><text:span text:style-name="T1489">日常沟通</text:span><text:span text:style-name="T1490">:私聊/群聊、多媒体消息、引用回复与转发</text:span><text:span text:style-name="T1491"/></text:p>
      <text:p text:style-name="P336"><text:span text:style-name="T1492">信息管理</text:span><text:span text:style-name="T1493">:未读计数、消息搜索、置顶会话与收藏</text:span><text:span text:style-name="T1494"/></text:p>
      <text:p text:style-name="P337"><text:span text:style-name="T1495">隐私与安全</text:span><text:span text:style-name="T1496">:黑名单、陌生人消息请求、基础反骚扰策略</text:span><text:span text:style-name="T1497"/></text:p>
      <text:p text:style-name="P338"><text:span text:style-name="T1498">消息可靠性</text:span><text:span text:style-name="T1499">:Server-ACK机制、离线补发、消息零丢失(≥99.99%)</text:span><text:span text:style-name="T1500"/></text:p>
      <text:p text:style-name="P339"><text:span text:style-name="T1501">高性能</text:span><text:span text:style-name="T1502">:端到端延迟≤200ms,单节点支持≥5000并发连接</text:span><text:span text:style-name="T1503"/><text:span text:style-name="T1504"/><text:span text:style-name="T1505"/><text:span text:style-name="T1506"/></text:p>
      <text:p text:style-name="P340"><text:span text:style-name="T1507"/><text:span text:style-name="T1508"/><text:span text:style-name="T1509"/></text:p>
      <text:p text:style-name="P341"><text:span text:style-name="T1510"/><text:span text:style-name="T1511"/><text:span text:style-name="T1512"/></text:p>
      <text:list>
        <text:list-item>
          <text:list>
            <text:list-item>
              <text:p text:style-name="P342"><text:span text:style-name="T1513"/><text:bookmark-start text:name="__RefHeading___Toc13244_1649206321"/><text:span text:style-name="T1514">其他产品需求</text:span><text:bookmark-end text:name="__RefHeading___Toc13244_1649206321"/><text:span text:style-name="T1515"/><text:span text:style-name="T1516"/></text:p>
            </text:list-item>
          </text:list>
        </text:list-item>
      </text:list>
      <text:p text:style-name="P343"><text:span text:style-name="T1517"/><text:span text:style-name="T1518"/><text:span text:style-name="T1519"/></text:p>
      <text:p text:style-name="P344"><text:span text:style-name="T1520"/><text:span text:style-name="T1521"/><text:span text:style-name="T1522"/></text:p>
      <text:list>
        <text:list-item>
          <text:p text:style-name="P345"><text:span text:style-name="T1523"/><text:bookmark-start text:name="__RefHeading___Toc14371_1003501382"/><text:span text:style-name="T1524"> 用况建模</text:span><text:bookmark-end text:name="__RefHeading___Toc14371_1003501382"/><text:span text:style-name="T1525"/><text:span text:style-name="T1526"/></text:p>
        </text:list-item>
      </text:list>
      <text:p text:style-name="P350"><text:span text:style-name="T1527"/><text:span text:style-name="T1528"/><text:span text:style-name="T1529"/></text:p>
      <text:list>
        <text:list-item>
          <text:list>
            <text:list-item>
              <text:p text:style-name="P351"><text:span text:style-name="T1530"/><text:bookmark-start text:name="__RefHeading___Toc14373_1003501382"/><text:span text:style-name="T1531">术语表</text:span><text:bookmark-end text:name="__RefHeading___Toc14373_1003501382"/><text:span text:style-name="T1532"/><text:span text:style-name="T1533"/></text:p>
            </text:list-item>
          </text:list>
        </text:list-item>
      </text:list>
      <table:table table:style-name="ta7">
        <table:table-columns>
          <table:table-column table:style-name="co16"/>
          <table:table-column table:style-name="co17"/>
        </table:table-columns>
        <table:table-row table:style-name="ro23" table:default-cell-style-name="ce66">
          <table:table-cell table:style-name="ce67">
            <text:p text:style-name="P352"><text:span text:style-name="T1534">用户（User）</text:span><text:span text:style-name="T1535"/><text:span text:style-name="T1536"/></text:p>
          </table:table-cell>
          <table:table-cell table:style-name="ce68">
            <text:p text:style-name="P353"><text:span text:style-name="T1537">使用聊天系统的注册使用者</text:span><text:span text:style-name="T1538"/><text:span text:style-name="T1539"/></text:p>
          </table:table-cell>
        </table:table-row>
        <table:table-row table:style-name="ro24" table:default-cell-style-name="ce66">
          <table:table-cell table:style-name="ce69">
            <text:p text:style-name="P354"><text:span text:style-name="T1540">好友（Friend）</text:span><text:span text:style-name="T1541"/><text:span text:style-name="T1542"/></text:p>
          </table:table-cell>
          <table:table-cell table:style-name="ce70">
            <text:p text:style-name="P355"><text:span text:style-name="T1543">与用户建立双向连接关系的其他用户。</text:span><text:span text:style-name="T1544"/><text:span text:style-name="T1545"/></text:p>
          </table:table-cell>
        </table:table-row>
        <table:table-row table:style-name="ro25" table:default-cell-style-name="ce66">
          <table:table-cell table:style-name="ce71">
            <text:p text:style-name="P356"><text:span text:style-name="T1546">群聊（Group Chat）</text:span><text:span text:style-name="T1547"/><text:span text:style-name="T1548"/></text:p>
          </table:table-cell>
          <table:table-cell table:style-name="ce72">
            <text:p text:style-name="P357"><text:span text:style-name="T1549">由多个用户组成的消息会话。</text:span><text:span text:style-name="T1550"/><text:span text:style-name="T1551"/></text:p>
          </table:table-cell>
        </table:table-row>
        <table:table-row table:style-name="ro26" table:default-cell-style-name="ce66">
          <table:table-cell table:style-name="ce73">
            <text:p text:style-name="P358"><text:span text:style-name="T1552">消息（Message）</text:span><text:span text:style-name="T1553"/><text:span text:style-name="T1554"/></text:p>
          </table:table-cell>
          <table:table-cell table:style-name="ce74">
            <text:p text:style-name="P359"><text:span text:style-name="T1555">文本、图片、文件或表情形式的数据。</text:span><text:span text:style-name="T1556"/><text:span text:style-name="T1557"/></text:p>
          </table:table-cell>
        </table:table-row>
        <table:table-row table:style-name="ro27" table:default-cell-style-name="ce66">
          <table:table-cell table:style-name="ce75">
            <text:p text:style-name="P360"><text:span text:style-name="T1558">Emoji</text:span><text:span text:style-name="T1559"/><text:span text:style-name="T1560"/></text:p>
          </table:table-cell>
          <table:table-cell table:style-name="ce76">
            <text:p text:style-name="P361"><text:span text:style-name="T1561">图形表情符号，用于丰富聊天内容。</text:span><text:span text:style-name="T1562"/><text:span text:style-name="T1563"/></text:p>
          </table:table-cell>
        </table:table-row>
        <table:table-row table:style-name="ro28" table:default-cell-style-name="ce66">
          <table:table-cell table:style-name="ce77">
            <text:p text:style-name="P362"><text:span text:style-name="T1564"/><text:span text:style-name="T1565"/><text:span text:style-name="T1566"/></text:p>
          </table:table-cell>
          <table:table-cell table:style-name="ce78">
            <text:p text:style-name="P363"><text:span text:style-name="T1567"/><text:span text:style-name="T1568"/><text:span text:style-name="T1569"/></text:p>
          </table:table-cell>
        </table:table-row>
        <table:table-row table:style-name="ro29" table:default-cell-style-name="ce66">
          <table:table-cell table:style-name="ce79">
            <text:p text:style-name="P364"><text:span text:style-name="T1570"/><text:span text:style-name="T1571"/><text:span text:style-name="T1572"/></text:p>
          </table:table-cell>
          <table:table-cell table:style-name="ce80">
            <text:p text:style-name="P365"><text:span text:style-name="T1573"/><text:span text:style-name="T1574"/><text:span text:style-name="T1575"/></text:p>
          </table:table-cell>
        </table:table-row>
        <table:table-row table:style-name="ro30" table:default-cell-style-name="ce66">
          <table:table-cell table:style-name="ce81">
            <text:p text:style-name="P366"><text:span text:style-name="T1576"/><text:span text:style-name="T1577"/><text:span text:style-name="T1578"/></text:p>
          </table:table-cell>
          <table:table-cell table:style-name="ce82">
            <text:p text:style-name="P367"><text:span text:style-name="T1579"/><text:span text:style-name="T1580"/><text:span text:style-name="T1581"/></text:p>
          </table:table-cell>
        </table:table-row>
        <table:table-row table:style-name="ro31" table:default-cell-style-name="ce66">
          <table:table-cell table:style-name="ce83">
            <text:p text:style-name="P368"><text:span text:style-name="T1582"/><text:span text:style-name="T1583"/><text:span text:style-name="T1584"/></text:p>
          </table:table-cell>
          <table:table-cell table:style-name="ce84">
            <text:p text:style-name="P369"><text:span text:style-name="T1585"/><text:span text:style-name="T1586"/><text:span text:style-name="T1587"/></text:p>
          </table:table-cell>
        </table:table-row>
        <table:table-row table:style-name="ro32" table:default-cell-style-name="ce66">
          <table:table-cell table:style-name="ce85">
            <text:p text:style-name="P370"><text:span text:style-name="T1588"/><text:span text:style-name="T1589"/><text:span text:style-name="T1590"/></text:p>
          </table:table-cell>
          <table:table-cell table:style-name="ce86">
            <text:p text:style-name="P371"><text:span text:style-name="T1591"/><text:span text:style-name="T1592"/><text:span text:style-name="T1593"/></text:p>
          </table:table-cell>
        </table:table-row>
        <table:table-row table:style-name="ro33" table:default-cell-style-name="ce66">
          <table:table-cell table:style-name="ce87">
            <text:p text:style-name="P372"><text:span text:style-name="T1594"/><text:span text:style-name="T1595"/><text:span text:style-name="T1596"/></text:p>
          </table:table-cell>
          <table:table-cell table:style-name="ce88">
            <text:p text:style-name="P373"><text:span text:style-name="T1597"/><text:span text:style-name="T1598"/><text:span text:style-name="T1599"/></text:p>
          </table:table-cell>
        </table:table-row>
        <table:table-row table:style-name="ro34" table:default-cell-style-name="ce66">
          <table:table-cell table:style-name="ce89">
            <text:p text:style-name="P374"><text:span text:style-name="T1600"/><text:span text:style-name="T1601"/><text:span text:style-name="T1602"/></text:p>
          </table:table-cell>
          <table:table-cell table:style-name="ce90">
            <text:p text:style-name="P375"><text:span text:style-name="T1603"/><text:span text:style-name="T1604"/><text:span text:style-name="T1605"/></text:p>
          </table:table-cell>
        </table:table-row>
        <table:table-row table:style-name="ro35" table:default-cell-style-name="ce66">
          <table:table-cell table:style-name="ce91">
            <text:p text:style-name="P376"><text:span text:style-name="T1606"/><text:span text:style-name="T1607"/><text:span text:style-name="T1608"/></text:p>
          </table:table-cell>
          <table:table-cell table:style-name="ce92">
            <text:p text:style-name="P377"><text:span text:style-name="T1609"/><text:span text:style-name="T1610"/><text:span text:style-name="T1611"/></text:p>
          </table:table-cell>
        </table:table-row>
        <table:table-row table:style-name="ro36" table:default-cell-style-name="ce66">
          <table:table-cell table:style-name="ce93">
            <text:p text:style-name="P378"><text:span text:style-name="T1612"/><text:span text:style-name="T1613"/><text:span text:style-name="T1614"/></text:p>
          </table:table-cell>
          <table:table-cell table:style-name="ce94">
            <text:p text:style-name="P379"><text:span text:style-name="T1615"/><text:span text:style-name="T1616"/><text:span text:style-name="T1617"/></text:p>
          </table:table-cell>
        </table:table-row>
        <table:table-row table:style-name="ro37" table:default-cell-style-name="ce66">
          <table:table-cell table:style-name="ce95">
            <text:p text:style-name="P380"><text:span text:style-name="T1618"/><text:span text:style-name="T1619"/><text:span text:style-name="T1620"/></text:p>
          </table:table-cell>
          <table:table-cell table:style-name="ce96">
            <text:p text:style-name="P381"><text:span text:style-name="T1621"/><text:span text:style-name="T1622"/><text:span text:style-name="T1623"/></text:p>
          </table:table-cell>
        </table:table-row>
        <table:table-row table:style-name="ro38" table:default-cell-style-name="ce66">
          <table:table-cell table:style-name="ce97">
            <text:p text:style-name="P382"><text:span text:style-name="T1624"/><text:span text:style-name="T1625"/><text:span text:style-name="T1626"/></text:p>
          </table:table-cell>
          <table:table-cell table:style-name="ce98">
            <text:p text:style-name="P383"><text:span text:style-name="T1627"/><text:span text:style-name="T1628"/><text:span text:style-name="T1629"/></text:p>
          </table:table-cell>
        </table:table-row>
        <table:table-row table:style-name="ro39" table:default-cell-style-name="ce66">
          <table:table-cell table:style-name="ce99">
            <text:p text:style-name="P384"><text:span text:style-name="T1630"/><text:span text:style-name="T1631"/><text:span text:style-name="T1632"/></text:p>
          </table:table-cell>
          <table:table-cell table:style-name="ce100">
            <text:p text:style-name="P385"><text:span text:style-name="T1633"/><text:span text:style-name="T1634"/><text:span text:style-name="T1635"/></text:p>
          </table:table-cell>
        </table:table-row>
        <table:table-row table:style-name="ro40" table:default-cell-style-name="ce66">
          <table:table-cell table:style-name="ce101">
            <text:p text:style-name="P386"><text:span text:style-name="T1636"/><text:span text:style-name="T1637"/><text:span text:style-name="T1638"/></text:p>
          </table:table-cell>
          <table:table-cell table:style-name="ce102">
            <text:p text:style-name="P387"><text:span text:style-name="T1639"/><text:span text:style-name="T1640"/><text:span text:style-name="T1641"/></text:p>
          </table:table-cell>
        </table:table-row>
        <table:table-row table:style-name="ro41" table:default-cell-style-name="ce66">
          <table:table-cell table:style-name="ce103">
            <text:p text:style-name="P388"><text:span text:style-name="T1642"/><text:span text:style-name="T1643"/><text:span text:style-name="T1644"/></text:p>
          </table:table-cell>
          <table:table-cell table:style-name="ce104">
            <text:p text:style-name="P389"><text:span text:style-name="T1645"/><text:span text:style-name="T1646"/><text:span text:style-name="T1647"/></text:p>
          </table:table-cell>
        </table:table-row>
        <table:table-row table:style-name="ro42" table:default-cell-style-name="ce66">
          <table:table-cell table:style-name="ce105">
            <text:p text:style-name="P390"><text:span text:style-name="T1648"/><text:span text:style-name="T1649"/><text:span text:style-name="T1650"/></text:p>
          </table:table-cell>
          <table:table-cell table:style-name="ce106">
            <text:p text:style-name="P391"><text:span text:style-name="T1651"/><text:span text:style-name="T1652"/><text:span text:style-name="T1653"/></text:p>
          </table:table-cell>
        </table:table-row>
        <table:table-row table:style-name="ro43" table:default-cell-style-name="ce66">
          <table:table-cell table:style-name="ce107">
            <text:p text:style-name="P392"><text:span text:style-name="T1654"/><text:span text:style-name="T1655"/><text:span text:style-name="T1656"/></text:p>
          </table:table-cell>
          <table:table-cell table:style-name="ce108">
            <text:p text:style-name="P393"><text:span text:style-name="T1657"/><text:span text:style-name="T1658"/><text:span text:style-name="T1659"/></text:p>
          </table:table-cell>
        </table:table-row>
        <table:table-row table:style-name="ro44" table:default-cell-style-name="ce66">
          <table:table-cell table:style-name="ce109">
            <text:p text:style-name="P394"><text:span text:style-name="T1660"/><text:span text:style-name="T1661"/><text:span text:style-name="T1662"/></text:p>
          </table:table-cell>
          <table:table-cell table:style-name="ce110">
            <text:p text:style-name="P395"><text:span text:style-name="T1663"/><text:span text:style-name="T1664"/><text:span text:style-name="T1665"/></text:p>
          </table:table-cell>
        </table:table-row>
        <table:table-row table:style-name="ro45" table:default-cell-style-name="ce66">
          <table:table-cell table:style-name="ce111">
            <text:p text:style-name="P396"><text:span text:style-name="T1666"/><text:span text:style-name="T1667"/><text:span text:style-name="T1668"/></text:p>
          </table:table-cell>
          <table:table-cell table:style-name="ce112">
            <text:p text:style-name="P397"><text:span text:style-name="T1669"/><text:span text:style-name="T1670"/><text:span text:style-name="T1671"/></text:p>
          </table:table-cell>
        </table:table-row>
      </table:table>
      <text:p text:style-name="P398"><text:span text:style-name="T1672"/><text:span text:style-name="T1673"/><text:span text:style-name="T1674"/></text:p>
      <text:p text:style-name="P399"><text:span text:style-name="T1675"/><text:span text:style-name="T1676"/><text:span text:style-name="T1677"/></text:p>
      <text:p text:style-name="P400"><text:span text:style-name="T1678"/><text:span text:style-name="T1679"/><text:span text:style-name="T1680"/></text:p>
      <text:p text:style-name="P401"><text:span text:style-name="T1681"/><text:span text:style-name="T1682"/><text:span text:style-name="T1683"/></text:p>
      <text:p text:style-name="P402"><text:span text:style-name="T1684"/><text:span text:style-name="T1685"/><text:span text:style-name="T1686"/></text:p>
      <text:list>
        <text:list-item>
          <text:list>
            <text:list-item>
              <text:p text:style-name="P403"><text:span text:style-name="T1687"/><text:bookmark-start text:name="__RefHeading___Toc2108_1036705661"/><text:span text:style-name="T1688">ShirohaChat</text:span><text:span text:style-name="T1689">的主要用况</text:span><text:bookmark-end text:name="__RefHeading___Toc2108_1036705661"/><text:span text:style-name="T1690"/><text:span text:style-name="T1691"/></text:p>
            </text:list-item>
          </text:list>
        </text:list-item>
      </text:list>
      <text:p text:style-name="P404"><text:span text:style-name="T1692">（</text:span><text:span text:style-name="T1693">1</text:span><text:span text:style-name="T1694">）注册账户</text:span><text:span text:style-name="T1695"/><text:span text:style-name="T1696"/></text:p>
      <text:p text:style-name="P405"><text:span text:style-name="T1697">（</text:span><text:span text:style-name="T1698">2</text:span><text:span text:style-name="T1699">）登录系统</text:span><text:span text:style-name="T1700"/><text:span text:style-name="T1701"/></text:p>
      <text:p text:style-name="P406"><text:span text:style-name="T1702">（</text:span><text:span text:style-name="T1703">3</text:span><text:span text:style-name="T1704">）添加好友</text:span><text:span text:style-name="T1705"/><text:span text:style-name="T1706"/></text:p>
      <text:p text:style-name="P407"><text:span text:style-name="T1707">（</text:span><text:span text:style-name="T1708">4</text:span><text:span text:style-name="T1709">）删除好友</text:span><text:span text:style-name="T1710"/><text:span text:style-name="T1711"/></text:p>
      <text:p text:style-name="P408"><text:span text:style-name="T1712">（</text:span><text:span text:style-name="T1713">5</text:span><text:span text:style-name="T1714">）发起私人聊天</text:span><text:span text:style-name="T1715"/><text:span text:style-name="T1716"/></text:p>
      <text:p text:style-name="P409"><text:span text:style-name="T1717">（</text:span><text:span text:style-name="T1718">6</text:span><text:span text:style-name="T1719">）参与群聊</text:span><text:span text:style-name="T1720"/><text:span text:style-name="T1721"/></text:p>
      <text:p text:style-name="P410"><text:span text:style-name="T1722">（</text:span><text:span text:style-name="T1723">7</text:span><text:span text:style-name="T1724">）发送图片 / 文件 / 表情</text:span><text:span text:style-name="T1725"/><text:span text:style-name="T1726"/></text:p>
      <text:p text:style-name="P411"><text:span text:style-name="T1727">（</text:span><text:span text:style-name="T1728">8</text:span><text:span text:style-name="T1729">）查看聊天记录</text:span><text:span text:style-name="T1730"/><text:span text:style-name="T1731"/></text:p>
      <text:p text:style-name="P412"><text:span text:style-name="T1732">（</text:span><text:span text:style-name="T1733">8</text:span><text:span text:style-name="T1734">）修改个人资料（昵称、头像）</text:span><text:span text:style-name="T1735"/><text:span text:style-name="T1736"/></text:p>
      <text:p text:style-name="P413"><text:span text:style-name="T1737">（</text:span><text:span text:style-name="T1738">9</text:span><text:span text:style-name="T1739">）退出系统</text:span><text:span text:style-name="T1740"/><text:span text:style-name="T1741"/></text:p>
      <text:p text:style-name="P414"><text:span text:style-name="T1742"/><text:span text:style-name="T1743"/><text:span text:style-name="T1744"/></text:p>
      <text:p text:style-name="P415"><text:span text:style-name="T1745"/><text:span text:style-name="T1746"/><text:span text:style-name="T1747"/></text:p>
      <text:p text:style-name="P416"><text:span text:style-name="T1748"/><text:span text:style-name="T1749"/><text:span text:style-name="T1750"/></text:p>
      <text:p text:style-name="P417"><text:span text:style-name="T1751"/><text:span text:style-name="T1752"/><text:span text:style-name="T1753"/></text:p>
      <text:p text:style-name="P418"><text:span text:style-name="T1754"><text:line-break/><text:line-break/></text:span><text:span text:style-name="T1755"/><text:span text:style-name="T1756"/></text:p>
      <text:p text:style-name="P419"><text:span text:style-name="T1757"/><text:span text:style-name="T1758"/><text:span text:style-name="T1759"/></text:p>
      <text:p text:style-name="P420"><text:span text:style-name="T1760"/><text:span text:style-name="T1761"/><text:span text:style-name="T1762"/></text:p>
      <text:p text:style-name="P421"><text:span text:style-name="T1763"/><text:span text:style-name="T1764"/><text:span text:style-name="T1765"/></text:p>
      <text:p text:style-name="P422"><text:span text:style-name="T1766"/><text:span text:style-name="T1767"/><text:span text:style-name="T1768"/></text:p>
      <text:p text:style-name="P423"><text:span text:style-name="T1769"/><text:span text:style-name="T1770"/><text:span text:style-name="T1771"/></text:p>
      <text:p text:style-name="P424"><text:span text:style-name="T1772"/><text:span text:style-name="T1773"/><text:span text:style-name="T1774"/></text:p>
      <text:p text:style-name="P425"><text:span text:style-name="T1775"/><text:span text:style-name="T1776"/><text:span text:style-name="T1777"/></text:p>
      <text:p text:style-name="P426"><text:span text:style-name="T1778"/><text:span text:style-name="T1779"/><text:span text:style-name="T1780"/></text:p>
      <text:p text:style-name="P427"><text:span text:style-name="T1781"/><text:span text:style-name="T1782"/><text:span text:style-name="T1783"/></text:p>
      <text:p text:style-name="P428"><text:span text:style-name="T1784"/><text:span text:style-name="T1785"/><text:span text:style-name="T1786"/></text:p>
      <text:p text:style-name="P429"><text:span text:style-name="T1787"/><text:span text:style-name="T1788"/><text:span text:style-name="T1789"/></text:p>
      <text:list>
        <text:list-item>
          <text:list>
            <text:list-item>
              <text:p text:style-name="P430"><text:span text:style-name="T1790"> 主要用况的描述</text:span><text:span text:style-name="T1791"/><text:span text:style-name="T1792"/></text:p>
            </text:list-item>
            <text:list-item>
              <text:p text:style-name="P431"><text:span text:style-name="T1793">（1）注册账户</text:span><text:span text:style-name="T1794"/><text:span text:style-name="T1795"/></text:p>
            </text:list-item>
            <text:list-item>
              <text:list>
                <text:list-item>
                  <text:list>
                    <text:list-item>
                      <text:p text:style-name="P432"><text:span text:style-name="T1796"/><text:bookmark-start text:name="__RefHeading___Toc2112_1036705661"/><text:span text:style-name="T1797">简要描述</text:span><text:bookmark-end text:name="__RefHeading___Toc2112_1036705661"/><text:span text:style-name="T1798"/><text:span text:style-name="T1799"/></text:p>
                    </text:list-item>
                  </text:list>
                </text:list-item>
              </text:list>
            </text:list-item>
          </text:list>
        </text:list-item>
      </text:list>
      <text:p text:style-name="P433"><text:span text:style-name="T1800"><text:tab/><text:tab/>该用况描述用户首次使用系统时，填写个人信息以创建新账户的过程。</text:span><text:span text:style-name="T1801"/><text:span text:style-name="T180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34"><text:span text:style-name="T1803"/><text:bookmark-start text:name="__RefHeading___Toc3265_1373992084"/><text:span text:style-name="T1804">用况图<text:tab/></text:span><text:bookmark-end text:name="__RefHeading___Toc3265_1373992084"/><text:span text:style-name="T1805"/><text:span text:style-name="T1806"/></text:p>
                    </text:list-item>
                  </text:list>
                </text:list-item>
              </text:list>
            </text:list-item>
          </text:list>
        </text:list-item>
      </text:list>
      <text:p text:style-name="P435"><text:span text:style-name="T1807"/><text:span text:style-name="T1808"/><text:span text:style-name="T1809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36"><text:span text:style-name="T1810"/><text:bookmark-start text:name="__RefHeading___Toc2118_1036705661"/><text:span text:style-name="T1811">前置条件：</text:span><text:bookmark-end text:name="__RefHeading___Toc2118_1036705661"/><text:span text:style-name="T1812"/><text:span text:style-name="T1813"/></text:p>
                    </text:list-item>
                  </text:list>
                </text:list-item>
              </text:list>
            </text:list-item>
          </text:list>
        </text:list-item>
      </text:list>
      <text:p text:style-name="P437"><text:span text:style-name="T1814"><text:tab/>用户尚未在系统中注册账户。</text:span><text:span text:style-name="T1815"/><text:span text:style-name="T1816"/></text:p>
      <text:p text:style-name="P438"><text:span text:style-name="T1817"/><text:span text:style-name="T1818"/><text:span text:style-name="T1819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39"><text:span text:style-name="T1820"/><text:bookmark-start text:name="__RefHeading___Toc2120_1036705661"/><text:span text:style-name="T1821">基本流：</text:span><text:bookmark-end text:name="__RefHeading___Toc2120_1036705661"/><text:span text:style-name="T1822"/><text:span text:style-name="T1823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2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40"><text:span text:style-name="T1824">用户在登录界面选择“注册”选项。</text:span><text:span text:style-name="T1825"/><text:span text:style-name="T1826"/></text:p>
                    </text:list-item>
                    <text:list-item>
                      <text:p text:style-name="P441"><text:span text:style-name="T1827">系统显示注册界面，要求输入用户名、密码、确认密码及其他信息。</text:span><text:span text:style-name="T1828"/><text:span text:style-name="T1829"/></text:p>
                    </text:list-item>
                    <text:list-item>
                      <text:p text:style-name="P442"><text:span text:style-name="T1830">用户填写完整信息后点击“注册”。</text:span><text:span text:style-name="T1831"/><text:span text:style-name="T1832"/></text:p>
                    </text:list-item>
                    <text:list-item>
                      <text:p text:style-name="P443"><text:span text:style-name="T1833">系统检查输入格式是否合法（如用户名重复、密码长度不足）。</text:span><text:span text:style-name="T1834"/><text:span text:style-name="T1835"/></text:p>
                    </text:list-item>
                    <text:list-item>
                      <text:p text:style-name="P444"><text:span text:style-name="T1836">若信息合法，系统将用户信息写入数据库。</text:span><text:span text:style-name="T1837"/><text:span text:style-name="T1838"/></text:p>
                    </text:list-item>
                    <text:list-item>
                      <text:p text:style-name="P445"><text:span text:style-name="T1839">系统提示“注册成功”，并返回登录界面。</text:span><text:span text:style-name="T1840"/><text:span text:style-name="T1841"/></text:p>
                    </text:list-item>
                  </text:list>
                </text:list-item>
              </text:list>
            </text:list-item>
          </text:list>
        </text:list-item>
      </text:list>
      <text:p text:style-name="P446"><text:span text:style-name="T1842"/><text:span text:style-name="T1843"/><text:span text:style-name="T1844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447"><text:span text:style-name="T1845"/><text:span text:style-name="T1846">备选流：</text:span><text:span text:style-name="T1847"><text:line-break/><text:tab/><text:tab/><text:tab/>A1. 若用户名已存在，系统提示“用户名已被占用”，用户重新输入。<text:tab/><text:tab/><text:tab/>A2. 若两次密码输入不一致，系统提示错误并要求重新输入</text:span><text:span text:style-name="T1848">。</text:span><text:span text:style-name="T1849"/><text:span text:style-name="T1850"/></text:p>
                    </text:list-item>
                  </text:list>
                </text:list-item>
              </text:list>
            </text:list-item>
            <text:list-item>
              <text:p text:style-name="P448"><text:span text:style-name="T1851"/><text:span text:style-name="T1852">（2）登录系统</text:span><text:span text:style-name="T1853"/><text:span text:style-name="T1854"/></text:p>
            </text:list-item>
            <text:list-item>
              <text:list>
                <text:list-item>
                  <text:list>
                    <text:list-item>
                      <text:p text:style-name="P449"><text:span text:style-name="T1855">简要描述：</text:span><text:span text:style-name="T1856"><text:line-break/><text:tab/><text:tab/>该用况描述用户通过输入账号与密码登录系统的过程。</text:span><text:span text:style-name="T1857"/><text:span text:style-name="T1858"/></text:p>
                    </text:list-item>
                    <text:list-item>
                      <text:p text:style-name="P450"><text:span text:style-name="T1859">用况图</text:span><text:span text:style-name="T1860"/><text:span text:style-name="T1861"/></text:p>
                    </text:list-item>
                    <text:list-item>
                      <text:p text:style-name="P451"><text:span text:style-name="T1862"><text:tab/></text:span><text:span text:style-name="T1863"/><text:span text:style-name="T1864"/></text:p>
                    </text:list-item>
                    <text:list-item>
                      <text:p text:style-name="P452"><text:span text:style-name="T1865">前置条件：</text:span><text:span text:style-name="T1866"><text:line-break/>用户已成功注册并存在账户记录。</text:span><text:span text:style-name="T1867"/><text:span text:style-name="T1868"/></text:p>
                    </text:list-item>
                    <text:list-item>
                      <text:p text:style-name="P453"><text:span text:style-name="T1869">基本流：</text:span><text:span text:style-name="T1870"/><text:span text:style-name="T1871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29" text:continue-numbering="true">
        <text:list-item>
          <text:p text:style-name="P454"><text:span text:style-name="T1872">用户启动 ShirohaChat 客户端。</text:span><text:span text:style-name="T1873"/><text:span text:style-name="T1874"/></text:p>
        </text:list-item>
        <text:list-item>
          <text:p text:style-name="P455"><text:span text:style-name="T1875">系统显示登录界面。</text:span><text:span text:style-name="T1876"/><text:span text:style-name="T1877"/></text:p>
        </text:list-item>
        <text:list-item>
          <text:p text:style-name="P456"><text:span text:style-name="T1878">用户输入用户名与密码。</text:span><text:span text:style-name="T1879"/><text:span text:style-name="T1880"/></text:p>
        </text:list-item>
        <text:list-item>
          <text:p text:style-name="P457"><text:span text:style-name="T1881">系统验证输入的账户信息。</text:span><text:span text:style-name="T1882"/><text:span text:style-name="T1883"/></text:p>
        </text:list-item>
        <text:list-item>
          <text:p text:style-name="P458"><text:span text:style-name="T1884">若验证成功，系统加载用户信息、好友列表及最近聊天记录。</text:span><text:span text:style-name="T1885"/><text:span text:style-name="T1886"/></text:p>
        </text:list-item>
        <text:list-item>
          <text:p text:style-name="P459"><text:span text:style-name="T1887">系统进入主界面，显示联系人与聊天功能区。</text:span><text:span text:style-name="T1888"/><text:span text:style-name="T1889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460"><text:span text:style-name="T1890">备选流： </text:span><text:span text:style-name="T1891"><text:line-break/><text:tab/><text:tab/> A1. 若用户名或密码错误，系统提示“账户或密码不正确”，返回登录界面。<text:tab/><text:tab/> A2. 若服务器连接失败，系统提示“网络异常，请稍后重试”。</text:span><text:span text:style-name="T1892"/><text:span text:style-name="T1893"/></text:p>
                    </text:list-item>
                  </text:list>
                </text:list-item>
              </text:list>
            </text:list-item>
            <text:list-item>
              <text:p text:style-name="P461"><text:span text:style-name="T1894">（3）添加好友</text:span><text:span text:style-name="T1895"/><text:span text:style-name="T1896"/></text:p>
            </text:list-item>
            <text:list-item>
              <text:list>
                <text:list-item>
                  <text:list>
                    <text:list-item>
                      <text:p text:style-name="P462"><text:span text:style-name="T1897">简要描述：</text:span><text:span text:style-name="T1898"><text:line-break/> 该用况描述用户通过搜索并添加新好友的操作流程。</text:span><text:span text:style-name="T1899"/><text:span text:style-name="T1900"/></text:p>
                    </text:list-item>
                    <text:list-item>
                      <text:p text:style-name="P463"><text:span text:style-name="T1901">用况图</text:span><text:span text:style-name="T1902"/><text:span text:style-name="T1903"/></text:p>
                    </text:list-item>
                    <text:list-item>
                      <text:p text:style-name="P464"><text:span text:style-name="T1904">前置条件：</text:span><text:span text:style-name="T1905"><text:line-break/><text:tab/><text:tab/>用户已登录系统。</text:span><text:span text:style-name="T1906"/><text:span text:style-name="T1907"/></text:p>
                    </text:list-item>
                    <text:list-item>
                      <text:p text:style-name="P465"><text:span text:style-name="T1908">基本流：</text:span><text:span text:style-name="T1909"/><text:span text:style-name="T1910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30" text:continue-numbering="true">
        <text:list-item>
          <text:p text:style-name="P466"><text:span text:style-name="T1911">用户在主界面选择“添加好友”选项。</text:span><text:span text:style-name="T1912"/><text:span text:style-name="T1913"/></text:p>
        </text:list-item>
        <text:list-item>
          <text:p text:style-name="P467"><text:span text:style-name="T1914">系统显示搜索框，用户输入对方用户名或账号。</text:span><text:span text:style-name="T1915"/><text:span text:style-name="T1916"/></text:p>
        </text:list-item>
        <text:list-item>
          <text:p text:style-name="P468"><text:span text:style-name="T1917">系统在数据库中查询匹配结果。</text:span><text:span text:style-name="T1918"/><text:span text:style-name="T1919"/></text:p>
        </text:list-item>
        <text:list-item>
          <text:p text:style-name="P469"><text:span text:style-name="T1920">若目标用户存在，系统显示其头像与昵称信息。</text:span><text:span text:style-name="T1921"/><text:span text:style-name="T1922"/></text:p>
        </text:list-item>
        <text:list-item>
          <text:p text:style-name="P470"><text:span text:style-name="T1923">用户点击“添加”按钮，系统发送好友申请请求。</text:span><text:span text:style-name="T1924"/><text:span text:style-name="T1925"/></text:p>
        </text:list-item>
        <text:list-item>
          <text:p text:style-name="P471"><text:span text:style-name="T1926">对方收到系统推送的好友申请通知。</text:span><text:span text:style-name="T1927"/><text:span text:style-name="T1928"/></text:p>
        </text:list-item>
        <text:list-item>
          <text:p text:style-name="P472"><text:span text:style-name="T1929">对方同意请求后，系统在双方数据库中添加好友关系。</text:span><text:span text:style-name="T1930"/><text:span text:style-name="T1931"/></text:p>
        </text:list-item>
        <text:list-item>
          <text:p text:style-name="P473"><text:span text:style-name="T1932">系统提示“添加好友成功”。</text:span><text:span text:style-name="T1933"/><text:span text:style-name="T1934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474"><text:span text:style-name="T1935">备选流：</text:span><text:span text:style-name="T1936"><text:line-break/><text:tab/><text:tab/>A1. 若搜索结果为空，系统提示“未找到该用户”。<text:tab/><text:tab/>A2. 若对方拒绝请求，系统提示“请求被拒绝”。</text:span><text:span text:style-name="T1937">（4）删除好友</text:span><text:span text:style-name="T1938"/><text:span text:style-name="T1939"/></text:p>
                    </text:list-item>
                    <text:list-item>
                      <text:p text:style-name="P475"><text:span text:style-name="T1940">简要描述：</text:span><text:span text:style-name="T1941"><text:line-break/><text:tab/><text:tab/>该用况描述用户删除现有好友的过程。</text:span><text:span text:style-name="T1942"/><text:span text:style-name="T1943"/></text:p>
                    </text:list-item>
                    <text:list-item>
                      <text:p text:style-name="P476"><text:span text:style-name="T1944">用况图</text:span><text:span text:style-name="T1945"/><text:span text:style-name="T1946"/></text:p>
                    </text:list-item>
                    <text:list-item>
                      <text:p text:style-name="P477"><text:span text:style-name="T1947">前置条件：</text:span><text:span text:style-name="T1948"><text:line-break/><text:tab/><text:tab/>用户已登录系统且存在好友关系。</text:span><text:span text:style-name="T1949"/><text:span text:style-name="T1950"/></text:p>
                    </text:list-item>
                    <text:list-item>
                      <text:p text:style-name="P478"><text:span text:style-name="T1951">基本流：</text:span><text:span text:style-name="T1952"/><text:span text:style-name="T1953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31" text:continue-numbering="true">
        <text:list-item>
          <text:p text:style-name="P479"><text:span text:style-name="T1954">用户在联系人列表中右键选择某个好友。</text:span><text:span text:style-name="T1955"/><text:span text:style-name="T1956"/></text:p>
        </text:list-item>
        <text:list-item>
          <text:p text:style-name="P480"><text:span text:style-name="T1957">系统弹出操作菜单，选择“删除好友”。</text:span><text:span text:style-name="T1958"/><text:span text:style-name="T1959"/></text:p>
        </text:list-item>
        <text:list-item>
          <text:p text:style-name="P481"><text:span text:style-name="T1960">系统弹出确认提示框。</text:span><text:span text:style-name="T1961"/><text:span text:style-name="T1962"/></text:p>
        </text:list-item>
        <text:list-item>
          <text:p text:style-name="P482"><text:span text:style-name="T1963">用户点击“确认”。</text:span><text:span text:style-name="T1964"/><text:span text:style-name="T1965"/></text:p>
        </text:list-item>
        <text:list-item>
          <text:p text:style-name="P483"><text:span text:style-name="T1966">系统从数据库中删除双方的好友关系记录。</text:span><text:span text:style-name="T1967"/><text:span text:style-name="T1968"/></text:p>
        </text:list-item>
        <text:list-item>
          <text:p text:style-name="P484"><text:span text:style-name="T1969">系统提示“删除成功”。</text:span><text:span text:style-name="T1970"/><text:span text:style-name="T1971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485"><text:span text:style-name="T1972">备选流：<text:tab/><text:tab/><text:tab/><text:tab/><text:tab/><text:tab/><text:s/></text:span><text:span text:style-name="T1973"><text:line-break/><text:tab/><text:tab/>A1. 用户在确认提示框中选择“取消”，系统返回好友列表界面。</text:span><text:span text:style-name="T1974"/><text:span text:style-name="T1975"/></text:p>
                    </text:list-item>
                  </text:list>
                </text:list-item>
              </text:list>
            </text:list-item>
          </text:list>
        </text:list-item>
      </text:list>
      <text:p text:style-name="P486"><text:span text:style-name="T1976"/><text:span text:style-name="T1977"/><text:span text:style-name="T1978"/></text:p>
      <text:list>
        <text:list-item>
          <text:p text:style-name="P487"><text:span text:style-name="T1979">（5）发起私人聊天</text:span><text:span text:style-name="T1980"/><text:span text:style-name="T1981"/></text:p>
        </text:list-item>
        <text:list-item>
          <text:list>
            <text:list-item>
              <text:list>
                <text:list-item>
                  <text:p text:style-name="P488"><text:span text:style-name="T1982">简要描述：</text:span><text:span text:style-name="T1983"><text:line-break/><text:tab/><text:tab/>该用况描述用户与某一好友进行一对一聊天的流程。</text:span><text:span text:style-name="T1984"/><text:span text:style-name="T1985"/></text:p>
                </text:list-item>
                <text:list-item>
                  <text:p text:style-name="P489"><text:span text:style-name="T1986">用况图：</text:span><text:span text:style-name="T1987"/><text:span text:style-name="T1988"/></text:p>
                </text:list-item>
                <text:list-item>
                  <text:p text:style-name="P490"><text:span text:style-name="T1989">前置条件：</text:span><text:span text:style-name="T1990"><text:line-break/><text:tab/><text:tab/>用户已登录并有至少一位好友。</text:span><text:span text:style-name="T1991"/><text:span text:style-name="T1992"/></text:p>
                </text:list-item>
                <text:list-item>
                  <text:p text:style-name="P491"><text:span text:style-name="T1993">基本流：</text:span><text:span text:style-name="T1994"/><text:span text:style-name="T1995"/></text:p>
                </text:list-item>
              </text:list>
            </text:list-item>
          </text:list>
        </text:list-item>
      </text:list>
      <text:list text:style-name="WWNum32" text:continue-numbering="true">
        <text:list-item>
          <text:p text:style-name="P492"><text:span text:style-name="T1996">用户点击联系人列表中的某位好友。</text:span><text:span text:style-name="T1997"/><text:span text:style-name="T1998"/></text:p>
        </text:list-item>
        <text:list-item>
          <text:p text:style-name="P493"><text:span text:style-name="T1999">系统打开与该好友的聊天窗口。</text:span><text:span text:style-name="T2000"/><text:span text:style-name="T2001"/></text:p>
        </text:list-item>
        <text:list-item>
          <text:p text:style-name="P494"><text:span text:style-name="T2002">用户在输入框中输入文字消息。</text:span><text:span text:style-name="T2003"/><text:span text:style-name="T2004"/></text:p>
        </text:list-item>
        <text:list-item>
          <text:p text:style-name="P495"><text:span text:style-name="T2005">用户点击“发送”按钮。</text:span><text:span text:style-name="T2006"/><text:span text:style-name="T2007"/></text:p>
        </text:list-item>
        <text:list-item>
          <text:p text:style-name="P496"><text:span text:style-name="T2008">系统通过 TCP 套接字向服务器发送消息。</text:span><text:span text:style-name="T2009"/><text:span text:style-name="T2010"/></text:p>
        </text:list-item>
        <text:list-item>
          <text:p text:style-name="P497"><text:span text:style-name="T2011">服务器接收后，将消息转发至目标用户客户端。</text:span><text:span text:style-name="T2012"/><text:span text:style-name="T2013"/></text:p>
        </text:list-item>
        <text:list-item>
          <text:p text:style-name="P498"><text:span text:style-name="T2014">对方客户端显示新消息并播放提示音。</text:span><text:span text:style-name="T2015"/><text:span text:style-name="T2016"/></text:p>
        </text:list-item>
        <text:list-item>
          <text:p text:style-name="P499"><text:span text:style-name="T2017">系统将本次消息写入聊天记录数据库。</text:span><text:span text:style-name="T2018"/><text:span text:style-name="T2019"/></text:p>
        </text:list-item>
      </text:list>
      <text:list>
        <text:list-item>
          <text:list>
            <text:list-item>
              <text:p text:style-name="P500"><text:span text:style-name="T2020">备选流：</text:span><text:span text:style-name="T2021"><text:line-break/><text:tab/><text:tab/>A1. 若网络中断，系统提示“消息发送失败”，并允许用户重新发送。</text:span><text:span text:style-name="T2022"><text:line-break/></text:span><text:span text:style-name="T2023">（6）参与群聊</text:span><text:span text:style-name="T2024"/><text:span text:style-name="T2025"/></text:p>
            </text:list-item>
            <text:list-item>
              <text:list>
                <text:list-item>
                  <text:list>
                    <text:list-item>
                      <text:p text:style-name="P501"><text:span text:style-name="T2026">简要描述：</text:span><text:span text:style-name="T2027"><text:line-break/><text:tab/><text:tab/>该用况描述用户在群组中与多名成员进行消息交流的过程。</text:span><text:span text:style-name="T2028"/><text:span text:style-name="T2029"/></text:p>
                    </text:list-item>
                    <text:list-item>
                      <text:p text:style-name="P502"><text:span text:style-name="T2030">用况图:</text:span><text:span text:style-name="T2031"/><text:span text:style-name="T2032"/></text:p>
                    </text:list-item>
                    <text:list-item>
                      <text:p text:style-name="P503"><text:span text:style-name="T2033">前置条件：</text:span><text:span text:style-name="T2034"><text:line-break/><text:tab/><text:tab/>用户已加入至少一个群聊。</text:span><text:span text:style-name="T2035"/><text:span text:style-name="T2036"/></text:p>
                    </text:list-item>
                    <text:list-item>
                      <text:p text:style-name="P504"><text:span text:style-name="T2037">基本流：</text:span><text:span text:style-name="T2038"/><text:span text:style-name="T203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33" text:continue-numbering="true">
        <text:list-item>
          <text:p text:style-name="P505"><text:span text:style-name="T2040">用户在主界面选择某个群聊。</text:span><text:span text:style-name="T2041"/><text:span text:style-name="T2042"/></text:p>
        </text:list-item>
        <text:list-item>
          <text:p text:style-name="P506"><text:span text:style-name="T2043">系统加载群成员与历史聊天记录。</text:span><text:span text:style-name="T2044"/><text:span text:style-name="T2045"/></text:p>
        </text:list-item>
        <text:list-item>
          <text:p text:style-name="P507"><text:span text:style-name="T2046">用户输入文字或选择文件、图片、表情。</text:span><text:span text:style-name="T2047"/><text:span text:style-name="T2048"/></text:p>
        </text:list-item>
        <text:list-item>
          <text:p text:style-name="P508"><text:span text:style-name="T2049">用户点击“发送”按钮。</text:span><text:span text:style-name="T2050"/><text:span text:style-name="T2051"/></text:p>
        </text:list-item>
        <text:list-item>
          <text:p text:style-name="P509"><text:span text:style-name="T2052">系统通过服务器广播消息至群内所有成员。</text:span><text:span text:style-name="T2053"/><text:span text:style-name="T2054"/></text:p>
        </text:list-item>
        <text:list-item>
          <text:p text:style-name="P510"><text:span text:style-name="T2055">所有成员客户端接收并显示新消息。</text:span><text:span text:style-name="T2056"/><text:span text:style-name="T2057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511"><text:span text:style-name="T2058">备选流：</text:span><text:span text:style-name="T2059"><text:line-break/><text:tab/><text:tab/>A1. 若用户被移出群聊，系统提示“无法发送消息，您已不在该群中”。</text:span><text:span text:style-name="T2060">（7）发送图片 / 文件 / 表情</text:span><text:span text:style-name="T2061"/><text:span text:style-name="T2062"/></text:p>
                    </text:list-item>
                    <text:list-item>
                      <text:p text:style-name="P512"><text:span text:style-name="T2063">简要描述：</text:span><text:span text:style-name="T2064"><text:line-break/><text:tab/><text:tab/>该用况描述用户在聊天过程中发送非文本内容的操作。</text:span><text:span text:style-name="T2065"/><text:span text:style-name="T2066"/></text:p>
                    </text:list-item>
                    <text:list-item>
                      <text:p text:style-name="P513"><text:span text:style-name="T2067">用况图:</text:span><text:span text:style-name="T2068"/><text:span text:style-name="T2069"/></text:p>
                    </text:list-item>
                    <text:list-item>
                      <text:p text:style-name="P514"><text:span text:style-name="T2070">前置条件：</text:span><text:span text:style-name="T2071"><text:line-break/><text:tab/><text:tab/>用户已进入聊天界面（私聊或群聊）。</text:span><text:span text:style-name="T2072"/><text:span text:style-name="T2073"/></text:p>
                    </text:list-item>
                    <text:list-item>
                      <text:p text:style-name="P515"><text:span text:style-name="T2074">基本流：</text:span><text:span text:style-name="T2075"/><text:span text:style-name="T2076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34" text:continue-numbering="true">
        <text:list-item>
          <text:p text:style-name="P516"><text:span text:style-name="T2077">用户点击“+”号或“附件”按钮。</text:span><text:span text:style-name="T2078"/><text:span text:style-name="T2079"/></text:p>
        </text:list-item>
        <text:list-item>
          <text:p text:style-name="P517"><text:span text:style-name="T2080">系统弹出文件选择窗口。</text:span><text:span text:style-name="T2081"/><text:span text:style-name="T2082"/></text:p>
        </text:list-item>
        <text:list-item>
          <text:p text:style-name="P518"><text:span text:style-name="T2083">用户选择图片、文件或表情。</text:span><text:span text:style-name="T2084"/><text:span text:style-name="T2085"/></text:p>
        </text:list-item>
        <text:list-item>
          <text:p text:style-name="P519"><text:span text:style-name="T2086">系统读取文件信息并显示预览。</text:span><text:span text:style-name="T2087"/><text:span text:style-name="T2088"/></text:p>
        </text:list-item>
        <text:list-item>
          <text:p text:style-name="P520"><text:span text:style-name="T2089">用户确认发送。</text:span><text:span text:style-name="T2090"/><text:span text:style-name="T2091"/></text:p>
        </text:list-item>
        <text:list-item>
          <text:p text:style-name="P521"><text:span text:style-name="T2092">系统通过多线程传输模块发送文件至服务器。</text:span><text:span text:style-name="T2093"/><text:span text:style-name="T2094"/></text:p>
        </text:list-item>
        <text:list-item>
          <text:p text:style-name="P522"><text:span text:style-name="T2095">服务器转发至接收方客户端。</text:span><text:span text:style-name="T2096"/><text:span text:style-name="T2097"/></text:p>
        </text:list-item>
        <text:list-item>
          <text:p text:style-name="P523"><text:span text:style-name="T2098">接收方显示接收提示并保存文件。</text:span><text:span text:style-name="T2099"/><text:span text:style-name="T2100"/></text:p>
        </text:list-item>
      </text:list>
      <text:list>
        <text:list-item>
          <text:list>
            <text:list-item>
              <text:p text:style-name="P524"><text:span text:style-name="T2101">备选流：</text:span><text:span text:style-name="T2102"><text:line-break/><text:tab/><text:tab/>A1. 若文件大小超过限制，系统提示“文件过大，无法发送”。<text:tab/><text:tab/>A2. 若网络异常，系统提示“传输失败”。</text:span><text:span text:style-name="T2103">（8）查看聊天记录</text:span><text:span text:style-name="T2104"/><text:span text:style-name="T2105"/></text:p>
            </text:list-item>
            <text:list-item>
              <text:list>
                <text:list-item>
                  <text:list>
                    <text:list-item>
                      <text:p text:style-name="P525"><text:span text:style-name="T2106">简要描述：</text:span><text:span text:style-name="T2107"><text:line-break/><text:tab/><text:tab/>用况描述用户查看历史消息记录的过程。</text:span><text:span text:style-name="T2108"/><text:span text:style-name="T2109"/></text:p>
                    </text:list-item>
                  </text:list>
                </text:list-item>
              </text:list>
            </text:list-item>
          </text:list>
        </text:list-item>
      </text:list>
      <text:p text:style-name="P526"><text:span text:style-name="T2110"/><text:span text:style-name="T2111"/><text:span text:style-name="T211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27"><text:span text:style-name="T2113">用况图:</text:span><text:span text:style-name="T2114"/><text:span text:style-name="T2115"/></text:p>
                    </text:list-item>
                    <text:list-item>
                      <text:p text:style-name="P528"><text:span text:style-name="T2116">前置条件：</text:span><text:span text:style-name="T2117"><text:line-break/><text:tab/><text:tab/>用户已登录系统且存在聊天历史。</text:span><text:span text:style-name="T2118"/><text:span text:style-name="T2119"/></text:p>
                    </text:list-item>
                    <text:list-item>
                      <text:p text:style-name="P529"><text:span text:style-name="T2120">基本流：</text:span><text:span text:style-name="T2121"/><text:span text:style-name="T2122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35" text:continue-numbering="true">
        <text:list-item>
          <text:p text:style-name="P530"><text:span text:style-name="T2123">用户在聊天界面选择“查看记录”选项。</text:span><text:span text:style-name="T2124"/><text:span text:style-name="T2125"/></text:p>
        </text:list-item>
        <text:list-item>
          <text:p text:style-name="P531"><text:span text:style-name="T2126">系统从本地数据库中加载对应会话的历史消息。</text:span><text:span text:style-name="T2127"/><text:span text:style-name="T2128"/></text:p>
        </text:list-item>
        <text:list-item>
          <text:p text:style-name="P532"><text:span text:style-name="T2129">系统按时间顺序显示消息内容。</text:span><text:span text:style-name="T2130"/><text:span text:style-name="T2131"/></text:p>
        </text:list-item>
        <text:list-item>
          <text:p text:style-name="P533"><text:span text:style-name="T2132">用户可通过滚动或搜索关键词进行查看。</text:span><text:span text:style-name="T2133"/><text:span text:style-name="T2134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534"><text:span text:style-name="T2135">备选流：</text:span><text:span text:style-name="T2136"><text:line-break/><text:tab/><text:tab/>A1. 若无历史记录，系统提示“暂无聊天记录”</text:span><text:span text:style-name="T2137"/><text:span text:style-name="T2138"/></text:p>
                    </text:list-item>
                  </text:list>
                </text:list-item>
              </text:list>
            </text:list-item>
          </text:list>
        </text:list-item>
      </text:list>
      <text:p text:style-name="P535"><text:span text:style-name="T2139"/><text:span text:style-name="T2140"/><text:span text:style-name="T2141"/></text:p>
      <text:p text:style-name="P536"><text:span text:style-name="T2142"/><text:span text:style-name="T2143"/><text:span text:style-name="T2144"/></text:p>
      <text:list>
        <text:list-item>
          <text:p text:style-name="P537"><text:span text:style-name="T2145">（</text:span><text:span text:style-name="T2146">9</text:span><text:span text:style-name="T2147">）修改个人资料（昵称、头像）</text:span><text:span text:style-name="T2148"/><text:span text:style-name="T2149"/></text:p>
        </text:list-item>
        <text:list-item>
          <text:list>
            <text:list-item>
              <text:list>
                <text:list-item>
                  <text:p text:style-name="P538"><text:span text:style-name="T2150">简要描述：</text:span><text:span text:style-name="T2151"><text:line-break/><text:tab/><text:tab/>该用况描述用户在已登录状态下，修改自己的个人资料（如昵称、头像）的操作过程。</text:span><text:span text:style-name="T2152"/><text:span text:style-name="T2153"/></text:p>
                </text:list-item>
                <text:list-item>
                  <text:p text:style-name="P539"><text:span text:style-name="T2154">用况图:</text:span><text:span text:style-name="T2155"/><text:span text:style-name="T2156"/></text:p>
                </text:list-item>
                <text:list-item>
                  <text:p text:style-name="P540"><text:span text:style-name="T2157">前置条件：</text:span><text:span text:style-name="T2158"><text:line-break/><text:tab/><text:tab/>用户已成功登录系统。</text:span><text:span text:style-name="T2159"/><text:span text:style-name="T2160"/></text:p>
                </text:list-item>
                <text:list-item>
                  <text:p text:style-name="P541"><text:span text:style-name="T2161">基本流：</text:span><text:span text:style-name="T2162"/><text:span text:style-name="T2163"/></text:p>
                </text:list-item>
              </text:list>
            </text:list-item>
          </text:list>
        </text:list-item>
      </text:list>
      <text:list text:style-name="WWNum36" text:continue-numbering="true">
        <text:list-item>
          <text:p text:style-name="P542"><text:span text:style-name="T2164">用户在主界面点击“个人信息”或“设置”选项。</text:span><text:span text:style-name="T2165"/><text:span text:style-name="T2166"/></text:p>
        </text:list-item>
        <text:list-item>
          <text:p text:style-name="P543"><text:span text:style-name="T2167">系统显示当前用户的资料信息，包括昵称、头像、账号等。</text:span><text:span text:style-name="T2168"/><text:span text:style-name="T2169"/></text:p>
        </text:list-item>
        <text:list-item>
          <text:p text:style-name="P544"><text:span text:style-name="T2170">用户点击“编辑资料”按钮。</text:span><text:span text:style-name="T2171"/><text:span text:style-name="T2172"/></text:p>
        </text:list-item>
        <text:list-item>
          <text:p text:style-name="P545"><text:span text:style-name="T2173">用户可选择修改昵称或更换头像。</text:span><text:span text:style-name="T2174"/><text:span text:style-name="T2175"/></text:p>
        </text:list-item>
        <text:list-item>
          <text:p text:style-name="P546"><text:span text:style-name="T2176">若用户修改昵称，系统显示输入框，用户输入新昵称并点击“保存”。</text:span><text:span text:style-name="T2177"/><text:span text:style-name="T2178"/></text:p>
        </text:list-item>
        <text:list-item>
          <text:p text:style-name="P547"><text:span text:style-name="T2179">若用户更换头像，系统弹出文件选择窗口，用户选择本地图片文件。</text:span><text:span text:style-name="T2180"/><text:span text:style-name="T2181"/></text:p>
        </text:list-item>
        <text:list-item>
          <text:p text:style-name="P548"><text:span text:style-name="T2182">系统显示头像预览，并提示“确认更换”。</text:span><text:span text:style-name="T2183"/><text:span text:style-name="T2184"/></text:p>
        </text:list-item>
        <text:list-item>
          <text:p text:style-name="P549"><text:span text:style-name="T2185">用户确认后，系统将更新后的信息写入数据库，并同步至服务器。</text:span><text:span text:style-name="T2186"/><text:span text:style-name="T2187"/></text:p>
        </text:list-item>
        <text:list-item>
          <text:p text:style-name="P550"><text:span text:style-name="T2188">系统提示“修改成功”，并刷新界面显示最新资料。</text:span><text:span text:style-name="T2189"/><text:span text:style-name="T2190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551"><text:span text:style-name="T2191">备选流：</text:span><text:span text:style-name="T2192"><text:line-break/><text:tab/><text:tab/>A1. 若用户取消编辑操作，系统返回原个人信息页面。<text:tab/><text:tab/>A2. 若用户上传的头像文件格式不支持或超出大小限制，系统提示“文件不符合要求，请重新选<text:tab/><text:tab/><text:tab/>择”。<text:tab/><text:tab/>A3. 若网络连接中断，系统提示“资料修改失败，请稍后再试”。</text:span><text:span text:style-name="T2193"/><text:span text:style-name="T2194"/></text:p>
                    </text:list-item>
                  </text:list>
                </text:list-item>
              </text:list>
            </text:list-item>
            <text:list-item>
              <text:p text:style-name="P552"><text:span text:style-name="T2195"><text:line-break/></text:span><text:span text:style-name="T2196">（1</text:span><text:span text:style-name="T2197">0</text:span><text:span text:style-name="T2198">）加入群聊</text:span><text:span text:style-name="T2199"/><text:span text:style-name="T2200"/></text:p>
            </text:list-item>
            <text:list-item>
              <text:list>
                <text:list-item>
                  <text:list>
                    <text:list-item>
                      <text:p text:style-name="P553"><text:span text:style-name="T2201"><text:s/></text:span><text:span text:style-name="T2202">简要描述</text:span><text:span text:style-name="T2203"/><text:span text:style-name="T2204"/></text:p>
                    </text:list-item>
                  </text:list>
                </text:list-item>
              </text:list>
            </text:list-item>
          </text:list>
        </text:list-item>
      </text:list>
      <text:p text:style-name="P554"><text:span text:style-name="T2205"><text:tab/><text:tab/>该用况描述用户通过群号、邀请链接或好友邀请加入一个已存在群聊的过程。</text:span><text:span text:style-name="T2206"/><text:span text:style-name="T2207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55"><text:span text:style-name="T2208">用况图</text:span><text:span text:style-name="T2209"/><text:span text:style-name="T2210"/></text:p>
                    </text:list-item>
                  </text:list>
                </text:list-item>
              </text:list>
            </text:list-item>
          </text:list>
        </text:list-item>
      </text:list>
      <text:p text:style-name="P556"><text:span text:style-name="T2211"/><text:span text:style-name="T2212"/><text:span text:style-name="T2213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57"><text:span text:style-name="T2214"><text:s/></text:span><text:span text:style-name="T2215">前置条件：</text:span><text:span text:style-name="T2216"/><text:span text:style-name="T2217"/></text:p>
                    </text:list-item>
                  </text:list>
                </text:list-item>
              </text:list>
            </text:list-item>
          </text:list>
        </text:list-item>
      </text:list>
      <text:p text:style-name="P558"><text:span text:style-name="T2218"><text:tab/>用户已成功登录系统。</text:span><text:span text:style-name="T2219"/><text:span text:style-name="T2220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59"><text:span text:style-name="T2221">基本流：</text:span><text:span text:style-name="T2222"/><text:span text:style-name="T2223"/></text:p>
                    </text:list-item>
                  </text:list>
                </text:list-item>
              </text:list>
            </text:list-item>
          </text:list>
        </text:list-item>
      </text:list>
      <text:p text:style-name="P560"><text:span text:style-name="T2224"><text:tab/>1.</text:span><text:span text:style-name="T2225">用户在主界面选择"加入群聊"选项。</text:span><text:span text:style-name="T2226"/><text:span text:style-name="T2227"/></text:p>
      <text:p text:style-name="P561"><text:span text:style-name="T2228"><text:tab/>2.</text:span><text:span text:style-name="T2229">系统显示加入群聊的多种方式：搜索群号、输入邀请链接、查看邀请消息。</text:span><text:span text:style-name="T2230"/><text:span text:style-name="T2231"/></text:p>
      <text:p text:style-name="P562"><text:span text:style-name="T2232"><text:tab/>3.</text:span><text:span text:style-name="T2233">用户选择一种方式并输入群聊信息。</text:span><text:span text:style-name="T2234"/><text:span text:style-name="T2235"/></text:p>
      <text:p text:style-name="P563"><text:span text:style-name="T2236"><text:tab/>4.</text:span><text:span text:style-name="T2237">系统验证群聊是否存在及用户是否有权限加入。</text:span><text:span text:style-name="T2238"/><text:span text:style-name="T2239"/></text:p>
      <text:p text:style-name="P564"><text:span text:style-name="T2240"><text:tab/>5.</text:span><text:span text:style-name="T2241">若验证通过，系统将用户添加到群成员列表。</text:span><text:span text:style-name="T2242"/><text:span text:style-name="T2243"/></text:p>
      <text:p text:style-name="P565"><text:span text:style-name="T2244"><text:tab/>6.</text:span><text:span text:style-name="T2245">系统提示"加群成功"，并显示群聊界面。</text:span><text:span text:style-name="T2246"/><text:span text:style-name="T2247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66"><text:span text:style-name="T2248"><text:s/></text:span><text:span text:style-name="T2249">备选流：</text:span><text:span text:style-name="T2250"/><text:span text:style-name="T2251"/></text:p>
                    </text:list-item>
                  </text:list>
                </text:list-item>
              </text:list>
            </text:list-item>
            <text:list-item>
              <text:p text:style-name="P567"><text:span text:style-name="T2252"><text:tab/>A1. 若群号不存在，系统提示"未找到该群聊"。<text:tab/><text:tab/></text:span><text:span text:style-name="T2253">A2. 若群聊设置为需要审核，系统提示"已提交申请，等待管理员审核"。</text:span><text:span text:style-name="T2254">（1</text:span><text:span text:style-name="T2255">1</text:span><text:span text:style-name="T2256">）</text:span><text:span text:style-name="T2257">创建群聊</text:span><text:span text:style-name="T2258"/><text:span text:style-name="T2259"/></text:p>
            </text:list-item>
            <text:list-item>
              <text:list>
                <text:list-item>
                  <text:list>
                    <text:list-item>
                      <text:p text:style-name="P568"><text:span text:style-name="T2260">简要描述</text:span><text:span text:style-name="T2261"/><text:span text:style-name="T2262"/></text:p>
                    </text:list-item>
                  </text:list>
                </text:list-item>
              </text:list>
            </text:list-item>
          </text:list>
        </text:list-item>
      </text:list>
      <text:p text:style-name="P569"><text:span text:style-name="T2263"><text:tab/>该用况描述用户创建新的群聊，并初始化为群主的过程。</text:span><text:span text:style-name="T2264"/><text:span text:style-name="T2265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70"><text:span text:style-name="T2266">用况图:</text:span><text:span text:style-name="T2267"/><text:span text:style-name="T2268"/></text:p>
                    </text:list-item>
                    <text:list-item>
                      <text:p text:style-name="P571"><text:span text:style-name="T2269">前置条件：</text:span><text:span text:style-name="T2270"/><text:span text:style-name="T2271"/></text:p>
                    </text:list-item>
                  </text:list>
                </text:list-item>
              </text:list>
            </text:list-item>
          </text:list>
        </text:list-item>
      </text:list>
      <text:p text:style-name="P572"><text:span text:style-name="T2272">用户已成功登录系统，并且有至少一位好友。</text:span><text:span text:style-name="T2273"/><text:span text:style-name="T2274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73"><text:span text:style-name="T2275"> 基本流：</text:span><text:span text:style-name="T2276"/><text:span text:style-name="T2277"/></text:p>
                    </text:list-item>
                  </text:list>
                </text:list-item>
              </text:list>
            </text:list-item>
          </text:list>
        </text:list-item>
      </text:list>
      <text:p text:style-name="P574"><text:span text:style-name="T2278"><text:tab/></text:span><text:span text:style-name="T2279">1.</text:span><text:span text:style-name="T2280">用户在主界面点击"创建群聊"按钮。</text:span><text:span text:style-name="T2281"/><text:span text:style-name="T2282"/></text:p>
      <text:p text:style-name="P575"><text:span text:style-name="T2283"><text:tab/></text:span><text:span text:style-name="T2284">2.</text:span><text:span text:style-name="T2285">系统显示群聊创建界面，要求输入群聊名称、群聊描述等信息。</text:span><text:span text:style-name="T2286"/><text:span text:style-name="T2287"/></text:p>
      <text:p text:style-name="P576"><text:span text:style-name="T2288"><text:tab/></text:span><text:span text:style-name="T2289">3.</text:span><text:span text:style-name="T2290">系统显示用户的好友列表，用户选择要邀请的好友。</text:span><text:span text:style-name="T2291"/><text:span text:style-name="T2292"/></text:p>
      <text:p text:style-name="P577"><text:span text:style-name="T2293"><text:tab/></text:span><text:span text:style-name="T2294">4.</text:span><text:span text:style-name="T2295">用户点击"完成创建"按钮。</text:span><text:span text:style-name="T2296"/><text:span text:style-name="T2297"/></text:p>
      <text:p text:style-name="P578"><text:span text:style-name="T2298"><text:tab/></text:span><text:span text:style-name="T2299">5.</text:span><text:span text:style-name="T2300">系统验证输入信息合法性（如群聊名称不为空）。</text:span><text:span text:style-name="T2301"/><text:span text:style-name="T2302"/></text:p>
      <text:p text:style-name="P579"><text:span text:style-name="T2303"><text:tab/></text:span><text:span text:style-name="T2304">6.</text:span><text:span text:style-name="T2305">系统在数据库中创建新的群聊记录，并将用户设为群主。</text:span><text:span text:style-name="T2306"/><text:span text:style-name="T2307"/></text:p>
      <text:p text:style-name="P580"><text:span text:style-name="T2308"><text:tab/></text:span><text:span text:style-name="T2309">7.</text:span><text:span text:style-name="T2310">系统向被选中的好友发送群聊邀请。</text:span><text:span text:style-name="T2311"/><text:span text:style-name="T2312"/></text:p>
      <text:p text:style-name="P581"><text:span text:style-name="T2313"><text:tab/></text:span><text:span text:style-name="T2314">8.</text:span><text:span text:style-name="T2315">系统提示"群聊创建成功"，并自动进入新创建的群聊界面。</text:span><text:span text:style-name="T2316"/><text:span text:style-name="T2317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82"><text:span text:style-name="T2318">备选流：</text:span><text:span text:style-name="T2319"/><text:span text:style-name="T2320"/></text:p>
                    </text:list-item>
                  </text:list>
                </text:list-item>
              </text:list>
            </text:list-item>
          </text:list>
        </text:list-item>
      </text:list>
      <text:p text:style-name="P583"><text:span text:style-name="T2321"><text:tab/><text:tab/>A1. 若群聊名称为空，系统提示"群聊名称不能为空"，用户重新输入。</text:span><text:span text:style-name="T2322"/><text:span text:style-name="T2323"/></text:p>
      <text:p text:style-name="P584"><text:span text:style-name="T2324"><text:tab/><text:tab/>A2. 若用户未选择任何好友，系统提示"请至少选择一位好友"，用户重新选择。</text:span><text:span text:style-name="T2325"/><text:span text:style-name="T2326"/></text:p>
      <text:p text:style-name="P585"><text:span text:style-name="T2327"><text:tab/><text:tab/>A3. 若用户点击"取消"按钮，系统放弃创建操作，返回主界面。</text:span><text:span text:style-name="T2328"/><text:span text:style-name="T2329"/></text:p>
      <text:list>
        <text:list-item>
          <text:p text:style-name="P586"><text:span text:style-name="T2330">（1</text:span><text:span text:style-name="T2331">2</text:span><text:span text:style-name="T2332">）退出群聊</text:span><text:span text:style-name="T2333"/><text:span text:style-name="T2334"/></text:p>
        </text:list-item>
        <text:list-item>
          <text:list>
            <text:list-item>
              <text:list>
                <text:list-item>
                  <text:p text:style-name="P587"><text:span text:style-name="T2335">简要描述</text:span><text:span text:style-name="T2336"/><text:span text:style-name="T2337"/></text:p>
                </text:list-item>
              </text:list>
            </text:list-item>
          </text:list>
        </text:list-item>
      </text:list>
      <text:p text:style-name="P588"><text:span text:style-name="T2338"><text:tab/><text:tab/>该用况描述用户主动退出一个已加入的群聊的操作过程。</text:span><text:span text:style-name="T2339"/><text:span text:style-name="T2340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89"><text:span text:style-name="T2341">用况图</text:span><text:span text:style-name="T2342"/><text:span text:style-name="T2343"/></text:p>
                    </text:list-item>
                  </text:list>
                </text:list-item>
              </text:list>
            </text:list-item>
          </text:list>
        </text:list-item>
      </text:list>
      <text:p text:style-name="P590"><text:span text:style-name="T2344"><text:tab/></text:span><text:span text:style-name="T2345"/><text:span text:style-name="T2346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91"><text:span text:style-name="T2347">前置条件：</text:span><text:span text:style-name="T2348"/><text:span text:style-name="T2349"/></text:p>
                    </text:list-item>
                  </text:list>
                </text:list-item>
              </text:list>
            </text:list-item>
          </text:list>
        </text:list-item>
      </text:list>
      <text:p text:style-name="P592"><text:span text:style-name="T2350"><text:tab/><text:tab/>用户已登录系统且是至少一个群聊的成员。</text:span><text:span text:style-name="T2351"/><text:span text:style-name="T235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93"><text:span text:style-name="T2353">基本流：<text:tab/><text:tab/><text:s text:c="3"/></text:span><text:span text:style-name="T2354">1. </text:span><text:span text:style-name="T2355">用户在群聊列表中选择要退出的群聊。</text:span><text:span text:style-name="T2356"/><text:span text:style-name="T2357"/></text:p>
                    </text:list-item>
                  </text:list>
                </text:list-item>
              </text:list>
            </text:list-item>
          </text:list>
        </text:list-item>
      </text:list>
      <text:p text:style-name="P594"><text:span text:style-name="T2358">2. </text:span><text:span text:style-name="T2359">系统进入群聊信息界面。</text:span><text:span text:style-name="T2360"/><text:span text:style-name="T2361"/></text:p>
      <text:p text:style-name="P595"><text:span text:style-name="T2362">3. </text:span><text:span text:style-name="T2363">用户点击"退出群聊"按钮。</text:span><text:span text:style-name="T2364"/><text:span text:style-name="T2365"/></text:p>
      <text:p text:style-name="P596"><text:span text:style-name="T2366">4. </text:span><text:span text:style-name="T2367">系统弹出确认提示框。</text:span><text:span text:style-name="T2368"/><text:span text:style-name="T2369"/></text:p>
      <text:p text:style-name="P597"><text:span text:style-name="T2370">5. </text:span><text:span text:style-name="T2371">用户确认退出。</text:span><text:span text:style-name="T2372"/><text:span text:style-name="T2373"/></text:p>
      <text:p text:style-name="P598"><text:span text:style-name="T2374">6. </text:span><text:span text:style-name="T2375">系统将用户从群成员列表中移除。</text:span><text:span text:style-name="T2376"/><text:span text:style-name="T2377"/></text:p>
      <text:p text:style-name="P599"><text:span text:style-name="T2378">7. </text:span><text:span text:style-name="T2379">系统提示"已退出群聊"，返回主界面。</text:span><text:span text:style-name="T2380"/><text:span text:style-name="T2381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600"><text:span text:style-name="T2382"><text:s/></text:span><text:span text:style-name="T2383">备选流：</text:span><text:span text:style-name="T2384"/><text:span text:style-name="T2385"/></text:p>
                    </text:list-item>
                  </text:list>
                </text:list-item>
              </text:list>
            </text:list-item>
          </text:list>
        </text:list-item>
      </text:list>
      <text:p text:style-name="P601"><text:span text:style-name="T2386"><text:tab/><text:tab/><text:tab/></text:span><text:span text:style-name="T2387">A1.</text:span><text:span text:style-name="T2388"> 用户在确认提示框中选择"取消"，系统返回群聊信息界面。。</text:span><text:span text:style-name="T2389"/><text:span text:style-name="T2390"/></text:p>
      <text:list>
        <text:list-item>
          <text:p text:style-name="P602"><text:span text:style-name="T2391">（</text:span><text:span text:style-name="T2392">1</text:span><text:span text:style-name="T2393">3</text:span><text:span text:style-name="T2394">）退出系统</text:span><text:span text:style-name="T2395"/><text:span text:style-name="T2396"/></text:p>
        </text:list-item>
        <text:list-item>
          <text:list>
            <text:list-item>
              <text:list>
                <text:list-item>
                  <text:p text:style-name="P603"><text:span text:style-name="T2397">简要描述：</text:span><text:span text:style-name="T2398"><text:line-break/><text:tab/><text:tab/>该用况描述用户退出聊天系统的操作。</text:span><text:span text:style-name="T2399"/><text:span text:style-name="T2400"/></text:p>
                </text:list-item>
                <text:list-item>
                  <text:p text:style-name="P604"><text:span text:style-name="T2401">用况图:</text:span><text:span text:style-name="T2402"/><text:span text:style-name="T2403"/></text:p>
                </text:list-item>
                <text:list-item>
                  <text:p text:style-name="P605"><text:span text:style-name="T2404">前置条件：</text:span><text:span text:style-name="T2405"><text:line-break/><text:tab/><text:tab/>用户已登录。</text:span><text:span text:style-name="T2406"/><text:span text:style-name="T2407"/></text:p>
                </text:list-item>
                <text:list-item>
                  <text:p text:style-name="P606"><text:span text:style-name="T2408">基本流：</text:span><text:span text:style-name="T2409"/><text:span text:style-name="T2410"/></text:p>
                </text:list-item>
              </text:list>
            </text:list-item>
          </text:list>
        </text:list-item>
      </text:list>
      <text:list text:style-name="WWNum37" text:continue-numbering="true">
        <text:list-item>
          <text:p text:style-name="P607"><text:span text:style-name="T2411">用户在主界面点击“退出”按钮。</text:span><text:span text:style-name="T2412"/><text:span text:style-name="T2413"/></text:p>
        </text:list-item>
        <text:list-item>
          <text:p text:style-name="P608"><text:span text:style-name="T2414">系统弹出退出确认提示框。</text:span><text:span text:style-name="T2415"/><text:span text:style-name="T2416"/></text:p>
        </text:list-item>
        <text:list-item>
          <text:p text:style-name="P609"><text:span text:style-name="T2417">用户确认退出。</text:span><text:span text:style-name="T2418"/><text:span text:style-name="T2419"/></text:p>
        </text:list-item>
        <text:list-item>
          <text:p text:style-name="P610"><text:span text:style-name="T2420">系统保存未发送消息与聊天状态。</text:span><text:span text:style-name="T2421"/><text:span text:style-name="T2422"/></text:p>
        </text:list-item>
        <text:list-item>
          <text:p text:style-name="P611"><text:span text:style-name="T2423">系统断开服务器连接，关闭客户端窗口。</text:span><text:span text:style-name="T2424"/><text:span text:style-name="T2425"/></text:p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612"><text:span text:style-name="T2426">备选流：</text:span><text:span text:style-name="T2427"><text:line-break/><text:tab/><text:tab/>A1. 用户点击“取消”，系统返回主界面。</text:span><text:span text:style-name="T2428"/><text:span text:style-name="T2429"/></text:p>
                    </text:list-item>
                  </text:list>
                </text:list-item>
              </text:list>
            </text:list-item>
          </text:list>
        </text:list-item>
      </text:list>
      <text:p text:style-name="P613"><text:span text:style-name="T2430"/><text:span text:style-name="T2431"/><text:span text:style-name="T2432"/></text:p>
      <text:list>
        <text:list-item>
          <text:p text:style-name="P614"><text:span text:style-name="T2433"/><text:bookmark-start text:name="__RefHeading___Toc8567_481696549"/><text:span text:style-name="T2434">需求分析</text:span><text:bookmark-end text:name="__RefHeading___Toc8567_481696549"/><text:span text:style-name="T2435"/><text:span text:style-name="T2436"/></text:p>
        </text:list-item>
        <text:list-item>
          <text:list>
            <text:list-item>
              <text:p text:style-name="P620"><text:span text:style-name="T2437"/><text:bookmark-start text:name="__RefHeading___Toc8569_481696549"/><text:span text:style-name="T2438">健壮性分析</text:span><text:bookmark-end text:name="__RefHeading___Toc8569_481696549"/><text:span text:style-name="T2439"/><text:span text:style-name="T2440"/></text:p>
            </text:list-item>
          </text:list>
        </text:list-item>
      </text:list>
      <text:p text:style-name="P621"><text:span text:style-name="T2441"/><text:span text:style-name="T2442"/><text:span text:style-name="T2443"/></text:p>
      <text:p text:style-name="P622"><text:span text:style-name="T2444"/><text:span text:style-name="T2445"/><text:span text:style-name="T2446"/></text:p>
      <text:p text:style-name="P623"><text:span text:style-name="T2447"/><text:span text:style-name="T2448"/><text:span text:style-name="T2449"/></text:p>
      <text:p text:style-name="P624"><text:span text:style-name="T2450"/><text:span text:style-name="T2451"/><text:span text:style-name="T2452"/></text:p>
      <text:p text:style-name="P625"><text:span text:style-name="T2453"/><text:span text:style-name="T2454"/><text:span text:style-name="T2455"/></text:p>
      <text:list>
        <text:list-item>
          <text:list>
            <text:list-item>
              <text:p text:style-name="P626"><text:span text:style-name="T2456"/><text:bookmark-start text:name="__RefHeading___Toc8571_481696549"/><text:span text:style-name="T2457">交互建模</text:span><text:bookmark-end text:name="__RefHeading___Toc8571_481696549"/><text:span text:style-name="T2458"/><text:span text:style-name="T2459"/></text:p>
            </text:list-item>
          </text:list>
        </text:list-item>
      </text:list>
      <text:p text:style-name="P627"><text:span text:style-name="T2460"/><text:span text:style-name="T2461"/><text:span text:style-name="T2462"/></text:p>
      <text:list>
        <text:list-item>
          <text:p text:style-name="P628"><text:span text:style-name="T2463"/><text:bookmark-start text:name="__RefHeading___Toc8573_481696549"/><text:span text:style-name="T2464">架构设计</text:span><text:bookmark-end text:name="__RefHeading___Toc8573_481696549"/><text:span text:style-name="T2465"/><text:span text:style-name="T2466"/></text:p>
        </text:list-item>
        <text:list-item>
          <text:p text:style-name="P635"><text:span text:style-name="T2467"/><text:span text:style-name="T2468"/><text:span text:style-name="T2469"/></text:p>
        </text:list-item>
        <text:soft-page-break/>
        <text:list-item>
          <text:p text:style-name="P636"><text:span text:style-name="T2470"/><text:bookmark-start text:name="__RefHeading___Toc8575_481696549"/><text:span text:style-name="T2471">详细设计</text:span><text:bookmark-end text:name="__RefHeading___Toc8575_481696549"/><text:span text:style-name="T2472"/><text:span text:style-name="T2473"/></text:p>
        </text:list-item>
        <text:soft-page-break/>
      </text:list>
      <text:list text:style-name="WWNum38" text:continue-numbering="true">
        <text:list-item>
          <text:p text:style-name="P637"><text:span text:style-name="T2474"/><text:bookmark-start text:name="__RefHeading__2857_375319270"/><text:span text:style-name="T2475">后记</text:span><text:bookmark-end text:name="__RefHeading__2857_375319270"/><text:span text:style-name="T2476"/><text:span text:style-name="T2477"/></text:p>
        </text:list-item>
      </text:list>
      <text:p text:style-name="P638"><text:span text:style-name="T2478">正文内容，方正仿宋，小四，首行缩进。正文内容，方正仿宋，小四，首行缩进。正文内容，方正仿宋，小四，首行缩进。</text:span><text:span text:style-name="T2479"/><text:span text:style-name="T2480"/></text:p>
      <text:p text:style-name="P639"><text:span text:style-name="T2481"/><text:span text:style-name="T2482"/><text:span text:style-name="T2483"/></text:p>
      <text:p text:style-name="P640"><text:span text:style-name="T2484"/><text:span text:style-name="T2485"/><text:span text:style-name="T2486"/></text:p>
      <text:p text:style-name="P641"><text:span text:style-name="T2487"/><text:span text:style-name="T2488"/><text:span text:style-name="T2489"/></text:p>
      <text:p text:style-name="P642"><text:span text:style-name="T2490"/><text:span text:style-name="T2491"/><text:span text:style-name="T2492"/></text:p>
      <text:p text:style-name="P643"><text:span text:style-name="T2493"/><text:span text:style-name="T2494"/><text:span text:style-name="T2495"/></text:p>
      <text:list text:style-name="WWNum38" text:continue-numbering="true">
        <text:list-item>
          <text:p text:style-name="P644"><text:span text:style-name="T2496"/><text:bookmark-start text:name="__RefHeading__3696_145136877"/><text:span text:style-name="T2497">参考文献</text:span><text:bookmark-end text:name="__RefHeading__3696_145136877"/><text:span text:style-name="T2498"/><text:span text:style-name="T2499"/></text:p>
        </text:list-item>
      </text:list>
      <text:p text:style-name="P652"><text:span text:style-name="T2500"/><text:span text:style-name="T2501"/><text:span text:style-name="T250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21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809">
      <style:paragraph-properties/>
      <style:text-properties fo:font-size="10pt"/>
    </style:style>
    <style:style style:display-name="DStyle_text" style:family="text" style:name="810">
      <style:paragraph-properties/>
    </style:style>
    <style:style style:class="default" style:display-name="Normal" style:family="paragraph" style:name="811">
      <style:paragraph-properties/>
      <style:text-properties/>
    </style:style>
    <style:style style:parent-style-name="932" style:display-name="Heading 1 Char" style:family="text" style:name="812">
      <style:paragraph-properties/>
      <style:text-properties fo:color="#0f4761" fo:font-family="Arial" style:font-family-complex="Arial" fo:font-size="20pt" style:font-size-complex="20pt"/>
    </style:style>
    <style:style style:parent-style-name="932" style:display-name="Heading 2 Char" style:family="text" style:name="813">
      <style:paragraph-properties/>
      <style:text-properties fo:color="#0f4761" fo:font-family="Arial" style:font-family-complex="Arial" fo:font-size="16pt" style:font-size-complex="16pt"/>
    </style:style>
    <style:style style:parent-style-name="932" style:display-name="Heading 3 Char" style:family="text" style:name="814">
      <style:paragraph-properties/>
      <style:text-properties fo:color="#0f4761" fo:font-family="Arial" style:font-family-complex="Arial" fo:font-size="14pt" style:font-size-complex="14pt"/>
    </style:style>
    <style:style style:parent-style-name="932" style:display-name="Heading 4 Char" style:family="text" style:name="815">
      <style:paragraph-properties/>
      <style:text-properties fo:color="#0f4761" fo:font-family="Arial" style:font-family-complex="Arial" fo:font-style="italic"/>
    </style:style>
    <style:style style:parent-style-name="932" style:display-name="Heading 5 Char" style:family="text" style:name="816">
      <style:paragraph-properties/>
      <style:text-properties fo:color="#0f4761" fo:font-family="Arial" style:font-family-complex="Arial"/>
    </style:style>
    <style:style style:parent-style-name="932" style:display-name="Heading 6 Char" style:family="text" style:name="817">
      <style:paragraph-properties/>
      <style:text-properties fo:color="#595959" fo:font-family="Arial" style:font-family-complex="Arial" fo:font-style="italic"/>
    </style:style>
    <style:style style:parent-style-name="932" style:display-name="Heading 7 Char" style:family="text" style:name="818">
      <style:paragraph-properties/>
      <style:text-properties fo:color="#595959" fo:font-family="Arial" style:font-family-complex="Arial"/>
    </style:style>
    <style:style style:parent-style-name="932" style:display-name="Heading 8 Char" style:family="text" style:name="819">
      <style:paragraph-properties/>
      <style:text-properties fo:color="#272727" fo:font-family="Arial" style:font-family-complex="Arial" fo:font-style="italic"/>
    </style:style>
    <style:style style:parent-style-name="932" style:display-name="Heading 9 Char" style:family="text" style:name="820">
      <style:paragraph-properties/>
      <style:text-properties fo:color="#272727" fo:font-family="Arial" style:font-family-complex="Arial" fo:font-style="italic"/>
    </style:style>
    <style:style style:parent-style-name="932" style:display-name="Title Char" style:family="text" style:name="821">
      <style:paragraph-properties/>
      <style:text-properties fo:font-family="Arial" style:font-family-complex="Arial" fo:font-size="28pt" style:font-size-complex="28pt" fo:letter-spacing="-0.5pt"/>
    </style:style>
    <style:style style:parent-style-name="932" style:display-name="Subtitle Char" style:family="text" style:name="822">
      <style:paragraph-properties/>
      <style:text-properties fo:color="#595959" fo:font-size="14pt" style:font-size-complex="14pt" fo:letter-spacing="0.75pt"/>
    </style:style>
    <style:style style:parent-style-name="811" style:display-name="Quote" style:family="paragraph" style:name="823">
      <style:paragraph-properties fo:text-align="center" fo:margin-top="8pt"/>
      <style:text-properties fo:color="#404040" fo:font-style="italic"/>
    </style:style>
    <style:style style:parent-style-name="932" style:display-name="Quote Char" style:family="text" style:name="824">
      <style:paragraph-properties/>
      <style:text-properties fo:color="#404040" fo:font-style="italic"/>
    </style:style>
    <style:style style:parent-style-name="811" style:display-name="List Paragraph" style:family="paragraph" style:name="825">
      <style:paragraph-properties fo:margin-left="1.27cm" fo:margin-right="0cm" fo:text-indent="0cm"/>
      <style:text-properties/>
    </style:style>
    <style:style style:parent-style-name="932" style:display-name="Intense Emphasis" style:family="text" style:name="826">
      <style:paragraph-properties/>
      <style:text-properties fo:color="#0f4761" fo:font-style="italic"/>
    </style:style>
    <style:style style:parent-style-name="811" style:display-name="Intense Quote" style:family="paragraph" style:name="82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932" style:display-name="Intense Quote Char" style:family="text" style:name="828">
      <style:paragraph-properties/>
      <style:text-properties fo:color="#0f4761" fo:font-style="italic"/>
    </style:style>
    <style:style style:parent-style-name="932" style:display-name="Intense Reference" style:family="text" style:name="829">
      <style:paragraph-properties/>
      <style:text-properties fo:font-variant="small-caps" fo:color="#0f4761" fo:letter-spacing="0.25pt" fo:font-weight="bold"/>
    </style:style>
    <style:style style:parent-style-name="811" style:display-name="No Spacing" style:family="paragraph" style:name="830">
      <style:paragraph-properties fo:line-height="100%" fo:margin-bottom="0pt"/>
    </style:style>
    <style:style style:parent-style-name="932" style:display-name="Subtle Emphasis" style:family="text" style:name="831">
      <style:paragraph-properties/>
      <style:text-properties fo:color="#404040" fo:font-style="italic"/>
    </style:style>
    <style:style style:parent-style-name="932" style:display-name="Emphasis" style:family="text" style:name="832">
      <style:paragraph-properties/>
      <style:text-properties fo:font-style="italic"/>
    </style:style>
    <style:style style:parent-style-name="932" style:display-name="Strong" style:family="text" style:name="833">
      <style:paragraph-properties/>
      <style:text-properties fo:font-weight="bold"/>
    </style:style>
    <style:style style:parent-style-name="932" style:display-name="Subtle Reference" style:family="text" style:name="834">
      <style:paragraph-properties/>
      <style:text-properties fo:font-variant="small-caps" fo:color="#5a5a5a"/>
    </style:style>
    <style:style style:parent-style-name="932" style:display-name="Book Title" style:family="text" style:name="835">
      <style:paragraph-properties/>
      <style:text-properties fo:letter-spacing="0.25pt" fo:font-style="italic" fo:font-weight="bold"/>
    </style:style>
    <style:style style:parent-style-name="932" style:display-name="Header Char" style:family="text" style:name="836">
      <style:paragraph-properties/>
    </style:style>
    <style:style style:parent-style-name="811" style:display-name="Footer" style:family="paragraph" style:name="83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932" style:display-name="Footer Char" style:family="text" style:name="838">
      <style:paragraph-properties/>
    </style:style>
    <style:style style:parent-style-name="811" style:display-name="footnote text" style:family="paragraph" style:name="839">
      <style:paragraph-properties fo:line-height="100%" fo:margin-bottom="0pt"/>
      <style:text-properties fo:font-size="10pt" style:font-size-complex="10pt"/>
    </style:style>
    <style:style style:parent-style-name="932" style:display-name="Footnote Text Char" style:family="text" style:name="840">
      <style:paragraph-properties/>
      <style:text-properties fo:font-size="10pt" style:font-size-complex="10pt"/>
    </style:style>
    <style:style style:parent-style-name="932" style:display-name="footnote reference" style:family="text" style:name="841">
      <style:paragraph-properties/>
      <style:text-properties style:text-position="super 58%"/>
    </style:style>
    <style:style style:parent-style-name="811" style:display-name="endnote text" style:family="paragraph" style:name="842">
      <style:paragraph-properties fo:line-height="100%" fo:margin-bottom="0pt"/>
      <style:text-properties fo:font-size="10pt" style:font-size-complex="10pt"/>
    </style:style>
    <style:style style:parent-style-name="932" style:display-name="Endnote Text Char" style:family="text" style:name="843">
      <style:paragraph-properties/>
      <style:text-properties fo:font-size="10pt" style:font-size-complex="10pt"/>
    </style:style>
    <style:style style:parent-style-name="932" style:display-name="endnote reference" style:family="text" style:name="844">
      <style:paragraph-properties/>
      <style:text-properties style:text-position="super 58%"/>
    </style:style>
    <style:style style:parent-style-name="932" style:display-name="Hyperlink" style:family="text" style:name="84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11" style:display-name="Internet link" style:family="text" style:name="84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932" style:display-name="FollowedHyperlink" style:family="text" style:name="84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811" style:display-name="toc 1" style:family="paragraph" style:name="848">
      <style:paragraph-properties fo:margin-bottom="5pt"/>
    </style:style>
    <style:style style:parent-style-name="811" style:display-name="toc 2" style:family="paragraph" style:name="849">
      <style:paragraph-properties fo:margin-left="0.3881cm" fo:margin-right="0cm" fo:text-indent="0cm" fo:margin-bottom="5pt"/>
    </style:style>
    <style:style style:parent-style-name="811" style:display-name="toc 3" style:family="paragraph" style:name="850">
      <style:paragraph-properties fo:margin-left="0.7762cm" fo:margin-right="0cm" fo:text-indent="0cm" fo:margin-bottom="5pt"/>
    </style:style>
    <style:style style:parent-style-name="811" style:display-name="toc 4" style:family="paragraph" style:name="851">
      <style:paragraph-properties fo:margin-left="1.164cm" fo:margin-right="0cm" fo:text-indent="0cm" fo:margin-bottom="5pt"/>
    </style:style>
    <style:style style:parent-style-name="811" style:display-name="toc 5" style:family="paragraph" style:name="852">
      <style:paragraph-properties fo:margin-left="1.552cm" fo:margin-right="0cm" fo:text-indent="0cm" fo:margin-bottom="5pt"/>
    </style:style>
    <style:style style:parent-style-name="811" style:display-name="toc 6" style:family="paragraph" style:name="853">
      <style:paragraph-properties fo:margin-left="1.94cm" fo:margin-right="0cm" fo:text-indent="0cm" fo:margin-bottom="5pt"/>
    </style:style>
    <style:style style:parent-style-name="811" style:display-name="toc 7" style:family="paragraph" style:name="854">
      <style:paragraph-properties fo:margin-left="2.328cm" fo:margin-right="0cm" fo:text-indent="0cm" fo:margin-bottom="5pt"/>
    </style:style>
    <style:style style:parent-style-name="811" style:display-name="toc 8" style:family="paragraph" style:name="855">
      <style:paragraph-properties fo:margin-left="2.717cm" fo:margin-right="0cm" fo:text-indent="0cm" fo:margin-bottom="5pt"/>
    </style:style>
    <style:style style:parent-style-name="811" style:display-name="toc 9" style:family="paragraph" style:name="856">
      <style:paragraph-properties fo:margin-left="3.105cm" fo:margin-right="0cm" fo:text-indent="0cm" fo:margin-bottom="5pt"/>
    </style:style>
    <style:style style:parent-style-name="932" style:display-name="Placeholder Text" style:family="text" style:name="857">
      <style:paragraph-properties/>
      <style:text-properties fo:color="#666666"/>
    </style:style>
    <style:style style:parent-style-name="811" style:display-name="TOC Heading" style:family="paragraph" style:name="858">
      <style:paragraph-properties/>
    </style:style>
    <style:style style:parent-style-name="811" style:display-name="table of figures" style:family="paragraph" style:name="859">
      <style:paragraph-properties fo:margin-bottom="0pt"/>
    </style:style>
    <style:style style:parent-style-name="811" style:display-name="DStyle_paragraph" style:family="paragraph" style:name="86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60" style:display-name="Standard" style:family="paragraph" style:name="861">
      <style:paragraph-properties fo:text-align="left"/>
      <style:text-properties/>
    </style:style>
    <style:style style:parent-style-name="861" style:display-name="Heading" style:family="paragraph" style:name="862">
      <style:paragraph-properties fo:margin-top="12pt" fo:margin-bottom="6pt"/>
      <style:text-properties fo:font-family="FreeSans" style:font-family-complex="FreeSans" fo:font-size="16pt" style:font-size-complex="14pt"/>
    </style:style>
    <style:style style:parent-style-name="861" style:display-name="Text body" style:family="paragraph" style:name="863">
      <style:paragraph-properties fo:line-height="120%" fo:margin-left="0cm" fo:margin-right="0cm" fo:text-indent="0.7374cm" fo:margin-top="3.1pt" fo:margin-bottom="3.1pt"/>
      <style:text-properties fo:font-family="FreeSerif" style:font-family-complex="FreeSerif" fo:font-size="10.5pt" style:font-size-complex="12pt"/>
    </style:style>
    <style:style style:parent-style-name="860" style:display-name="List" style:family="paragraph" style:name="864">
      <style:paragraph-properties/>
      <style:text-properties fo:font-size="12pt" style:font-size-complex="12pt"/>
    </style:style>
    <style:style style:parent-style-name="861" style:display-name="Caption" style:family="paragraph" style:name="865">
      <style:paragraph-properties fo:margin-top="6pt" fo:margin-bottom="6pt"/>
      <style:text-properties fo:font-size="12pt" style:font-size-complex="12pt" fo:font-style="italic"/>
    </style:style>
    <style:style style:parent-style-name="861" style:display-name="Index" style:family="paragraph" style:name="866">
      <style:paragraph-properties/>
      <style:text-properties/>
    </style:style>
    <style:style style:parent-style-name="861" style:display-name="Header and Footer" style:family="paragraph" style:name="867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861" style:display-name="Header" style:family="paragraph" style:name="868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860" style:display-name="Heading 1" style:family="paragraph" style:name="869">
      <style:paragraph-properties fo:line-height="120%" fo:text-align="center" fo:margin-left="0cm" fo:margin-right="0cm" fo:text-indent="0cm" fo:margin-top="0pt" fo:margin-bottom="7.8pt"/>
      <style:text-properties fo:font-family="FreeSans" style:font-family-complex="FreeSans" fo:font-size="16pt" fo:font-weight="normal"/>
    </style:style>
    <style:style style:parent-style-name="863" style:display-name="List Indent" style:family="paragraph" style:name="870">
      <style:paragraph-properties fo:margin-left="5.001cm" fo:margin-right="0cm" fo:text-indent="-4.5cm" fo:margin-top="0pt" fo:margin-bottom="0pt">
        <style:tab-stops>
          <style:tab-stop style:position="10cm" style:type="left"/>
        </style:tab-stops>
      </style:paragraph-properties>
    </style:style>
    <style:style style:parent-style-name="864" style:display-name="Numbering 1" style:family="paragraph" style:name="871">
      <style:paragraph-properties fo:margin-left="0.635cm" fo:margin-right="0cm" fo:text-indent="-0.635cm" fo:margin-top="0pt" fo:margin-bottom="6pt"/>
      <style:text-properties/>
    </style:style>
    <style:style style:parent-style-name="869" style:display-name="Heading 2" style:family="paragraph" style:name="872">
      <style:paragraph-properties fo:text-align="left" fo:margin-left="0cm" fo:margin-right="0cm" fo:text-indent="0cm" fo:margin-top="7.8pt" fo:margin-bottom="0pt"/>
      <style:text-properties fo:font-size="12pt" style:font-size-complex="14pt" fo:font-style="normal" fo:font-weight="normal"/>
    </style:style>
    <style:style style:parent-style-name="872" style:display-name="Heading 3" style:family="paragraph" style:name="873">
      <style:paragraph-properties fo:line-height="120%" fo:text-align="left" fo:margin-top="5.65pt" fo:margin-bottom="0pt"/>
      <style:text-properties fo:font-family="Liberation Sans" style:font-family-complex="Liberation Sans" fo:font-size="10.5pt" style:font-size-complex="14pt" fo:font-style="normal" fo:font-weight="normal"/>
    </style:style>
    <style:style style:parent-style-name="873" style:display-name="Heading 4" style:family="paragraph" style:name="874">
      <style:paragraph-properties fo:text-align="left" fo:margin-left="0cm" fo:margin-right="0cm" fo:text-indent="0cm" fo:margin-top="7.8pt" fo:margin-bottom="0pt"/>
      <style:text-properties fo:font-family="FreeSans" style:font-family-complex="FreeSans" fo:font-size="10.5pt" style:font-size-complex="9pt" fo:font-style="normal" fo:font-weight="normal"/>
    </style:style>
    <style:style style:parent-style-name="864" style:display-name="Numbering 4 Start" style:family="paragraph" style:name="875">
      <style:paragraph-properties fo:margin-left="2.54cm" fo:margin-right="0cm" fo:text-indent="-0.635cm" fo:margin-top="12pt" fo:margin-bottom="6pt"/>
    </style:style>
    <style:style style:parent-style-name="864" style:display-name="Numbering 4" style:family="paragraph" style:name="876">
      <style:paragraph-properties fo:margin-left="2.54cm" fo:margin-right="0cm" fo:text-indent="-0.635cm" fo:margin-top="0pt" fo:margin-bottom="6pt"/>
    </style:style>
    <style:style style:parent-style-name="863" style:display-name="Text body indent" style:family="paragraph" style:name="877">
      <style:paragraph-properties fo:line-height="120%" fo:text-align="left" fo:margin-left="0cm" fo:margin-right="0cm" fo:text-indent="0cm" fo:margin-top="2.85pt" fo:margin-bottom="0pt"/>
      <style:text-properties fo:font-size="12pt" style:font-size-complex="12pt"/>
    </style:style>
    <style:style style:parent-style-name="863" style:display-name="First line indent" style:family="paragraph" style:name="878">
      <style:paragraph-properties fo:margin-left="0cm" fo:margin-right="0cm" fo:text-indent="0.4957cm" fo:margin-top="0pt" fo:margin-bottom="0pt"/>
    </style:style>
    <style:style style:parent-style-name="863" style:display-name="Hanging indent" style:family="paragraph" style:name="879">
      <style:paragraph-properties fo:margin-left="1cm" fo:margin-right="0cm" fo:text-indent="-0.4992cm" fo:margin-top="0pt" fo:margin-bottom="0pt">
        <style:tab-stops>
          <style:tab-stop style:position="1.997cm" style:type="left"/>
        </style:tab-stops>
      </style:paragraph-properties>
    </style:style>
    <style:style style:parent-style-name="861" style:display-name="Signature" style:family="paragraph" style:name="880">
      <style:paragraph-properties/>
    </style:style>
    <style:style style:parent-style-name="862" style:display-name="Index Heading" style:family="paragraph" style:name="881">
      <style:paragraph-properties fo:margin-left="0cm" fo:margin-right="0cm" fo:text-indent="0cm"/>
      <style:text-properties fo:font-size="16pt" style:font-size-complex="16pt" fo:font-weight="bold"/>
    </style:style>
    <style:style style:parent-style-name="862" style:display-name="Contents Heading" style:family="paragraph" style:name="882">
      <style:paragraph-properties fo:text-align="center" fo:margin-top="0pt" fo:margin-bottom="0pt"/>
      <style:text-properties fo:font-size="16pt" style:font-size-complex="16pt" fo:font-weight="normal"/>
    </style:style>
    <style:style style:parent-style-name="866" style:display-name="Contents 1" style:family="paragraph" style:name="883">
      <style:paragraph-properties fo:line-height="120%" fo:margin-left="0cm" fo:margin-right="0cm" fo:text-indent="0cm" fo:margin-top="7.8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ans" style:font-family-complex="FreeSans" fo:font-size="10.5pt" style:font-size-complex="12pt"/>
    </style:style>
    <style:style style:parent-style-name="866" style:display-name="Contents 2" style:family="paragraph" style:name="884">
      <style:paragraph-properties fo:line-height="120%" fo:margin-left="0.4992cm" fo:margin-right="0cm" fo:text-indent="0cm" fo:margin-top="0pt" fo:margin-bottom="0pt">
        <style:tab-stops>
          <style:tab-stop style:position="17.5cm" style:type="right" style:leader-type="dotted" style:leader-style="dotted"/>
        </style:tab-stops>
      </style:paragraph-properties>
      <style:text-properties fo:font-family="FreeSerif" style:font-family-complex="FreeSerif" fo:font-size="10.5pt" style:font-size-complex="12pt"/>
    </style:style>
    <style:style style:parent-style-name="866" style:display-name="Contents 3" style:family="paragraph" style:name="885">
      <style:paragraph-properties fo:line-height="120%" fo:margin-left="0.9984cm" fo:margin-right="0cm" fo:text-indent="0cm" fo:margin-top="0pt" fo:margin-bottom="0pt">
        <style:tab-stops>
          <style:tab-stop style:position="18cm" style:type="right" style:leader-type="dotted" style:leader-style="dotted"/>
        </style:tab-stops>
      </style:paragraph-properties>
      <style:text-properties fo:font-family="FreeSerif" style:font-family-complex="FreeSerif" fo:font-size="10.5pt" style:font-size-complex="12pt"/>
    </style:style>
    <style:style style:parent-style-name="866" style:display-name="Contents 4" style:family="paragraph" style:name="886">
      <style:paragraph-properties fo:line-height="120%" fo:margin-left="1.498cm" fo:margin-right="0cm" fo:text-indent="0cm" fo:margin-top="0pt" fo:margin-bottom="0pt">
        <style:tab-stops>
          <style:tab-stop style:position="18.5cm" style:type="right" style:leader-type="dotted" style:leader-style="dotted"/>
        </style:tab-stops>
      </style:paragraph-properties>
      <style:text-properties fo:font-size="10.5pt" style:font-size-complex="12pt"/>
    </style:style>
    <style:style style:parent-style-name="864" style:display-name="List 1" style:family="paragraph" style:name="887">
      <style:paragraph-properties fo:margin-left="0.635cm" fo:margin-right="0cm" fo:text-indent="-0.635cm" fo:margin-top="0pt" fo:margin-bottom="6pt"/>
      <style:text-properties/>
    </style:style>
    <style:style style:parent-style-name="864" style:display-name="List 1 Cont." style:family="paragraph" style:name="888">
      <style:paragraph-properties fo:margin-left="0.635cm" fo:margin-right="0cm" fo:text-indent="0cm" fo:margin-top="0pt" fo:margin-bottom="6pt"/>
    </style:style>
    <style:style style:parent-style-name="864" style:display-name="List 2" style:family="paragraph" style:name="889">
      <style:paragraph-properties fo:margin-left="1.27cm" fo:margin-right="0cm" fo:text-indent="-0.635cm" fo:margin-top="0pt" fo:margin-bottom="6pt"/>
    </style:style>
    <style:style style:parent-style-name="864" style:display-name="List 3" style:family="paragraph" style:name="890">
      <style:paragraph-properties fo:margin-left="1.905cm" fo:margin-right="0cm" fo:text-indent="-0.635cm" fo:margin-top="0pt" fo:margin-bottom="6pt"/>
    </style:style>
    <style:style style:parent-style-name="864" style:display-name="List 4" style:family="paragraph" style:name="891">
      <style:paragraph-properties fo:margin-left="2.54cm" fo:margin-right="0cm" fo:text-indent="-0.635cm" fo:margin-top="0pt" fo:margin-bottom="6pt"/>
    </style:style>
    <style:style style:parent-style-name="861" style:display-name="换行不留空白" style:family="paragraph" style:name="892">
      <style:paragraph-properties/>
    </style:style>
    <style:style style:parent-style-name="862" style:display-name="摘要" style:family="paragraph" style:name="893">
      <style:paragraph-properties fo:line-height="150%" fo:text-align="center" fo:margin-left="0cm" fo:margin-right="0cm" fo:text-indent="0cm" fo:margin-top="0pt" fo:margin-bottom="0pt"/>
      <style:text-properties/>
    </style:style>
    <style:style style:parent-style-name="860" style:display-name="参考文献" style:family="paragraph" style:name="894">
      <style:paragraph-properties fo:text-align="left" fo:margin-left="0cm" fo:margin-right="0cm" fo:text-indent="0cm" fo:margin-top="7.8pt" fo:margin-bottom="7.8pt"/>
      <style:text-properties fo:font-size="16pt"/>
    </style:style>
    <style:style style:parent-style-name="860" style:display-name="参考文献列表" style:family="paragraph" style:name="895">
      <style:paragraph-properties fo:line-height="150%" fo:margin-left="0cm" fo:margin-right="0cm" fo:text-indent="0cm"/>
      <style:text-properties/>
    </style:style>
    <style:style style:parent-style-name="860" style:display-name="项目报告书" style:family="paragraph" style:name="896">
      <style:paragraph-properties fo:line-height="150%" fo:text-align="center" fo:margin-top="17pt" fo:margin-bottom="0pt"/>
      <style:text-properties fo:font-family="FreeSans" style:font-family-complex="FreeSans" fo:font-size="42pt" style:font-size-complex="12pt"/>
    </style:style>
    <style:style style:parent-style-name="861" style:display-name="项目名称" style:family="paragraph" style:name="897">
      <style:paragraph-properties fo:text-align="center" fo:margin-top="15.6pt" fo:margin-bottom="0pt"/>
      <style:text-properties fo:font-family="FreeSans" style:font-family-complex="FreeSans" fo:font-size="36pt" style:font-size-complex="36pt"/>
    </style:style>
    <style:style style:parent-style-name="861" style:display-name="摘要正文" style:family="paragraph" style:name="898">
      <style:paragraph-properties fo:line-height="120%" fo:margin-left="0cm" fo:margin-right="0cm" fo:text-indent="0.7374cm" fo:margin-top="7.8pt" fo:margin-bottom="0pt"/>
      <style:text-properties fo:font-family="FreeSans" style:font-family-complex="FreeSans" fo:font-size="12pt" style:font-size-complex="12pt"/>
    </style:style>
    <style:style style:parent-style-name="898" style:display-name="关键字" style:family="paragraph" style:name="899">
      <style:paragraph-properties fo:margin-left="0cm" fo:margin-right="0cm" fo:text-indent="0cm" fo:margin-top="0pt" fo:margin-bottom="0pt"/>
      <style:text-properties/>
    </style:style>
    <style:style style:parent-style-name="893" style:display-name="后记" style:family="paragraph" style:name="900">
      <style:paragraph-properties/>
    </style:style>
    <style:style style:parent-style-name="862" style:display-name="Title" style:family="paragraph" style:name="901">
      <style:paragraph-properties fo:text-align="center"/>
      <style:text-properties fo:font-size="28pt" style:font-size-complex="28pt" fo:font-weight="bold"/>
    </style:style>
    <style:style style:parent-style-name="862" style:display-name="Subtitle" style:family="paragraph" style:name="902">
      <style:paragraph-properties fo:text-align="center" fo:margin-top="3pt" fo:margin-bottom="6pt"/>
      <style:text-properties fo:font-size="18pt" style:font-size-complex="18pt"/>
    </style:style>
    <style:style style:parent-style-name="861" style:display-name="Quotations" style:family="paragraph" style:name="903">
      <style:paragraph-properties fo:margin-left="1cm" fo:margin-right="1cm" fo:text-indent="0cm" fo:margin-top="0pt" fo:margin-bottom="14.15pt"/>
    </style:style>
    <style:style style:parent-style-name="861" style:display-name="Preformatted Text" style:family="paragraph" style:name="904">
      <style:paragraph-properties fo:margin-top="0pt" fo:margin-bottom="0pt"/>
      <style:text-properties fo:font-family="Liberation Mono" style:font-family-complex="Liberation Mono" fo:font-size="10pt" style:font-size-complex="10pt"/>
    </style:style>
    <style:style style:parent-style-name="861" style:display-name="Table Contents" style:family="paragraph" style:name="905">
      <style:paragraph-properties/>
      <style:text-properties/>
    </style:style>
    <style:style style:parent-style-name="905" style:display-name="Table Heading" style:family="paragraph" style:name="906">
      <style:paragraph-properties fo:text-align="center"/>
      <style:text-properties fo:font-weight="bold"/>
    </style:style>
    <style:style style:parent-style-name="860" style:display-name="表格正文" style:family="paragraph" style:name="907">
      <style:paragraph-properties fo:line-height="120%" fo:margin-left="0cm" fo:margin-right="0cm" fo:text-indent="0cm" fo:margin-top="3.1pt" fo:margin-bottom="3.1pt"/>
      <style:text-properties fo:font-family="Liberation Sans" style:font-family-complex="Liberation Sans" fo:font-size="12pt" style:font-size-complex="12pt"/>
    </style:style>
    <style:style style:parent-style-name="874" style:display-name="用况描述正文" style:family="paragraph" style:name="908">
      <style:paragraph-properties fo:margin-left="0.7409cm" fo:margin-right="0cm" fo:text-indent="0cm" fo:margin-top="3.1pt" fo:margin-bottom="3.1pt"/>
      <style:text-properties fo:font-family="FreeSerif" style:font-family-complex="FreeSerif" fo:font-size="10.5pt" style:font-size-complex="12pt"/>
    </style:style>
    <style:style style:parent-style-name="860" style:display-name="Default~LT~Gliederung 2" style:family="paragraph" style:name="909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909" style:display-name="Default~LT~Gliederung 3" style:family="paragraph" style:name="910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864" style:display-name="Numbering 1 Start" style:family="paragraph" style:name="911">
      <style:paragraph-properties fo:margin-left="0.635cm" fo:margin-right="0cm" fo:text-indent="-0.635cm" fo:margin-top="12pt" fo:margin-bottom="6pt"/>
    </style:style>
    <style:style style:parent-style-name="862" style:display-name="Heading 5" style:family="paragraph" style:name="912">
      <style:paragraph-properties fo:margin-top="6pt" fo:margin-bottom="3pt"/>
      <style:text-properties fo:font-size="12pt" style:font-size-complex="12pt" fo:font-weight="bold"/>
    </style:style>
    <style:style style:parent-style-name="862" style:display-name="Heading 6" style:family="paragraph" style:name="913">
      <style:paragraph-properties fo:margin-top="3pt" fo:margin-bottom="3pt"/>
      <style:text-properties fo:font-size="12pt" style:font-size-complex="12pt" fo:font-style="italic" fo:font-weight="bold"/>
    </style:style>
    <style:style style:parent-style-name="862" style:display-name="Heading 7" style:family="paragraph" style:name="914">
      <style:paragraph-properties fo:margin-top="3pt" fo:margin-bottom="3pt"/>
      <style:text-properties fo:font-size="10pt" style:font-size-complex="10pt" fo:font-weight="bold"/>
    </style:style>
    <style:style style:parent-style-name="862" style:display-name="Heading 8" style:family="paragraph" style:name="915">
      <style:paragraph-properties fo:margin-top="3pt" fo:margin-bottom="3pt"/>
      <style:text-properties fo:font-size="10pt" style:font-size-complex="10pt" fo:font-style="italic" fo:font-weight="bold"/>
    </style:style>
    <style:style style:parent-style-name="862" style:display-name="Heading 9" style:family="paragraph" style:name="916">
      <style:paragraph-properties fo:margin-top="3pt" fo:margin-bottom="3pt"/>
      <style:text-properties fo:font-size="9pt" style:font-size-complex="9pt" fo:font-weight="bold"/>
    </style:style>
    <style:style style:parent-style-name="862" style:display-name="Heading 10" style:family="paragraph" style:name="917">
      <style:paragraph-properties fo:margin-top="3pt" fo:margin-bottom="3pt"/>
      <style:text-properties fo:font-size="9pt" style:font-size-complex="9pt" fo:font-weight="bold"/>
    </style:style>
    <style:style style:parent-style-name="864" style:display-name="List 4 Start" style:family="paragraph" style:name="918">
      <style:paragraph-properties fo:margin-left="2.54cm" fo:margin-right="0cm" fo:text-indent="-0.635cm" fo:margin-top="12pt" fo:margin-bottom="6pt"/>
    </style:style>
    <style:style style:parent-style-name="861" style:display-name="Horizontal Line" style:family="paragraph" style:name="919">
      <style:paragraph-properties fo:margin-top="0pt" fo:margin-bottom="14.15pt" fo:border-top="none" fo:border-bottom="0.00882cm solid #808080" fo:border-left="none" fo:border-right="none"/>
      <style:text-properties fo:font-size="6pt" style:font-size-complex="6pt"/>
    </style:style>
    <style:style style:parent-style-name="864" style:display-name="Numbering 1 End" style:family="paragraph" style:name="920">
      <style:paragraph-properties fo:margin-left="0.635cm" fo:margin-right="0cm" fo:text-indent="-0.635cm" fo:margin-top="0pt" fo:margin-bottom="12pt"/>
    </style:style>
    <style:style style:parent-style-name="864" style:display-name="Numbering 3 Cont." style:family="paragraph" style:name="921">
      <style:paragraph-properties fo:margin-left="1.905cm" fo:margin-right="0cm" fo:text-indent="0cm" fo:margin-top="0pt" fo:margin-bottom="6pt"/>
      <style:text-properties/>
    </style:style>
    <style:style style:parent-style-name="863" style:display-name="First Paragraph" style:family="paragraph" style:name="922">
      <style:paragraph-properties/>
    </style:style>
    <style:style style:parent-style-name="863" style:display-name="Compact" style:family="paragraph" style:name="923">
      <style:paragraph-properties fo:margin-top="1.8pt" fo:margin-bottom="1.8pt"/>
    </style:style>
    <style:style style:parent-style-name="861" style:display-name="Source Code" style:family="paragraph" style:name="924">
      <style:paragraph-properties/>
    </style:style>
    <style:style style:parent-style-name="811" style:display-name="Numbering Symbols" style:family="text" style:name="925">
      <style:paragraph-properties/>
      <style:text-properties fo:font-weight="bold"/>
    </style:style>
    <style:style style:parent-style-name="811" style:display-name="Bullet Symbols" style:family="text" style:name="926">
      <style:paragraph-properties/>
      <style:text-properties fo:font-family="OpenSymbol" style:font-family-complex="OpenSymbol"/>
    </style:style>
    <style:style style:parent-style-name="811" style:display-name="Internet link" style:family="text" style:name="927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811" style:display-name="Index Link" style:family="text" style:name="928">
      <style:paragraph-properties/>
      <style:text-properties/>
    </style:style>
    <style:style style:parent-style-name="811" style:display-name="Zeichenformat" style:family="text" style:name="929">
      <style:paragraph-properties/>
    </style:style>
    <style:style style:parent-style-name="811" style:display-name="Strong Emphasis" style:family="text" style:name="930">
      <style:paragraph-properties/>
      <style:text-properties fo:font-weight="bold"/>
    </style:style>
    <style:style style:parent-style-name="811" style:display-name="Source Text" style:family="text" style:name="931">
      <style:paragraph-properties/>
      <style:text-properties fo:font-family="Liberation Mono" style:font-family-complex="Liberation Mono"/>
    </style:style>
    <style:style style:class="default" style:display-name="Default Paragraph Font" style:family="text" style:name="932">
      <style:paragraph-properties/>
    </style:style>
    <style:style style:parent-style-name="932" style:display-name="Body Text Char" style:family="text" style:name="933">
      <style:paragraph-properties/>
    </style:style>
    <style:style style:parent-style-name="933" style:display-name="Verbatim Char" style:family="text" style:name="934">
      <style:paragraph-properties/>
      <style:text-properties fo:font-family="Consolas" style:font-family-complex="Consolas" fo:font-size="11pt"/>
    </style:style>
    <style:style style:parent-style-name="811" style:display-name="T1" style:family="text" style:name="935">
      <style:paragraph-properties/>
    </style:style>
    <style:style style:parent-style-name="811" style:display-name="T2" style:family="text" style:name="936">
      <style:paragraph-properties/>
      <style:text-properties fo:font-family="OpenSymbol" style:font-family-complex="OpenSymbol"/>
    </style:style>
    <style:style style:parent-style-name="811" style:display-name="T3" style:family="text" style:name="937">
      <style:paragraph-properties/>
      <style:text-properties fo:font-family="OpenSymbol" style:font-family-complex="OpenSymbol"/>
    </style:style>
    <style:style style:parent-style-name="811" style:display-name="T4" style:family="text" style:name="938">
      <style:paragraph-properties/>
      <style:text-properties fo:font-family="OpenSymbol" style:font-family-complex="OpenSymbol"/>
    </style:style>
    <style:style style:parent-style-name="811" style:display-name="T5" style:family="text" style:name="939">
      <style:paragraph-properties/>
      <style:text-properties fo:font-family="OpenSymbol" style:font-family-complex="OpenSymbol"/>
    </style:style>
    <style:style style:parent-style-name="811" style:display-name="T6" style:family="text" style:name="940">
      <style:paragraph-properties/>
      <style:text-properties fo:font-family="OpenSymbol" style:font-family-complex="OpenSymbol"/>
    </style:style>
    <style:style style:parent-style-name="811" style:display-name="T7" style:family="text" style:name="941">
      <style:paragraph-properties/>
      <style:text-properties fo:font-family="OpenSymbol" style:font-family-complex="OpenSymbol"/>
    </style:style>
    <style:style style:parent-style-name="811" style:display-name="T8" style:family="text" style:name="942">
      <style:paragraph-properties/>
      <style:text-properties fo:font-family="OpenSymbol" style:font-family-complex="OpenSymbol"/>
    </style:style>
    <style:style style:parent-style-name="811" style:display-name="T9" style:family="text" style:name="943">
      <style:paragraph-properties/>
      <style:text-properties fo:font-family="OpenSymbol" style:font-family-complex="OpenSymbol"/>
    </style:style>
    <style:style style:parent-style-name="811" style:display-name="T10" style:family="text" style:name="944">
      <style:paragraph-properties/>
      <style:text-properties fo:font-family="OpenSymbol" style:font-family-complex="OpenSymbol"/>
    </style:style>
    <style:style style:parent-style-name="811" style:display-name="T11" style:family="text" style:name="945">
      <style:paragraph-properties/>
      <style:text-properties fo:font-family="OpenSymbol" style:font-family-complex="OpenSymbol"/>
    </style:style>
    <style:style style:parent-style-name="811" style:display-name="T12" style:family="text" style:name="946">
      <style:paragraph-properties/>
      <style:text-properties fo:font-family="OpenSymbol" style:font-family-complex="OpenSymbol"/>
    </style:style>
    <style:style style:parent-style-name="811" style:display-name="T13" style:family="text" style:name="947">
      <style:paragraph-properties/>
      <style:text-properties fo:font-family="OpenSymbol" style:font-family-complex="OpenSymbol"/>
    </style:style>
    <style:style style:parent-style-name="811" style:display-name="T14" style:family="text" style:name="948">
      <style:paragraph-properties/>
      <style:text-properties fo:font-family="OpenSymbol" style:font-family-complex="OpenSymbol"/>
    </style:style>
    <style:style style:parent-style-name="811" style:display-name="T15" style:family="text" style:name="949">
      <style:paragraph-properties/>
      <style:text-properties fo:font-family="OpenSymbol" style:font-family-complex="OpenSymbol"/>
    </style:style>
    <style:style style:parent-style-name="811" style:display-name="T16" style:family="text" style:name="950">
      <style:paragraph-properties/>
      <style:text-properties fo:font-family="OpenSymbol" style:font-family-complex="OpenSymbol"/>
    </style:style>
    <style:style style:parent-style-name="811" style:display-name="T17" style:family="text" style:name="951">
      <style:paragraph-properties/>
      <style:text-properties fo:font-family="OpenSymbol" style:font-family-complex="OpenSymbol"/>
    </style:style>
    <style:style style:parent-style-name="811" style:display-name="T18" style:family="text" style:name="952">
      <style:paragraph-properties/>
      <style:text-properties fo:font-family="OpenSymbol" style:font-family-complex="OpenSymbol"/>
    </style:style>
    <style:style style:parent-style-name="811" style:display-name="T19" style:family="text" style:name="953">
      <style:paragraph-properties/>
      <style:text-properties fo:font-family="OpenSymbol" style:font-family-complex="OpenSymbol"/>
    </style:style>
    <style:style style:parent-style-name="811" style:display-name="T20" style:family="text" style:name="954">
      <style:paragraph-properties/>
      <style:text-properties fo:font-family="OpenSymbol" style:font-family-complex="OpenSymbol"/>
    </style:style>
    <style:style style:parent-style-name="811" style:display-name="T21" style:family="text" style:name="955">
      <style:paragraph-properties/>
      <style:text-properties fo:font-family="OpenSymbol" style:font-family-complex="OpenSymbol"/>
    </style:style>
    <style:style style:parent-style-name="811" style:display-name="T22" style:family="text" style:name="956">
      <style:paragraph-properties/>
      <style:text-properties fo:font-family="OpenSymbol" style:font-family-complex="OpenSymbol"/>
    </style:style>
    <style:style style:parent-style-name="811" style:display-name="T23" style:family="text" style:name="957">
      <style:paragraph-properties/>
      <style:text-properties fo:font-family="OpenSymbol" style:font-family-complex="OpenSymbol"/>
    </style:style>
    <style:style style:parent-style-name="811" style:display-name="T24" style:family="text" style:name="958">
      <style:paragraph-properties/>
      <style:text-properties fo:font-family="OpenSymbol" style:font-family-complex="OpenSymbol"/>
    </style:style>
    <style:style style:parent-style-name="811" style:display-name="T25" style:family="text" style:name="959">
      <style:paragraph-properties/>
      <style:text-properties fo:font-family="OpenSymbol" style:font-family-complex="OpenSymbol"/>
    </style:style>
    <style:style style:parent-style-name="811" style:display-name="T26" style:family="text" style:name="960">
      <style:paragraph-properties/>
      <style:text-properties fo:font-family="OpenSymbol" style:font-family-complex="OpenSymbol"/>
    </style:style>
    <style:style style:parent-style-name="811" style:display-name="T27" style:family="text" style:name="961">
      <style:paragraph-properties/>
      <style:text-properties fo:font-family="OpenSymbol" style:font-family-complex="OpenSymbol"/>
    </style:style>
    <style:style style:parent-style-name="811" style:display-name="T28" style:family="text" style:name="962">
      <style:paragraph-properties/>
      <style:text-properties fo:font-family="OpenSymbol" style:font-family-complex="OpenSymbol"/>
    </style:style>
    <style:style style:parent-style-name="811" style:display-name="T29" style:family="text" style:name="963">
      <style:paragraph-properties/>
      <style:text-properties fo:font-family="OpenSymbol" style:font-family-complex="OpenSymbol"/>
    </style:style>
    <style:style style:parent-style-name="811" style:display-name="T30" style:family="text" style:name="964">
      <style:paragraph-properties/>
      <style:text-properties fo:font-family="OpenSymbol" style:font-family-complex="OpenSymbol"/>
    </style:style>
    <style:style style:parent-style-name="811" style:display-name="T31" style:family="text" style:name="965">
      <style:paragraph-properties/>
      <style:text-properties fo:font-family="OpenSymbol" style:font-family-complex="OpenSymbol"/>
    </style:style>
    <style:style style:parent-style-name="811" style:display-name="T32" style:family="text" style:name="966">
      <style:paragraph-properties/>
      <style:text-properties fo:font-family="OpenSymbol" style:font-family-complex="OpenSymbol"/>
    </style:style>
    <style:style style:parent-style-name="811" style:display-name="T33" style:family="text" style:name="967">
      <style:paragraph-properties/>
      <style:text-properties fo:font-family="OpenSymbol" style:font-family-complex="OpenSymbol"/>
    </style:style>
    <style:style style:parent-style-name="811" style:display-name="T34" style:family="text" style:name="968">
      <style:paragraph-properties/>
      <style:text-properties fo:font-family="OpenSymbol" style:font-family-complex="OpenSymbol"/>
    </style:style>
    <style:style style:parent-style-name="811" style:display-name="T35" style:family="text" style:name="969">
      <style:paragraph-properties/>
      <style:text-properties fo:font-family="OpenSymbol" style:font-family-complex="OpenSymbol"/>
    </style:style>
    <style:style style:parent-style-name="811" style:display-name="T36" style:family="text" style:name="970">
      <style:paragraph-properties/>
      <style:text-properties fo:font-family="OpenSymbol" style:font-family-complex="OpenSymbol"/>
    </style:style>
    <style:style style:parent-style-name="811" style:display-name="T37" style:family="text" style:name="971">
      <style:paragraph-properties/>
    </style:style>
    <style:style style:parent-style-name="811" style:display-name="T38" style:family="text" style:name="972">
      <style:paragraph-properties/>
    </style:style>
    <style:style style:parent-style-name="811" style:display-name="T39" style:family="text" style:name="973">
      <style:paragraph-properties/>
    </style:style>
    <style:style style:parent-style-name="811" style:display-name="T40" style:family="text" style:name="974">
      <style:paragraph-properties/>
    </style:style>
    <style:style style:parent-style-name="811" style:display-name="T41" style:family="text" style:name="975">
      <style:paragraph-properties/>
    </style:style>
    <style:style style:parent-style-name="811" style:display-name="T42" style:family="text" style:name="976">
      <style:paragraph-properties/>
    </style:style>
    <style:style style:parent-style-name="811" style:display-name="T43" style:family="text" style:name="977">
      <style:paragraph-properties/>
    </style:style>
    <style:style style:parent-style-name="811" style:display-name="T44" style:family="text" style:name="978">
      <style:paragraph-properties/>
    </style:style>
    <style:style style:parent-style-name="811" style:display-name="T45" style:family="text" style:name="979">
      <style:paragraph-properties/>
    </style:style>
    <style:style style:parent-style-name="811" style:display-name="T46" style:family="text" style:name="980">
      <style:paragraph-properties/>
    </style:style>
    <style:style style:parent-style-name="811" style:display-name="T47" style:family="text" style:name="981">
      <style:paragraph-properties/>
    </style:style>
    <style:style style:parent-style-name="811" style:display-name="T48" style:family="text" style:name="982">
      <style:paragraph-properties/>
    </style:style>
    <style:style style:parent-style-name="811" style:display-name="T49" style:family="text" style:name="983">
      <style:paragraph-properties/>
    </style:style>
    <style:style style:parent-style-name="811" style:display-name="T50" style:family="text" style:name="984">
      <style:paragraph-properties/>
    </style:style>
    <style:style style:parent-style-name="811" style:display-name="T51" style:family="text" style:name="985">
      <style:paragraph-properties/>
    </style:style>
    <style:style style:parent-style-name="811" style:display-name="T52" style:family="text" style:name="986">
      <style:paragraph-properties/>
    </style:style>
    <style:style style:parent-style-name="811" style:display-name="T53" style:family="text" style:name="987">
      <style:paragraph-properties/>
    </style:style>
    <style:style style:parent-style-name="811" style:display-name="T54" style:family="text" style:name="988">
      <style:paragraph-properties/>
    </style:style>
    <style:style style:parent-style-name="811" style:display-name="T55" style:family="text" style:name="989">
      <style:paragraph-properties/>
    </style:style>
    <style:style style:parent-style-name="811" style:display-name="T56" style:family="text" style:name="990">
      <style:paragraph-properties/>
    </style:style>
    <style:style style:parent-style-name="811" style:display-name="T57" style:family="text" style:name="991">
      <style:paragraph-properties/>
    </style:style>
    <style:style style:parent-style-name="811" style:display-name="T58" style:family="text" style:name="992">
      <style:paragraph-properties/>
    </style:style>
    <style:style style:parent-style-name="811" style:display-name="T59" style:family="text" style:name="993">
      <style:paragraph-properties/>
    </style:style>
    <style:style style:parent-style-name="811" style:display-name="T60" style:family="text" style:name="994">
      <style:paragraph-properties/>
    </style:style>
    <style:style style:parent-style-name="811" style:display-name="T61" style:family="text" style:name="995">
      <style:paragraph-properties/>
    </style:style>
    <style:style style:parent-style-name="811" style:display-name="T62" style:family="text" style:name="996">
      <style:paragraph-properties/>
    </style:style>
    <style:style style:parent-style-name="811" style:display-name="T63" style:family="text" style:name="997">
      <style:paragraph-properties/>
    </style:style>
    <style:style style:parent-style-name="811" style:display-name="T64" style:family="text" style:name="998">
      <style:paragraph-properties/>
    </style:style>
    <style:style style:parent-style-name="811" style:display-name="T65" style:family="text" style:name="999">
      <style:paragraph-properties/>
    </style:style>
    <style:style style:parent-style-name="811" style:display-name="T66" style:family="text" style:name="1000">
      <style:paragraph-properties/>
    </style:style>
    <style:style style:parent-style-name="811" style:display-name="T67" style:family="text" style:name="1001">
      <style:paragraph-properties/>
    </style:style>
    <style:style style:parent-style-name="811" style:display-name="T68" style:family="text" style:name="1002">
      <style:paragraph-properties/>
    </style:style>
    <style:style style:parent-style-name="811" style:display-name="T69" style:family="text" style:name="1003">
      <style:paragraph-properties/>
    </style:style>
    <style:style style:parent-style-name="811" style:display-name="T70" style:family="text" style:name="1004">
      <style:paragraph-properties/>
    </style:style>
    <style:style style:parent-style-name="811" style:display-name="T71" style:family="text" style:name="1005">
      <style:paragraph-properties/>
    </style:style>
    <style:style style:parent-style-name="811" style:display-name="T72" style:family="text" style:name="1006">
      <style:paragraph-properties/>
    </style:style>
    <style:style style:parent-style-name="811" style:display-name="T73" style:family="text" style:name="1007">
      <style:paragraph-properties/>
    </style:style>
    <style:style style:parent-style-name="811" style:display-name="T74" style:family="text" style:name="1008">
      <style:paragraph-properties/>
    </style:style>
    <style:style style:parent-style-name="811" style:display-name="T75" style:family="text" style:name="1009">
      <style:paragraph-properties/>
    </style:style>
    <style:style style:parent-style-name="811" style:display-name="T76" style:family="text" style:name="1010">
      <style:paragraph-properties/>
      <style:text-properties fo:font-family="OpenSymbol" style:font-family-complex="OpenSymbol"/>
    </style:style>
    <style:style style:parent-style-name="811" style:display-name="T77" style:family="text" style:name="1011">
      <style:paragraph-properties/>
      <style:text-properties fo:font-family="OpenSymbol" style:font-family-complex="OpenSymbol"/>
    </style:style>
    <style:style style:parent-style-name="811" style:display-name="T78" style:family="text" style:name="1012">
      <style:paragraph-properties/>
      <style:text-properties fo:font-family="OpenSymbol" style:font-family-complex="OpenSymbol"/>
    </style:style>
    <style:style style:parent-style-name="811" style:display-name="T79" style:family="text" style:name="1013">
      <style:paragraph-properties/>
      <style:text-properties fo:font-family="OpenSymbol" style:font-family-complex="OpenSymbol"/>
    </style:style>
    <style:style style:parent-style-name="811" style:display-name="T80" style:family="text" style:name="1014">
      <style:paragraph-properties/>
      <style:text-properties fo:font-family="OpenSymbol" style:font-family-complex="OpenSymbol"/>
    </style:style>
    <style:style style:parent-style-name="811" style:display-name="T81" style:family="text" style:name="1015">
      <style:paragraph-properties/>
      <style:text-properties fo:font-family="OpenSymbol" style:font-family-complex="OpenSymbol"/>
    </style:style>
    <style:style style:parent-style-name="811" style:display-name="T82" style:family="text" style:name="1016">
      <style:paragraph-properties/>
      <style:text-properties fo:font-family="Wingdings" style:font-family-complex="Wingdings"/>
    </style:style>
    <style:style style:parent-style-name="811" style:display-name="T83" style:family="text" style:name="1017">
      <style:paragraph-properties/>
      <style:text-properties fo:font-family="Wingdings" style:font-family-complex="Wingdings"/>
    </style:style>
    <style:style style:parent-style-name="811" style:display-name="T84" style:family="text" style:name="1018">
      <style:paragraph-properties/>
      <style:text-properties fo:font-family="Wingdings" style:font-family-complex="Wingdings"/>
    </style:style>
    <style:style style:parent-style-name="811" style:display-name="T85" style:family="text" style:name="1019">
      <style:paragraph-properties/>
      <style:text-properties fo:font-family="Wingdings" style:font-family-complex="Wingdings"/>
    </style:style>
    <style:style style:parent-style-name="811" style:display-name="T86" style:family="text" style:name="1020">
      <style:paragraph-properties/>
      <style:text-properties fo:font-family="Wingdings" style:font-family-complex="Wingdings"/>
    </style:style>
    <style:style style:parent-style-name="811" style:display-name="T87" style:family="text" style:name="1021">
      <style:paragraph-properties/>
      <style:text-properties fo:font-family="Wingdings" style:font-family-complex="Wingdings"/>
    </style:style>
    <style:style style:parent-style-name="811" style:display-name="T88" style:family="text" style:name="1022">
      <style:paragraph-properties/>
      <style:text-properties fo:font-family="Wingdings" style:font-family-complex="Wingdings"/>
    </style:style>
    <style:style style:parent-style-name="811" style:display-name="T89" style:family="text" style:name="1023">
      <style:paragraph-properties/>
      <style:text-properties fo:font-family="Wingdings" style:font-family-complex="Wingdings"/>
    </style:style>
    <style:style style:parent-style-name="811" style:display-name="T90" style:family="text" style:name="1024">
      <style:paragraph-properties/>
      <style:text-properties fo:font-family="Wingdings" style:font-family-complex="Wingdings"/>
    </style:style>
    <style:style style:parent-style-name="811" style:display-name="T91" style:family="text" style:name="1025">
      <style:paragraph-properties/>
      <style:text-properties fo:font-family="Wingdings" style:font-family-complex="Wingdings"/>
    </style:style>
    <style:style style:parent-style-name="811" style:display-name="T92" style:family="text" style:name="1026">
      <style:paragraph-properties/>
      <style:text-properties fo:font-family="Wingdings" style:font-family-complex="Wingdings"/>
    </style:style>
    <style:style style:parent-style-name="811" style:display-name="T93" style:family="text" style:name="1027">
      <style:paragraph-properties/>
      <style:text-properties fo:font-family="Wingdings" style:font-family-complex="Wingdings"/>
    </style:style>
    <style:style style:parent-style-name="811" style:display-name="T94" style:family="text" style:name="1028">
      <style:paragraph-properties/>
      <style:text-properties fo:font-family="Wingdings" style:font-family-complex="Wingdings"/>
    </style:style>
    <style:style style:parent-style-name="811" style:display-name="T95" style:family="text" style:name="1029">
      <style:paragraph-properties/>
      <style:text-properties fo:font-family="Wingdings" style:font-family-complex="Wingdings"/>
    </style:style>
    <style:style style:parent-style-name="811" style:display-name="T96" style:family="text" style:name="1030">
      <style:paragraph-properties/>
      <style:text-properties fo:font-family="Wingdings" style:font-family-complex="Wingdings"/>
    </style:style>
    <style:style style:parent-style-name="811" style:display-name="T97" style:family="text" style:name="1031">
      <style:paragraph-properties/>
      <style:text-properties fo:font-family="Wingdings" style:font-family-complex="Wingdings"/>
    </style:style>
    <style:style style:parent-style-name="811" style:display-name="T98" style:family="text" style:name="1032">
      <style:paragraph-properties/>
      <style:text-properties fo:font-family="Wingdings" style:font-family-complex="Wingdings"/>
    </style:style>
    <style:style style:parent-style-name="811" style:display-name="T99" style:family="text" style:name="1033">
      <style:paragraph-properties/>
      <style:text-properties fo:font-family="Wingdings" style:font-family-complex="Wingdings"/>
    </style:style>
    <style:style style:parent-style-name="811" style:display-name="T100" style:family="text" style:name="1034">
      <style:paragraph-properties/>
      <style:text-properties fo:font-family="Wingdings" style:font-family-complex="Wingdings"/>
    </style:style>
    <style:style style:parent-style-name="811" style:display-name="T101" style:family="text" style:name="1035">
      <style:paragraph-properties/>
      <style:text-properties fo:font-family="Wingdings" style:font-family-complex="Wingdings"/>
    </style:style>
    <style:style style:parent-style-name="811" style:display-name="T102" style:family="text" style:name="1036">
      <style:paragraph-properties/>
      <style:text-properties fo:font-family="Wingdings" style:font-family-complex="Wingdings"/>
    </style:style>
    <style:style style:parent-style-name="811" style:display-name="T103" style:family="text" style:name="1037">
      <style:paragraph-properties/>
      <style:text-properties fo:font-family="Wingdings" style:font-family-complex="Wingdings"/>
    </style:style>
    <style:style style:parent-style-name="811" style:display-name="T104" style:family="text" style:name="1038">
      <style:paragraph-properties/>
      <style:text-properties fo:font-family="Wingdings" style:font-family-complex="Wingdings"/>
    </style:style>
    <style:style style:parent-style-name="811" style:display-name="T105" style:family="text" style:name="1039">
      <style:paragraph-properties/>
      <style:text-properties fo:font-family="Wingdings" style:font-family-complex="Wingdings"/>
    </style:style>
    <style:style style:parent-style-name="811" style:display-name="T106" style:family="text" style:name="1040">
      <style:paragraph-properties/>
      <style:text-properties fo:font-family="Wingdings" style:font-family-complex="Wingdings"/>
    </style:style>
    <style:style style:parent-style-name="811" style:display-name="T107" style:family="text" style:name="1041">
      <style:paragraph-properties/>
      <style:text-properties fo:font-family="Wingdings" style:font-family-complex="Wingdings"/>
    </style:style>
    <style:style style:parent-style-name="811" style:display-name="T108" style:family="text" style:name="1042">
      <style:paragraph-properties/>
      <style:text-properties fo:font-family="Wingdings" style:font-family-complex="Wingdings"/>
    </style:style>
    <style:style style:parent-style-name="811" style:display-name="T109" style:family="text" style:name="1043">
      <style:paragraph-properties/>
      <style:text-properties fo:font-family="Wingdings" style:font-family-complex="Wingdings"/>
    </style:style>
    <style:style style:parent-style-name="811" style:display-name="T110" style:family="text" style:name="1044">
      <style:paragraph-properties/>
      <style:text-properties fo:font-family="Wingdings" style:font-family-complex="Wingdings"/>
    </style:style>
    <style:style style:parent-style-name="811" style:display-name="T111" style:family="text" style:name="1045">
      <style:paragraph-properties/>
      <style:text-properties fo:font-family="Wingdings" style:font-family-complex="Wingdings"/>
    </style:style>
    <style:style style:parent-style-name="811" style:display-name="T112" style:family="text" style:name="1046">
      <style:paragraph-properties/>
      <style:text-properties fo:font-family="Wingdings" style:font-family-complex="Wingdings"/>
    </style:style>
    <style:style style:parent-style-name="811" style:display-name="T113" style:family="text" style:name="1047">
      <style:paragraph-properties/>
      <style:text-properties fo:font-family="Wingdings" style:font-family-complex="Wingdings"/>
    </style:style>
    <style:style style:parent-style-name="811" style:display-name="T114" style:family="text" style:name="1048">
      <style:paragraph-properties/>
      <style:text-properties fo:font-family="Wingdings" style:font-family-complex="Wingdings"/>
    </style:style>
    <style:style style:parent-style-name="811" style:display-name="T115" style:family="text" style:name="1049">
      <style:paragraph-properties/>
      <style:text-properties fo:font-family="Wingdings" style:font-family-complex="Wingdings"/>
    </style:style>
    <style:style style:parent-style-name="811" style:display-name="T116" style:family="text" style:name="1050">
      <style:paragraph-properties/>
      <style:text-properties fo:font-family="Wingdings" style:font-family-complex="Wingdings"/>
    </style:style>
    <style:style style:parent-style-name="811" style:display-name="T117" style:family="text" style:name="1051">
      <style:paragraph-properties/>
      <style:text-properties fo:font-family="Wingdings" style:font-family-complex="Wingdings"/>
    </style:style>
    <style:style style:parent-style-name="811" style:display-name="T118" style:family="text" style:name="1052">
      <style:paragraph-properties/>
      <style:text-properties fo:font-family="Wingdings" style:font-family-complex="Wingdings"/>
    </style:style>
    <style:style style:parent-style-name="811" style:display-name="T119" style:family="text" style:name="1053">
      <style:paragraph-properties/>
      <style:text-properties fo:font-family="Wingdings" style:font-family-complex="Wingdings"/>
    </style:style>
    <style:style style:parent-style-name="811" style:display-name="T120" style:family="text" style:name="1054">
      <style:paragraph-properties/>
      <style:text-properties fo:font-family="Wingdings" style:font-family-complex="Wingdings"/>
    </style:style>
    <style:style style:parent-style-name="811" style:display-name="T121" style:family="text" style:name="1055">
      <style:paragraph-properties/>
      <style:text-properties fo:font-family="Wingdings" style:font-family-complex="Wingdings"/>
    </style:style>
    <style:style style:parent-style-name="811" style:display-name="T122" style:family="text" style:name="1056">
      <style:paragraph-properties/>
      <style:text-properties fo:font-family="Wingdings" style:font-family-complex="Wingdings"/>
    </style:style>
    <style:style style:parent-style-name="811" style:display-name="T123" style:family="text" style:name="1057">
      <style:paragraph-properties/>
      <style:text-properties fo:font-family="Wingdings" style:font-family-complex="Wingdings"/>
    </style:style>
    <style:style style:parent-style-name="811" style:display-name="T124" style:family="text" style:name="1058">
      <style:paragraph-properties/>
      <style:text-properties fo:font-family="Wingdings" style:font-family-complex="Wingdings"/>
    </style:style>
    <style:style style:parent-style-name="811" style:display-name="T125" style:family="text" style:name="1059">
      <style:paragraph-properties/>
      <style:text-properties fo:font-family="Wingdings" style:font-family-complex="Wingdings"/>
    </style:style>
    <style:style style:parent-style-name="811" style:display-name="T126" style:family="text" style:name="1060">
      <style:paragraph-properties/>
      <style:text-properties fo:font-family="Wingdings" style:font-family-complex="Wingdings"/>
    </style:style>
    <style:style style:parent-style-name="811" style:display-name="T127" style:family="text" style:name="1061">
      <style:paragraph-properties/>
      <style:text-properties fo:font-family="Wingdings" style:font-family-complex="Wingdings"/>
    </style:style>
    <style:style style:parent-style-name="811" style:display-name="T128" style:family="text" style:name="1062">
      <style:paragraph-properties/>
      <style:text-properties fo:font-family="Wingdings" style:font-family-complex="Wingdings"/>
    </style:style>
    <style:style style:parent-style-name="811" style:display-name="T129" style:family="text" style:name="1063">
      <style:paragraph-properties/>
      <style:text-properties fo:font-family="Wingdings" style:font-family-complex="Wingdings"/>
    </style:style>
    <style:style style:parent-style-name="811" style:display-name="T130" style:family="text" style:name="1064">
      <style:paragraph-properties/>
      <style:text-properties fo:font-family="Wingdings" style:font-family-complex="Wingdings"/>
    </style:style>
    <style:style style:parent-style-name="811" style:display-name="T131" style:family="text" style:name="1065">
      <style:paragraph-properties/>
      <style:text-properties fo:font-family="Wingdings" style:font-family-complex="Wingdings"/>
    </style:style>
    <style:style style:parent-style-name="811" style:display-name="T132" style:family="text" style:name="1066">
      <style:paragraph-properties/>
      <style:text-properties fo:font-family="Wingdings" style:font-family-complex="Wingdings"/>
    </style:style>
    <style:style style:parent-style-name="811" style:display-name="T133" style:family="text" style:name="1067">
      <style:paragraph-properties/>
      <style:text-properties fo:font-family="Wingdings" style:font-family-complex="Wingdings"/>
    </style:style>
    <style:style style:parent-style-name="811" style:display-name="T134" style:family="text" style:name="1068">
      <style:paragraph-properties/>
      <style:text-properties fo:font-family="Wingdings" style:font-family-complex="Wingdings"/>
    </style:style>
    <style:style style:parent-style-name="811" style:display-name="T135" style:family="text" style:name="1069">
      <style:paragraph-properties/>
      <style:text-properties fo:font-family="Wingdings" style:font-family-complex="Wingdings"/>
    </style:style>
    <style:style style:parent-style-name="811" style:display-name="T136" style:family="text" style:name="1070">
      <style:paragraph-properties/>
      <style:text-properties fo:font-family="Wingdings" style:font-family-complex="Wingdings"/>
    </style:style>
    <style:style style:parent-style-name="811" style:display-name="T137" style:family="text" style:name="1071">
      <style:paragraph-properties/>
      <style:text-properties fo:font-family="Wingdings" style:font-family-complex="Wingdings"/>
    </style:style>
    <style:style style:parent-style-name="811" style:display-name="T138" style:family="text" style:name="1072">
      <style:paragraph-properties/>
      <style:text-properties fo:font-family="Wingdings" style:font-family-complex="Wingdings"/>
    </style:style>
    <style:style style:parent-style-name="811" style:display-name="T139" style:family="text" style:name="1073">
      <style:paragraph-properties/>
      <style:text-properties fo:font-family="Wingdings" style:font-family-complex="Wingdings"/>
    </style:style>
    <style:style style:parent-style-name="811" style:display-name="T140" style:family="text" style:name="1074">
      <style:paragraph-properties/>
      <style:text-properties fo:font-family="Wingdings" style:font-family-complex="Wingdings"/>
    </style:style>
    <style:style style:parent-style-name="811" style:display-name="T141" style:family="text" style:name="1075">
      <style:paragraph-properties/>
      <style:text-properties fo:font-family="Wingdings" style:font-family-complex="Wingdings"/>
    </style:style>
    <style:style style:parent-style-name="811" style:display-name="T142" style:family="text" style:name="1076">
      <style:paragraph-properties/>
      <style:text-properties fo:font-family="Wingdings" style:font-family-complex="Wingdings"/>
    </style:style>
    <style:style style:parent-style-name="811" style:display-name="T143" style:family="text" style:name="1077">
      <style:paragraph-properties/>
      <style:text-properties fo:font-family="Wingdings" style:font-family-complex="Wingdings"/>
    </style:style>
    <style:style style:parent-style-name="811" style:display-name="T144" style:family="text" style:name="1078">
      <style:paragraph-properties/>
      <style:text-properties fo:font-family="Wingdings" style:font-family-complex="Wingdings"/>
    </style:style>
    <style:style style:parent-style-name="811" style:display-name="T145" style:family="text" style:name="1079">
      <style:paragraph-properties/>
      <style:text-properties fo:font-family="Wingdings" style:font-family-complex="Wingdings"/>
    </style:style>
    <style:style style:parent-style-name="811" style:display-name="T146" style:family="text" style:name="1080">
      <style:paragraph-properties/>
      <style:text-properties fo:font-family="Wingdings" style:font-family-complex="Wingdings"/>
    </style:style>
    <style:style style:parent-style-name="811" style:display-name="T147" style:family="text" style:name="1081">
      <style:paragraph-properties/>
      <style:text-properties fo:font-family="Wingdings" style:font-family-complex="Wingdings"/>
    </style:style>
    <style:style style:parent-style-name="811" style:display-name="T148" style:family="text" style:name="1082">
      <style:paragraph-properties/>
      <style:text-properties fo:font-family="Wingdings" style:font-family-complex="Wingdings"/>
    </style:style>
    <style:style style:parent-style-name="811" style:display-name="T149" style:family="text" style:name="1083">
      <style:paragraph-properties/>
      <style:text-properties fo:font-family="Wingdings" style:font-family-complex="Wingdings"/>
    </style:style>
    <style:style style:parent-style-name="811" style:display-name="T150" style:family="text" style:name="1084">
      <style:paragraph-properties/>
      <style:text-properties fo:font-family="Wingdings" style:font-family-complex="Wingdings"/>
    </style:style>
    <style:style style:parent-style-name="811" style:display-name="T151" style:family="text" style:name="1085">
      <style:paragraph-properties/>
      <style:text-properties fo:font-family="Wingdings" style:font-family-complex="Wingdings"/>
    </style:style>
    <style:style style:parent-style-name="811" style:display-name="T152" style:family="text" style:name="1086">
      <style:paragraph-properties/>
      <style:text-properties fo:font-family="Wingdings" style:font-family-complex="Wingdings"/>
    </style:style>
    <style:style style:parent-style-name="811" style:display-name="T153" style:family="text" style:name="1087">
      <style:paragraph-properties/>
      <style:text-properties fo:font-family="Wingdings" style:font-family-complex="Wingdings"/>
    </style:style>
    <style:style style:parent-style-name="811" style:display-name="T154" style:family="text" style:name="1088">
      <style:paragraph-properties/>
      <style:text-properties fo:font-family="Wingdings" style:font-family-complex="Wingdings"/>
    </style:style>
    <style:style style:parent-style-name="811" style:display-name="T155" style:family="text" style:name="1089">
      <style:paragraph-properties/>
      <style:text-properties fo:font-family="Wingdings" style:font-family-complex="Wingdings"/>
    </style:style>
    <style:style style:parent-style-name="811" style:display-name="T156" style:family="text" style:name="1090">
      <style:paragraph-properties/>
      <style:text-properties fo:font-family="Wingdings" style:font-family-complex="Wingdings"/>
    </style:style>
    <style:style style:parent-style-name="811" style:display-name="T157" style:family="text" style:name="1091">
      <style:paragraph-properties/>
      <style:text-properties fo:font-family="Wingdings" style:font-family-complex="Wingdings"/>
    </style:style>
    <style:style style:parent-style-name="811" style:display-name="T158" style:family="text" style:name="1092">
      <style:paragraph-properties/>
      <style:text-properties fo:font-family="Wingdings" style:font-family-complex="Wingdings"/>
    </style:style>
    <style:style style:parent-style-name="811" style:display-name="T159" style:family="text" style:name="1093">
      <style:paragraph-properties/>
      <style:text-properties fo:font-family="Wingdings" style:font-family-complex="Wingdings"/>
    </style:style>
    <style:style style:parent-style-name="811" style:display-name="T160" style:family="text" style:name="1094">
      <style:paragraph-properties/>
      <style:text-properties fo:font-family="Wingdings" style:font-family-complex="Wingdings"/>
    </style:style>
    <style:style style:parent-style-name="811" style:display-name="T161" style:family="text" style:name="1095">
      <style:paragraph-properties/>
      <style:text-properties fo:font-family="Wingdings" style:font-family-complex="Wingdings"/>
    </style:style>
    <style:style style:parent-style-name="811" style:display-name="T162" style:family="text" style:name="1096">
      <style:paragraph-properties/>
      <style:text-properties fo:font-family="Wingdings" style:font-family-complex="Wingdings"/>
    </style:style>
    <style:style style:parent-style-name="811" style:display-name="T163" style:family="text" style:name="1097">
      <style:paragraph-properties/>
      <style:text-properties fo:font-family="Wingdings" style:font-family-complex="Wingdings"/>
    </style:style>
    <style:style style:parent-style-name="811" style:display-name="T164" style:family="text" style:name="1098">
      <style:paragraph-properties/>
      <style:text-properties fo:font-family="Wingdings" style:font-family-complex="Wingdings"/>
    </style:style>
    <style:style style:parent-style-name="811" style:display-name="T165" style:family="text" style:name="1099">
      <style:paragraph-properties/>
      <style:text-properties fo:font-family="Wingdings" style:font-family-complex="Wingdings"/>
    </style:style>
    <style:style style:parent-style-name="811" style:display-name="T166" style:family="text" style:name="1100">
      <style:paragraph-properties/>
      <style:text-properties fo:font-family="Wingdings" style:font-family-complex="Wingdings"/>
    </style:style>
    <style:style style:parent-style-name="811" style:display-name="T167" style:family="text" style:name="1101">
      <style:paragraph-properties/>
      <style:text-properties fo:font-family="Wingdings" style:font-family-complex="Wingdings"/>
    </style:style>
    <style:style style:parent-style-name="811" style:display-name="T168" style:family="text" style:name="1102">
      <style:paragraph-properties/>
      <style:text-properties fo:font-family="Wingdings" style:font-family-complex="Wingdings"/>
    </style:style>
    <style:style style:parent-style-name="811" style:display-name="T169" style:family="text" style:name="1103">
      <style:paragraph-properties/>
      <style:text-properties fo:font-family="Wingdings" style:font-family-complex="Wingdings"/>
    </style:style>
    <style:style style:parent-style-name="811" style:display-name="T170" style:family="text" style:name="1104">
      <style:paragraph-properties/>
      <style:text-properties fo:font-family="Wingdings" style:font-family-complex="Wingdings"/>
    </style:style>
    <style:style style:parent-style-name="811" style:display-name="T171" style:family="text" style:name="1105">
      <style:paragraph-properties/>
      <style:text-properties fo:font-family="Wingdings" style:font-family-complex="Wingdings"/>
    </style:style>
    <style:style style:parent-style-name="811" style:display-name="T172" style:family="text" style:name="1106">
      <style:paragraph-properties/>
      <style:text-properties fo:font-family="Wingdings" style:font-family-complex="Wingdings"/>
    </style:style>
    <style:style style:parent-style-name="811" style:display-name="T173" style:family="text" style:name="1107">
      <style:paragraph-properties/>
      <style:text-properties fo:font-family="Wingdings" style:font-family-complex="Wingdings"/>
    </style:style>
    <style:style style:parent-style-name="811" style:display-name="T174" style:family="text" style:name="1108">
      <style:paragraph-properties/>
      <style:text-properties fo:font-family="Wingdings" style:font-family-complex="Wingdings"/>
    </style:style>
    <style:style style:parent-style-name="811" style:display-name="T175" style:family="text" style:name="1109">
      <style:paragraph-properties/>
      <style:text-properties fo:font-family="Wingdings" style:font-family-complex="Wingdings"/>
    </style:style>
    <style:style style:parent-style-name="811" style:display-name="T176" style:family="text" style:name="1110">
      <style:paragraph-properties/>
      <style:text-properties fo:font-family="Wingdings" style:font-family-complex="Wingdings"/>
    </style:style>
    <style:style style:parent-style-name="811" style:display-name="T177" style:family="text" style:name="1111">
      <style:paragraph-properties/>
      <style:text-properties fo:font-family="Wingdings" style:font-family-complex="Wingdings"/>
    </style:style>
    <style:style style:parent-style-name="811" style:display-name="T178" style:family="text" style:name="1112">
      <style:paragraph-properties/>
      <style:text-properties fo:font-family="Wingdings" style:font-family-complex="Wingdings"/>
    </style:style>
    <style:style style:parent-style-name="811" style:display-name="T179" style:family="text" style:name="1113">
      <style:paragraph-properties/>
      <style:text-properties fo:font-family="Wingdings" style:font-family-complex="Wingdings"/>
    </style:style>
    <style:style style:parent-style-name="811" style:display-name="T180" style:family="text" style:name="1114">
      <style:paragraph-properties/>
      <style:text-properties fo:font-family="Wingdings" style:font-family-complex="Wingdings"/>
    </style:style>
    <style:style style:parent-style-name="811" style:display-name="T181" style:family="text" style:name="1115">
      <style:paragraph-properties/>
    </style:style>
    <style:style style:parent-style-name="811" style:display-name="T182" style:family="text" style:name="1116">
      <style:paragraph-properties/>
    </style:style>
    <style:style style:parent-style-name="811" style:display-name="T183" style:family="text" style:name="1117">
      <style:paragraph-properties/>
    </style:style>
    <style:style style:parent-style-name="811" style:display-name="T184" style:family="text" style:name="1118">
      <style:paragraph-properties/>
    </style:style>
    <style:style style:parent-style-name="811" style:display-name="T185" style:family="text" style:name="1119">
      <style:paragraph-properties/>
    </style:style>
    <style:style style:parent-style-name="811" style:display-name="T186" style:family="text" style:name="1120">
      <style:paragraph-properties/>
    </style:style>
    <style:style style:parent-style-name="811" style:display-name="T187" style:family="text" style:name="1121">
      <style:paragraph-properties/>
    </style:style>
    <style:style style:parent-style-name="811" style:display-name="T188" style:family="text" style:name="1122">
      <style:paragraph-properties/>
    </style:style>
    <style:style style:parent-style-name="811" style:display-name="T189" style:family="text" style:name="1123">
      <style:paragraph-properties/>
    </style:style>
    <style:style style:parent-style-name="811" style:display-name="T190" style:family="text" style:name="1124">
      <style:paragraph-properties/>
    </style:style>
    <style:style style:parent-style-name="811" style:display-name="T191" style:family="text" style:name="1125">
      <style:paragraph-properties/>
    </style:style>
    <style:style style:parent-style-name="811" style:display-name="T192" style:family="text" style:name="1126">
      <style:paragraph-properties/>
    </style:style>
    <style:style style:parent-style-name="811" style:display-name="T193" style:family="text" style:name="1127">
      <style:paragraph-properties/>
    </style:style>
    <style:style style:parent-style-name="811" style:display-name="T194" style:family="text" style:name="1128">
      <style:paragraph-properties/>
    </style:style>
    <style:style style:parent-style-name="811" style:display-name="T195" style:family="text" style:name="1129">
      <style:paragraph-properties/>
    </style:style>
    <style:style style:parent-style-name="811" style:display-name="T196" style:family="text" style:name="1130">
      <style:paragraph-properties/>
    </style:style>
    <style:style style:parent-style-name="811" style:display-name="T197" style:family="text" style:name="1131">
      <style:paragraph-properties/>
    </style:style>
    <style:style style:parent-style-name="811" style:display-name="T198" style:family="text" style:name="1132">
      <style:paragraph-properties/>
    </style:style>
    <style:style style:parent-style-name="811" style:display-name="T199" style:family="text" style:name="1133">
      <style:paragraph-properties/>
    </style:style>
    <style:style style:parent-style-name="811" style:display-name="T200" style:family="text" style:name="1134">
      <style:paragraph-properties/>
    </style:style>
    <style:style style:parent-style-name="811" style:display-name="T201" style:family="text" style:name="1135">
      <style:paragraph-properties/>
    </style:style>
    <style:style style:parent-style-name="811" style:display-name="T202" style:family="text" style:name="1136">
      <style:paragraph-properties/>
    </style:style>
    <style:style style:parent-style-name="811" style:display-name="T203" style:family="text" style:name="1137">
      <style:paragraph-properties/>
    </style:style>
    <style:style style:parent-style-name="811" style:display-name="T204" style:family="text" style:name="1138">
      <style:paragraph-properties/>
    </style:style>
    <style:style style:parent-style-name="811" style:display-name="T205" style:family="text" style:name="1139">
      <style:paragraph-properties/>
    </style:style>
    <style:style style:parent-style-name="811" style:display-name="T206" style:family="text" style:name="1140">
      <style:paragraph-properties/>
    </style:style>
    <style:style style:parent-style-name="811" style:display-name="T207" style:family="text" style:name="1141">
      <style:paragraph-properties/>
    </style:style>
    <style:style style:parent-style-name="811" style:display-name="T208" style:family="text" style:name="1142">
      <style:paragraph-properties/>
    </style:style>
    <style:style style:parent-style-name="811" style:display-name="T209" style:family="text" style:name="1143">
      <style:paragraph-properties/>
    </style:style>
    <style:style style:parent-style-name="811" style:display-name="T210" style:family="text" style:name="1144">
      <style:paragraph-properties/>
    </style:style>
    <style:style style:parent-style-name="811" style:display-name="T211" style:family="text" style:name="1145">
      <style:paragraph-properties/>
    </style:style>
    <style:style style:parent-style-name="811" style:display-name="T212" style:family="text" style:name="1146">
      <style:paragraph-properties/>
    </style:style>
    <style:style style:parent-style-name="811" style:display-name="T213" style:family="text" style:name="1147">
      <style:paragraph-properties/>
    </style:style>
    <style:style style:parent-style-name="811" style:display-name="T214" style:family="text" style:name="1148">
      <style:paragraph-properties/>
    </style:style>
    <style:style style:parent-style-name="811" style:display-name="T215" style:family="text" style:name="1149">
      <style:paragraph-properties/>
    </style:style>
    <style:style style:parent-style-name="811" style:display-name="T216" style:family="text" style:name="1150">
      <style:paragraph-properties/>
    </style:style>
    <style:style style:parent-style-name="811" style:display-name="T217" style:family="text" style:name="1151">
      <style:paragraph-properties/>
    </style:style>
    <style:style style:parent-style-name="811" style:display-name="T218" style:family="text" style:name="1152">
      <style:paragraph-properties/>
    </style:style>
    <style:style style:parent-style-name="811" style:display-name="T219" style:family="text" style:name="1153">
      <style:paragraph-properties/>
    </style:style>
    <style:style style:parent-style-name="811" style:display-name="T220" style:family="text" style:name="1154">
      <style:paragraph-properties/>
    </style:style>
    <style:style style:parent-style-name="811" style:display-name="T221" style:family="text" style:name="1155">
      <style:paragraph-properties/>
    </style:style>
    <style:style style:parent-style-name="811" style:display-name="T222" style:family="text" style:name="1156">
      <style:paragraph-properties/>
    </style:style>
    <style:style style:parent-style-name="811" style:display-name="T223" style:family="text" style:name="1157">
      <style:paragraph-properties/>
    </style:style>
    <style:style style:parent-style-name="811" style:display-name="T224" style:family="text" style:name="1158">
      <style:paragraph-properties/>
    </style:style>
    <style:style style:parent-style-name="811" style:display-name="T225" style:family="text" style:name="1159">
      <style:paragraph-properties/>
    </style:style>
    <style:style style:parent-style-name="811" style:display-name="T226" style:family="text" style:name="1160">
      <style:paragraph-properties/>
    </style:style>
    <style:style style:parent-style-name="811" style:display-name="T227" style:family="text" style:name="1161">
      <style:paragraph-properties/>
    </style:style>
    <style:style style:parent-style-name="811" style:display-name="T228" style:family="text" style:name="1162">
      <style:paragraph-properties/>
    </style:style>
    <style:style style:parent-style-name="811" style:display-name="T229" style:family="text" style:name="1163">
      <style:paragraph-properties/>
    </style:style>
    <style:style style:parent-style-name="811" style:display-name="T230" style:family="text" style:name="1164">
      <style:paragraph-properties/>
    </style:style>
    <style:style style:parent-style-name="811" style:display-name="T231" style:family="text" style:name="1165">
      <style:paragraph-properties/>
    </style:style>
    <style:style style:parent-style-name="811" style:display-name="T232" style:family="text" style:name="1166">
      <style:paragraph-properties/>
    </style:style>
    <style:style style:parent-style-name="811" style:display-name="T233" style:family="text" style:name="1167">
      <style:paragraph-properties/>
    </style:style>
    <style:style style:parent-style-name="811" style:display-name="T234" style:family="text" style:name="1168">
      <style:paragraph-properties/>
    </style:style>
    <style:style style:parent-style-name="811" style:display-name="T235" style:family="text" style:name="1169">
      <style:paragraph-properties/>
    </style:style>
    <style:style style:parent-style-name="811" style:display-name="T236" style:family="text" style:name="1170">
      <style:paragraph-properties/>
    </style:style>
    <style:style style:parent-style-name="811" style:display-name="T237" style:family="text" style:name="1171">
      <style:paragraph-properties/>
    </style:style>
    <style:style style:parent-style-name="811" style:display-name="T238" style:family="text" style:name="1172">
      <style:paragraph-properties/>
    </style:style>
    <style:style style:parent-style-name="811" style:display-name="T239" style:family="text" style:name="1173">
      <style:paragraph-properties/>
    </style:style>
    <style:style style:parent-style-name="811" style:display-name="T240" style:family="text" style:name="1174">
      <style:paragraph-properties/>
    </style:style>
    <style:style style:parent-style-name="811" style:display-name="T241" style:family="text" style:name="1175">
      <style:paragraph-properties/>
    </style:style>
    <style:style style:parent-style-name="811" style:display-name="T242" style:family="text" style:name="1176">
      <style:paragraph-properties/>
    </style:style>
    <style:style style:parent-style-name="811" style:display-name="T243" style:family="text" style:name="1177">
      <style:paragraph-properties/>
    </style:style>
    <style:style style:parent-style-name="811" style:display-name="T244" style:family="text" style:name="1178">
      <style:paragraph-properties/>
    </style:style>
    <style:style style:parent-style-name="811" style:display-name="T245" style:family="text" style:name="1179">
      <style:paragraph-properties/>
    </style:style>
    <style:style style:parent-style-name="811" style:display-name="T246" style:family="text" style:name="1180">
      <style:paragraph-properties/>
    </style:style>
    <style:style style:parent-style-name="811" style:display-name="T247" style:family="text" style:name="1181">
      <style:paragraph-properties/>
    </style:style>
    <style:style style:parent-style-name="811" style:display-name="T248" style:family="text" style:name="1182">
      <style:paragraph-properties/>
    </style:style>
    <style:style style:parent-style-name="811" style:display-name="T249" style:family="text" style:name="1183">
      <style:paragraph-properties/>
    </style:style>
    <style:style style:parent-style-name="811" style:display-name="T250" style:family="text" style:name="1184">
      <style:paragraph-properties/>
    </style:style>
    <style:style style:parent-style-name="811" style:display-name="T251" style:family="text" style:name="1185">
      <style:paragraph-properties/>
    </style:style>
    <style:style style:parent-style-name="811" style:display-name="T252" style:family="text" style:name="1186">
      <style:paragraph-properties/>
    </style:style>
    <style:style style:parent-style-name="811" style:display-name="T253" style:family="text" style:name="1187">
      <style:paragraph-properties/>
    </style:style>
    <style:style style:parent-style-name="811" style:display-name="T254" style:family="text" style:name="1188">
      <style:paragraph-properties/>
    </style:style>
    <style:style style:parent-style-name="811" style:display-name="T255" style:family="text" style:name="1189">
      <style:paragraph-properties/>
    </style:style>
    <style:style style:parent-style-name="811" style:display-name="T256" style:family="text" style:name="1190">
      <style:paragraph-properties/>
    </style:style>
    <style:style style:parent-style-name="811" style:display-name="T257" style:family="text" style:name="1191">
      <style:paragraph-properties/>
    </style:style>
    <style:style style:parent-style-name="811" style:display-name="T258" style:family="text" style:name="1192">
      <style:paragraph-properties/>
    </style:style>
    <style:style style:parent-style-name="811" style:display-name="T259" style:family="text" style:name="1193">
      <style:paragraph-properties/>
    </style:style>
    <style:style style:parent-style-name="811" style:display-name="T260" style:family="text" style:name="1194">
      <style:paragraph-properties/>
    </style:style>
    <style:style style:parent-style-name="811" style:display-name="T261" style:family="text" style:name="1195">
      <style:paragraph-properties/>
    </style:style>
    <style:style style:parent-style-name="811" style:display-name="T262" style:family="text" style:name="1196">
      <style:paragraph-properties/>
    </style:style>
    <style:style style:parent-style-name="811" style:display-name="T263" style:family="text" style:name="1197">
      <style:paragraph-properties/>
    </style:style>
    <style:style style:parent-style-name="811" style:display-name="T264" style:family="text" style:name="1198">
      <style:paragraph-properties/>
    </style:style>
    <style:style style:parent-style-name="811" style:display-name="T265" style:family="text" style:name="1199">
      <style:paragraph-properties/>
    </style:style>
    <style:style style:parent-style-name="811" style:display-name="T266" style:family="text" style:name="1200">
      <style:paragraph-properties/>
    </style:style>
    <style:style style:parent-style-name="811" style:display-name="T267" style:family="text" style:name="1201">
      <style:paragraph-properties/>
    </style:style>
    <style:style style:parent-style-name="811" style:display-name="T268" style:family="text" style:name="1202">
      <style:paragraph-properties/>
    </style:style>
    <style:style style:parent-style-name="811" style:display-name="T269" style:family="text" style:name="1203">
      <style:paragraph-properties/>
    </style:style>
    <style:style style:parent-style-name="811" style:display-name="T270" style:family="text" style:name="1204">
      <style:paragraph-properties/>
    </style:style>
    <style:style style:parent-style-name="811" style:display-name="T271" style:family="text" style:name="1205">
      <style:paragraph-properties/>
    </style:style>
    <style:style style:parent-style-name="811" style:display-name="T272" style:family="text" style:name="1206">
      <style:paragraph-properties/>
    </style:style>
    <style:style style:parent-style-name="811" style:display-name="T273" style:family="text" style:name="1207">
      <style:paragraph-properties/>
    </style:style>
    <style:style style:parent-style-name="811" style:display-name="T274" style:family="text" style:name="1208">
      <style:paragraph-properties/>
    </style:style>
    <style:style style:parent-style-name="811" style:display-name="T275" style:family="text" style:name="1209">
      <style:paragraph-properties/>
    </style:style>
    <style:style style:parent-style-name="811" style:display-name="T276" style:family="text" style:name="1210">
      <style:paragraph-properties/>
    </style:style>
    <style:style style:parent-style-name="811" style:display-name="T277" style:family="text" style:name="1211">
      <style:paragraph-properties/>
    </style:style>
    <style:style style:parent-style-name="811" style:display-name="T278" style:family="text" style:name="1212">
      <style:paragraph-properties/>
    </style:style>
    <style:style style:parent-style-name="811" style:display-name="T279" style:family="text" style:name="1213">
      <style:paragraph-properties/>
    </style:style>
    <style:style style:parent-style-name="811" style:display-name="T280" style:family="text" style:name="1214">
      <style:paragraph-properties/>
    </style:style>
    <style:style style:parent-style-name="811" style:display-name="T281" style:family="text" style:name="1215">
      <style:paragraph-properties/>
    </style:style>
    <style:style style:parent-style-name="811" style:display-name="T282" style:family="text" style:name="1216">
      <style:paragraph-properties/>
    </style:style>
    <style:style style:parent-style-name="811" style:display-name="T283" style:family="text" style:name="1217">
      <style:paragraph-properties/>
    </style:style>
    <style:style style:parent-style-name="811" style:display-name="T284" style:family="text" style:name="1218">
      <style:paragraph-properties/>
    </style:style>
    <style:style style:parent-style-name="811" style:display-name="T285" style:family="text" style:name="1219">
      <style:paragraph-properties/>
    </style:style>
    <style:style style:parent-style-name="811" style:display-name="T286" style:family="text" style:name="1220">
      <style:paragraph-properties/>
    </style:style>
    <style:style style:parent-style-name="811" style:display-name="T287" style:family="text" style:name="1221">
      <style:paragraph-properties/>
    </style:style>
    <style:style style:parent-style-name="811" style:display-name="T288" style:family="text" style:name="1222">
      <style:paragraph-properties/>
    </style:style>
    <style:style style:parent-style-name="811" style:display-name="T289" style:family="text" style:name="1223">
      <style:paragraph-properties/>
    </style:style>
    <style:style style:parent-style-name="811" style:display-name="T290" style:family="text" style:name="1224">
      <style:paragraph-properties/>
    </style:style>
    <style:style style:parent-style-name="811" style:display-name="T291" style:family="text" style:name="1225">
      <style:paragraph-properties/>
    </style:style>
    <style:style style:parent-style-name="811" style:display-name="T292" style:family="text" style:name="1226">
      <style:paragraph-properties/>
    </style:style>
    <style:style style:parent-style-name="811" style:display-name="T293" style:family="text" style:name="1227">
      <style:paragraph-properties/>
    </style:style>
    <style:style style:parent-style-name="811" style:display-name="T294" style:family="text" style:name="1228">
      <style:paragraph-properties/>
    </style:style>
    <style:style style:parent-style-name="811" style:display-name="T295" style:family="text" style:name="1229">
      <style:paragraph-properties/>
    </style:style>
    <style:style style:parent-style-name="811" style:display-name="T296" style:family="text" style:name="1230">
      <style:paragraph-properties/>
    </style:style>
    <style:style style:parent-style-name="811" style:display-name="T297" style:family="text" style:name="1231">
      <style:paragraph-properties/>
    </style:style>
    <style:style style:parent-style-name="811" style:display-name="T298" style:family="text" style:name="1232">
      <style:paragraph-properties/>
    </style:style>
    <style:style style:parent-style-name="811" style:display-name="T299" style:family="text" style:name="1233">
      <style:paragraph-properties/>
    </style:style>
    <style:style style:parent-style-name="811" style:display-name="T300" style:family="text" style:name="1234">
      <style:paragraph-properties/>
    </style:style>
    <style:style style:parent-style-name="811" style:display-name="T301" style:family="text" style:name="1235">
      <style:paragraph-properties/>
    </style:style>
    <style:style style:parent-style-name="811" style:display-name="T302" style:family="text" style:name="1236">
      <style:paragraph-properties/>
    </style:style>
    <style:style style:parent-style-name="811" style:display-name="T303" style:family="text" style:name="1237">
      <style:paragraph-properties/>
    </style:style>
    <style:style style:parent-style-name="811" style:display-name="T304" style:family="text" style:name="1238">
      <style:paragraph-properties/>
    </style:style>
    <style:style style:parent-style-name="811" style:display-name="T305" style:family="text" style:name="1239">
      <style:paragraph-properties/>
    </style:style>
    <style:style style:parent-style-name="811" style:display-name="T306" style:family="text" style:name="1240">
      <style:paragraph-properties/>
    </style:style>
    <style:style style:parent-style-name="811" style:display-name="T307" style:family="text" style:name="1241">
      <style:paragraph-properties/>
    </style:style>
    <style:style style:parent-style-name="811" style:display-name="T308" style:family="text" style:name="1242">
      <style:paragraph-properties/>
    </style:style>
    <style:style style:parent-style-name="811" style:display-name="T309" style:family="text" style:name="1243">
      <style:paragraph-properties/>
    </style:style>
    <style:style style:parent-style-name="811" style:display-name="T310" style:family="text" style:name="1244">
      <style:paragraph-properties/>
    </style:style>
    <style:style style:parent-style-name="811" style:display-name="T311" style:family="text" style:name="1245">
      <style:paragraph-properties/>
    </style:style>
    <style:style style:parent-style-name="811" style:display-name="T312" style:family="text" style:name="1246">
      <style:paragraph-properties/>
    </style:style>
    <style:style style:parent-style-name="811" style:display-name="T313" style:family="text" style:name="1247">
      <style:paragraph-properties/>
    </style:style>
    <style:style style:parent-style-name="811" style:display-name="T314" style:family="text" style:name="1248">
      <style:paragraph-properties/>
    </style:style>
    <style:style style:parent-style-name="811" style:display-name="T315" style:family="text" style:name="1249">
      <style:paragraph-properties/>
    </style:style>
    <style:style style:parent-style-name="811" style:display-name="T316" style:family="text" style:name="1250">
      <style:paragraph-properties/>
    </style:style>
    <style:style style:parent-style-name="811" style:display-name="T317" style:family="text" style:name="1251">
      <style:paragraph-properties/>
    </style:style>
    <style:style style:parent-style-name="811" style:display-name="T318" style:family="text" style:name="1252">
      <style:paragraph-properties/>
    </style:style>
    <style:style style:parent-style-name="811" style:display-name="T319" style:family="text" style:name="1253">
      <style:paragraph-properties/>
    </style:style>
    <style:style style:parent-style-name="811" style:display-name="T320" style:family="text" style:name="1254">
      <style:paragraph-properties/>
    </style:style>
    <style:style style:parent-style-name="811" style:display-name="T321" style:family="text" style:name="1255">
      <style:paragraph-properties/>
    </style:style>
    <style:style style:parent-style-name="811" style:display-name="T322" style:family="text" style:name="1256">
      <style:paragraph-properties/>
    </style:style>
    <style:style style:parent-style-name="811" style:display-name="T323" style:family="text" style:name="1257">
      <style:paragraph-properties/>
    </style:style>
    <style:style style:parent-style-name="811" style:display-name="T324" style:family="text" style:name="1258">
      <style:paragraph-properties/>
    </style:style>
    <style:style style:parent-style-name="811" style:display-name="T325" style:family="text" style:name="1259">
      <style:paragraph-properties/>
    </style:style>
    <style:style style:parent-style-name="811" style:display-name="T326" style:family="text" style:name="1260">
      <style:paragraph-properties/>
    </style:style>
    <style:style style:parent-style-name="811" style:display-name="T327" style:family="text" style:name="1261">
      <style:paragraph-properties/>
    </style:style>
    <style:style style:parent-style-name="811" style:display-name="T328" style:family="text" style:name="1262">
      <style:paragraph-properties/>
    </style:style>
    <style:style style:parent-style-name="811" style:display-name="T329" style:family="text" style:name="1263">
      <style:paragraph-properties/>
    </style:style>
    <style:style style:parent-style-name="811" style:display-name="T330" style:family="text" style:name="1264">
      <style:paragraph-properties/>
    </style:style>
    <style:style style:parent-style-name="811" style:display-name="T331" style:family="text" style:name="1265">
      <style:paragraph-properties/>
    </style:style>
    <style:style style:parent-style-name="811" style:display-name="T332" style:family="text" style:name="1266">
      <style:paragraph-properties/>
    </style:style>
    <style:style style:parent-style-name="811" style:display-name="T333" style:family="text" style:name="1267">
      <style:paragraph-properties/>
    </style:style>
    <style:style style:parent-style-name="811" style:display-name="T334" style:family="text" style:name="1268">
      <style:paragraph-properties/>
    </style:style>
    <style:style style:parent-style-name="811" style:display-name="T335" style:family="text" style:name="1269">
      <style:paragraph-properties/>
    </style:style>
    <style:style style:parent-style-name="811" style:display-name="T336" style:family="text" style:name="1270">
      <style:paragraph-properties/>
    </style:style>
    <style:style style:parent-style-name="811" style:display-name="T337" style:family="text" style:name="1271">
      <style:paragraph-properties/>
    </style:style>
    <style:style style:parent-style-name="811" style:display-name="T338" style:family="text" style:name="1272">
      <style:paragraph-properties/>
    </style:style>
    <style:style style:parent-style-name="811" style:display-name="T339" style:family="text" style:name="1273">
      <style:paragraph-properties/>
    </style:style>
    <style:style style:parent-style-name="811" style:display-name="T340" style:family="text" style:name="1274">
      <style:paragraph-properties/>
    </style:style>
    <style:style style:parent-style-name="811" style:display-name="T341" style:family="text" style:name="1275">
      <style:paragraph-properties/>
    </style:style>
    <style:style style:parent-style-name="811" style:display-name="T342" style:family="text" style:name="1276">
      <style:paragraph-properties/>
    </style:style>
    <style:style style:family="text" style:name="T1">
      <style:text-properties/>
    </style:style>
    <style:style style:family="text" style:name="T2">
      <style:text-properties fo:font-family="OpenSymbol" style:font-family-complex="OpenSymbol"/>
    </style:style>
    <style:style style:family="text" style:name="T3">
      <style:text-properties fo:font-family="OpenSymbol" style:font-family-complex="OpenSymbol"/>
    </style:style>
    <style:style style:family="text" style:name="T4">
      <style:text-properties fo:font-family="OpenSymbol" style:font-family-complex="OpenSymbol"/>
    </style:style>
    <style:style style:family="text" style:name="T5">
      <style:text-properties fo:font-family="OpenSymbol" style:font-family-complex="OpenSymbol"/>
    </style:style>
    <style:style style:family="text" style:name="T6">
      <style:text-properties fo:font-family="OpenSymbol" style:font-family-complex="OpenSymbol"/>
    </style:style>
    <style:style style:family="text" style:name="T7">
      <style:text-properties fo:font-family="OpenSymbol" style:font-family-complex="OpenSymbol"/>
    </style:style>
    <style:style style:family="text" style:name="T8">
      <style:text-properties fo:font-family="OpenSymbol" style:font-family-complex="OpenSymbol"/>
    </style:style>
    <style:style style:family="text" style:name="T9">
      <style:text-properties fo:font-family="OpenSymbol" style:font-family-complex="OpenSymbol"/>
    </style:style>
    <style:style style:family="text" style:name="T10">
      <style:text-properties fo:font-family="OpenSymbol" style:font-family-complex="OpenSymbol"/>
    </style:style>
    <style:style style:family="text" style:name="T11">
      <style:text-properties fo:font-family="OpenSymbol" style:font-family-complex="OpenSymbol"/>
    </style:style>
    <style:style style:family="text" style:name="T12">
      <style:text-properties fo:font-family="OpenSymbol" style:font-family-complex="OpenSymbol"/>
    </style:style>
    <style:style style:family="text" style:name="T13">
      <style:text-properties fo:font-family="OpenSymbol" style:font-family-complex="OpenSymbol"/>
    </style:style>
    <style:style style:family="text" style:name="T14">
      <style:text-properties fo:font-family="OpenSymbol" style:font-family-complex="OpenSymbol"/>
    </style:style>
    <style:style style:family="text" style:name="T15">
      <style:text-properties fo:font-family="OpenSymbol" style:font-family-complex="OpenSymbol"/>
    </style:style>
    <style:style style:family="text" style:name="T16">
      <style:text-properties fo:font-family="OpenSymbol" style:font-family-complex="OpenSymbol"/>
    </style:style>
    <style:style style:family="text" style:name="T17">
      <style:text-properties fo:font-family="OpenSymbol" style:font-family-complex="OpenSymbol"/>
    </style:style>
    <style:style style:family="text" style:name="T18">
      <style:text-properties fo:font-family="OpenSymbol" style:font-family-complex="OpenSymbol"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 fo:font-family="OpenSymbol" style:font-family-complex="OpenSymbol"/>
    </style:style>
    <style:style style:family="text" style:name="T29">
      <style:text-properties fo:font-family="OpenSymbol" style:font-family-complex="OpenSymbol"/>
    </style:style>
    <style:style style:family="text" style:name="T30">
      <style:text-properties fo:font-family="OpenSymbol" style:font-family-complex="OpenSymbol"/>
    </style:style>
    <style:style style:family="text" style:name="T31">
      <style:text-properties fo:font-family="OpenSymbol" style:font-family-complex="OpenSymbol"/>
    </style:style>
    <style:style style:family="text" style:name="T32">
      <style:text-properties fo:font-family="OpenSymbol" style:font-family-complex="OpenSymbol"/>
    </style:style>
    <style:style style:family="text" style:name="T33">
      <style:text-properties fo:font-family="OpenSymbol" style:font-family-complex="OpenSymbol"/>
    </style:style>
    <style:style style:family="text" style:name="T34">
      <style:text-properties fo:font-family="OpenSymbol" style:font-family-complex="OpenSymbol"/>
    </style:style>
    <style:style style:family="text" style:name="T35">
      <style:text-properties fo:font-family="OpenSymbol" style:font-family-complex="OpenSymbol"/>
    </style:style>
    <style:style style:family="text" style:name="T36">
      <style:text-properties fo:font-family="OpenSymbol" style:font-family-complex="OpenSymbol"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 fo:font-family="OpenSymbol" style:font-family-complex="OpenSymbol"/>
    </style:style>
    <style:style style:family="text" style:name="T77">
      <style:text-properties fo:font-family="OpenSymbol" style:font-family-complex="OpenSymbol"/>
    </style:style>
    <style:style style:family="text" style:name="T78">
      <style:text-properties fo:font-family="OpenSymbol" style:font-family-complex="OpenSymbol"/>
    </style:style>
    <style:style style:family="text" style:name="T79">
      <style:text-properties fo:font-family="OpenSymbol" style:font-family-complex="OpenSymbol"/>
    </style:style>
    <style:style style:family="text" style:name="T80">
      <style:text-properties fo:font-family="OpenSymbol" style:font-family-complex="OpenSymbol"/>
    </style:style>
    <style:style style:family="text" style:name="T81">
      <style:text-properties fo:font-family="OpenSymbol" style:font-family-complex="OpenSymbol"/>
    </style:style>
    <style:style style:family="text" style:name="T82">
      <style:text-properties fo:font-family="Wingdings" style:font-family-complex="Wingdings"/>
    </style:style>
    <style:style style:family="text" style:name="T83">
      <style:text-properties fo:font-family="Wingdings" style:font-family-complex="Wingdings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Wingdings" style:font-family-complex="Wingdings"/>
    </style:style>
    <style:style style:family="text" style:name="T86">
      <style:text-properties fo:font-family="Wingdings" style:font-family-complex="Wingdings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Wingdings" style:font-family-complex="Wingdings"/>
    </style:style>
    <style:style style:family="text" style:name="T89">
      <style:text-properties fo:font-family="Wingdings" style:font-family-complex="Wingdings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Wingdings" style:font-family-complex="Wingdings"/>
    </style:style>
    <style:style style:family="text" style:name="T92">
      <style:text-properties fo:font-family="Wingdings" style:font-family-complex="Wingdings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Wingdings" style:font-family-complex="Wingdings"/>
    </style:style>
    <style:style style:family="text" style:name="T95">
      <style:text-properties fo:font-family="Wingdings" style:font-family-complex="Wingdings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Wingdings" style:font-family-complex="Wingdings"/>
    </style:style>
    <style:style style:family="text" style:name="T98">
      <style:text-properties fo:font-family="Wingdings" style:font-family-complex="Wingdings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Wingdings" style:font-family-complex="Wingdings"/>
    </style:style>
    <style:style style:family="text" style:name="T101">
      <style:text-properties fo:font-family="Wingdings" style:font-family-complex="Wingdings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Wingdings" style:font-family-complex="Wingdings"/>
    </style:style>
    <style:style style:family="text" style:name="T104">
      <style:text-properties fo:font-family="Wingdings" style:font-family-complex="Wingdings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Wingdings" style:font-family-complex="Wingdings"/>
    </style:style>
    <style:style style:family="text" style:name="T107">
      <style:text-properties fo:font-family="Wingdings" style:font-family-complex="Wingdings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Wingdings" style:font-family-complex="Wingdings"/>
    </style:style>
    <style:style style:family="text" style:name="T110">
      <style:text-properties fo:font-family="Wingdings" style:font-family-complex="Wingdings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Wingdings" style:font-family-complex="Wingdings"/>
    </style:style>
    <style:style style:family="text" style:name="T113">
      <style:text-properties fo:font-family="Wingdings" style:font-family-complex="Wingdings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Wingdings" style:font-family-complex="Wingdings"/>
    </style:style>
    <style:style style:family="text" style:name="T116">
      <style:text-properties fo:font-family="Wingdings" style:font-family-complex="Wingdings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Wingdings" style:font-family-complex="Wingdings"/>
    </style:style>
    <style:style style:family="text" style:name="T119">
      <style:text-properties fo:font-family="Wingdings" style:font-family-complex="Wingdings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Wingdings" style:font-family-complex="Wingdings"/>
    </style:style>
    <style:style style:family="text" style:name="T122">
      <style:text-properties fo:font-family="Wingdings" style:font-family-complex="Wingdings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Wingdings" style:font-family-complex="Wingdings"/>
    </style:style>
    <style:style style:family="text" style:name="T125">
      <style:text-properties fo:font-family="Wingdings" style:font-family-complex="Wingdings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Wingdings" style:font-family-complex="Wingdings"/>
    </style:style>
    <style:style style:family="text" style:name="T128">
      <style:text-properties fo:font-family="Wingdings" style:font-family-complex="Wingdings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Wingdings" style:font-family-complex="Wingdings"/>
    </style:style>
    <style:style style:family="text" style:name="T131">
      <style:text-properties fo:font-family="Wingdings" style:font-family-complex="Wingdings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Wingdings" style:font-family-complex="Wingdings"/>
    </style:style>
    <style:style style:family="text" style:name="T134">
      <style:text-properties fo:font-family="Wingdings" style:font-family-complex="Wingdings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Wingdings" style:font-family-complex="Wingdings"/>
    </style:style>
    <style:style style:family="text" style:name="T137">
      <style:text-properties fo:font-family="Wingdings" style:font-family-complex="Wingdings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Wingdings" style:font-family-complex="Wingdings"/>
    </style:style>
    <style:style style:family="text" style:name="T140">
      <style:text-properties fo:font-family="Wingdings" style:font-family-complex="Wingdings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Wingdings" style:font-family-complex="Wingdings"/>
    </style:style>
    <style:style style:family="text" style:name="T143">
      <style:text-properties fo:font-family="Wingdings" style:font-family-complex="Wingdings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Wingdings" style:font-family-complex="Wingdings"/>
    </style:style>
    <style:style style:family="text" style:name="T146">
      <style:text-properties fo:font-family="Wingdings" style:font-family-complex="Wingdings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Wingdings" style:font-family-complex="Wingdings"/>
    </style:style>
    <style:style style:family="text" style:name="T149">
      <style:text-properties fo:font-family="Wingdings" style:font-family-complex="Wingdings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Wingdings" style:font-family-complex="Wingdings"/>
    </style:style>
    <style:style style:family="text" style:name="T152">
      <style:text-properties fo:font-family="Wingdings" style:font-family-complex="Wingdings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Wingdings" style:font-family-complex="Wingdings"/>
    </style:style>
    <style:style style:family="text" style:name="T155">
      <style:text-properties fo:font-family="Wingdings" style:font-family-complex="Wingdings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Wingdings" style:font-family-complex="Wingdings"/>
    </style:style>
    <style:style style:family="text" style:name="T158">
      <style:text-properties fo:font-family="Wingdings" style:font-family-complex="Wingdings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Wingdings" style:font-family-complex="Wingdings"/>
    </style:style>
    <style:style style:family="text" style:name="T161">
      <style:text-properties fo:font-family="Wingdings" style:font-family-complex="Wingdings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Wingdings" style:font-family-complex="Wingdings"/>
    </style:style>
    <style:style style:family="text" style:name="T164">
      <style:text-properties fo:font-family="Wingdings" style:font-family-complex="Wingdings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Wingdings" style:font-family-complex="Wingdings"/>
    </style:style>
    <style:style style:family="text" style:name="T167">
      <style:text-properties fo:font-family="Wingdings" style:font-family-complex="Wingdings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Wingdings" style:font-family-complex="Wingdings"/>
    </style:style>
    <style:style style:family="text" style:name="T170">
      <style:text-properties fo:font-family="Wingdings" style:font-family-complex="Wingdings"/>
    </style:style>
    <style:style style:family="text" style:name="T171">
      <style:text-properties fo:font-family="Wingdings" style:font-family-complex="Wingdings"/>
    </style:style>
    <style:style style:family="text" style:name="T172">
      <style:text-properties fo:font-family="Wingdings" style:font-family-complex="Wingdings"/>
    </style:style>
    <style:style style:family="text" style:name="T173">
      <style:text-properties fo:font-family="Wingdings" style:font-family-complex="Wingdings"/>
    </style:style>
    <style:style style:family="text" style:name="T174">
      <style:text-properties fo:font-family="Wingdings" style:font-family-complex="Wingdings"/>
    </style:style>
    <style:style style:family="text" style:name="T175">
      <style:text-properties fo:font-family="Wingdings" style:font-family-complex="Wingdings"/>
    </style:style>
    <style:style style:family="text" style:name="T176">
      <style:text-properties fo:font-family="Wingdings" style:font-family-complex="Wingdings"/>
    </style:style>
    <style:style style:family="text" style:name="T177">
      <style:text-properties fo:font-family="Wingdings" style:font-family-complex="Wingdings"/>
    </style:style>
    <style:style style:family="text" style:name="T178">
      <style:text-properties fo:font-family="Wingdings" style:font-family-complex="Wingdings"/>
    </style:style>
    <style:style style:family="text" style:name="T179">
      <style:text-properties fo:font-family="Wingdings" style:font-family-complex="Wingdings"/>
    </style:style>
    <style:style style:family="text" style:name="T180">
      <style:text-properties fo:font-family="Wingdings" style:font-family-complex="Wingdings"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/>
    </style:style>
    <style:style style:family="text" style:name="T308">
      <style:text-properties/>
    </style:style>
    <style:style style:family="text" style:name="T309">
      <style:text-properties/>
    </style:style>
    <style:style style:family="text" style:name="T310">
      <style:text-properties/>
    </style:style>
    <style:style style:family="text" style:name="T311">
      <style:text-properties/>
    </style:style>
    <style:style style:family="text" style:name="T312">
      <style:text-properties/>
    </style:style>
    <style:style style:family="text" style:name="T313">
      <style:text-properties/>
    </style:style>
    <style:style style:family="text" style:name="T314">
      <style:text-properties/>
    </style:style>
    <style:style style:family="text" style:name="T315">
      <style:text-properties/>
    </style:style>
    <style:style style:family="text" style:name="T316">
      <style:text-properties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text:list-style style:name="WWNum1">
      <text:list-level-style-number text:level="1" text:style-name="T1" style:num-format="1" style:num-prefix="[" style:num-suffix="]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" text:bullet-char="•  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 style:font-family-complex="OpenSymbol"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 style:font-family-complex="OpenSymbol"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 style:font-family-complex="OpenSymbol"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 style:font-family-complex="OpenSymbol"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 style:font-family-complex="OpenSymbol"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 style:font-family-complex="OpenSymbol"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 style:font-family-complex="OpenSymbol"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 style:font-family-complex="OpenSymbol"/>
      </text:list-level-style-bullet>
    </text:list-style>
    <text:list-style style:name="WWNum2">
      <text:list-level-style-bullet text:level="1" text:style-name="T10" text:bullet-char="–">
        <style:list-level-properties text:list-level-position-and-space-mode="label-alignment">
          <style:list-level-label-alignment fo:text-indent="-0.2999cm" fo:margin-left="0.2999cm"/>
        </style:list-level-properties>
        <style:text-properties fo:font-family="OpenSymbol" style:font-family-complex="OpenSymbol"/>
      </text:list-level-style-bullet>
      <text:list-level-style-bullet text:level="2" text:style-name="T11" text:bullet-char="–">
        <style:list-level-properties text:list-level-position-and-space-mode="label-alignment">
          <style:list-level-label-alignment fo:text-indent="-0.2999cm" fo:margin-left="0.5998cm"/>
        </style:list-level-properties>
        <style:text-properties fo:font-family="OpenSymbol" style:font-family-complex="OpenSymbol"/>
      </text:list-level-style-bullet>
      <text:list-level-style-bullet text:level="3" text:style-name="T12" text:bullet-char="–">
        <style:list-level-properties text:list-level-position-and-space-mode="label-alignment">
          <style:list-level-label-alignment fo:text-indent="-0.2999cm" fo:margin-left="0.8996cm"/>
        </style:list-level-properties>
        <style:text-properties fo:font-family="OpenSymbol" style:font-family-complex="OpenSymbol"/>
      </text:list-level-style-bullet>
      <text:list-level-style-bullet text:level="4" text:style-name="T13" text:bullet-char="–">
        <style:list-level-properties text:list-level-position-and-space-mode="label-alignment">
          <style:list-level-label-alignment fo:text-indent="-0.2999cm" fo:margin-left="1.2cm"/>
        </style:list-level-properties>
        <style:text-properties fo:font-family="OpenSymbol" style:font-family-complex="OpenSymbol"/>
      </text:list-level-style-bullet>
      <text:list-level-style-bullet text:level="5" text:style-name="T14" text:bullet-char="–">
        <style:list-level-properties text:list-level-position-and-space-mode="label-alignment">
          <style:list-level-label-alignment fo:text-indent="-0.2999cm" fo:margin-left="1.499cm"/>
        </style:list-level-properties>
        <style:text-properties fo:font-family="OpenSymbol" style:font-family-complex="OpenSymbol"/>
      </text:list-level-style-bullet>
      <text:list-level-style-bullet text:level="6" text:style-name="T15" text:bullet-char="–">
        <style:list-level-properties text:list-level-position-and-space-mode="label-alignment">
          <style:list-level-label-alignment fo:text-indent="-0.2999cm" fo:margin-left="1.799cm"/>
        </style:list-level-properties>
        <style:text-properties fo:font-family="OpenSymbol" style:font-family-complex="OpenSymbol"/>
      </text:list-level-style-bullet>
      <text:list-level-style-bullet text:level="7" text:style-name="T16" text:bullet-char="–">
        <style:list-level-properties text:list-level-position-and-space-mode="label-alignment">
          <style:list-level-label-alignment fo:text-indent="-0.2999cm" fo:margin-left="2.101cm"/>
        </style:list-level-properties>
        <style:text-properties fo:font-family="OpenSymbol" style:font-family-complex="OpenSymbol"/>
      </text:list-level-style-bullet>
      <text:list-level-style-bullet text:level="8" text:style-name="T17" text:bullet-char="–">
        <style:list-level-properties text:list-level-position-and-space-mode="label-alignment">
          <style:list-level-label-alignment fo:text-indent="-0.2999cm" fo:margin-left="2.401cm"/>
        </style:list-level-properties>
        <style:text-properties fo:font-family="OpenSymbol" style:font-family-complex="OpenSymbol"/>
      </text:list-level-style-bullet>
      <text:list-level-style-bullet text:level="9" text:style-name="T18" text:bullet-char="–">
        <style:list-level-properties text:list-level-position-and-space-mode="label-alignment">
          <style:list-level-label-alignment fo:text-indent="-0.2999cm" fo:margin-left="2.701cm"/>
        </style:list-level-properties>
        <style:text-properties fo:font-family="OpenSymbol" style:font-family-complex="OpenSymbol"/>
      </text:list-level-style-bullet>
    </text:list-style>
    <text:list-style style:name="WWNum3">
      <text:list-level-style-bullet text:level="1" text:style-name="T19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2" text:style-name="T20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3" text:style-name="T21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4" text:style-name="T22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5" text:style-name="T23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6" text:style-name="T24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7" text:style-name="T25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8" text:style-name="T26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9" text:style-name="T27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 text:bullet-char="">
        <style:list-level-properties text:list-level-position-and-space-mode="label-alignment">
          <style:list-level-label-alignment fo:text-indent="-0.4004cm" fo:margin-left="0.4004cm"/>
        </style:list-level-properties>
        <style:text-properties fo:font-family="OpenSymbol" style:font-family-complex="OpenSymbol"/>
      </text:list-level-style-bullet>
      <text:list-level-style-bullet text:level="2" text:style-name="T29" text:bullet-char="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 style:font-family-complex="OpenSymbol"/>
      </text:list-level-style-bullet>
      <text:list-level-style-bullet text:level="3" text:style-name="T30" text:bullet-char="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 style:font-family-complex="OpenSymbol"/>
      </text:list-level-style-bullet>
      <text:list-level-style-bullet text:level="4" text:style-name="T31" text:bullet-char="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 style:font-family-complex="OpenSymbol"/>
      </text:list-level-style-bullet>
      <text:list-level-style-bullet text:level="5" text:style-name="T32" text:bullet-char="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 style:font-family-complex="OpenSymbol"/>
      </text:list-level-style-bullet>
      <text:list-level-style-bullet text:level="6" text:style-name="T33" text:bullet-char="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 style:font-family-complex="OpenSymbol"/>
      </text:list-level-style-bullet>
      <text:list-level-style-bullet text:level="7" text:style-name="T34" text:bullet-char="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 style:font-family-complex="OpenSymbol"/>
      </text:list-level-style-bullet>
      <text:list-level-style-bullet text:level="8" text:style-name="T35" text:bullet-char="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 style:font-family-complex="OpenSymbol"/>
      </text:list-level-style-bullet>
      <text:list-level-style-bullet text:level="9" text:style-name="T36" text:bullet-char="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 style:font-family-complex="OpenSymbol"/>
      </text:list-level-style-bullet>
    </text:list-style>
    <text:list-style style:name="WWNum5">
      <text:list-level-style-number text:level="1" text:style-name="T37" style:num-format="1" style:num-prefix="第" style:num-suffix="章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text:list-tab-stop-position="1cm" fo:text-indent="-0.4992cm" fo:margin-left="1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text:list-tab-stop-position="1.499cm" fo:text-indent="-0.4992cm" fo:margin-left="1.499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text:list-tab-stop-position="2cm" fo:text-indent="-0.4992cm" fo:margin-left="2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text:list-tab-stop-position="2.5cm" fo:text-indent="-0.4992cm" fo:margin-left="2.5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text:list-tab-stop-position="3.001cm" fo:text-indent="-0.4992cm" fo:margin-left="3.0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text:list-tab-stop-position="3.5cm" fo:text-indent="-0.4992cm" fo:margin-left="3.5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text:list-tab-stop-position="4.001cm" fo:text-indent="-0.4992cm" fo:margin-left="4.001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text:list-tab-stop-position="4.5cm" fo:text-indent="-0.4992cm" fo:margin-left="4.5cm"/>
        </style:list-level-properties>
        <style:text-properties/>
      </text:list-level-style-number>
    </text:list-style>
    <text:list-style style:name="WWNum6">
      <text:list-level-style-number text:level="1" text:style-name="T46" style:num-format="1">
        <style:list-level-properties text:list-level-position-and-space-mode="label-alignment">
          <style:list-level-label-alignment text:list-tab-stop-position="0.4992cm" fo:text-indent="-0.4992cm" fo:margin-left="0.4992cm"/>
        </style:list-level-properties>
        <style:text-properties/>
      </text:list-level-style-number>
      <text:list-level-style-number text:level="2" text:style-name="T47" text:start-value="2" style:num-format="1">
        <style:list-level-properties text:list-level-position-and-space-mode="label-alignment">
          <style:list-level-label-alignment text:list-tab-stop-position="0.9984cm" fo:text-indent="-0.4992cm" fo:margin-left="0.9984cm"/>
        </style:list-level-properties>
        <style:text-properties/>
      </text:list-level-style-number>
      <text:list-level-style-number text:level="3" text:style-name="T48" text:start-value="3" style:num-format="1">
        <style:list-level-properties text:list-level-position-and-space-mode="label-alignment">
          <style:list-level-label-alignment text:list-tab-stop-position="1.999cm" fo:text-indent="-1cm" fo:margin-left="1.999cm"/>
        </style:list-level-properties>
        <style:text-properties/>
      </text:list-level-style-number>
      <text:list-level-style-number text:level="4" text:style-name="T49" text:start-value="4" style:num-format="1">
        <style:list-level-properties text:list-level-position-and-space-mode="label-alignment">
          <style:list-level-label-alignment text:list-tab-stop-position="3.249cm" fo:text-indent="-1.251cm" fo:margin-left="3.249cm"/>
        </style:list-level-properties>
        <style:text-properties/>
      </text:list-level-style-number>
      <text:list-level-style-number text:level="5" text:style-name="T50" text:start-value="5" style:num-format="1">
        <style:list-level-properties text:list-level-position-and-space-mode="label-alignment">
          <style:list-level-label-alignment text:list-tab-stop-position="4.749cm" fo:text-indent="-1.499cm" fo:margin-left="4.749cm"/>
        </style:list-level-properties>
        <style:text-properties/>
      </text:list-level-style-number>
      <text:list-level-style-number text:level="6" text:style-name="T51" text:start-value="6" style:num-format="1">
        <style:list-level-properties text:list-level-position-and-space-mode="label-alignment">
          <style:list-level-label-alignment text:list-tab-stop-position="6.55cm" fo:text-indent="-1.801cm" fo:margin-left="6.55cm"/>
        </style:list-level-properties>
        <style:text-properties/>
      </text:list-level-style-number>
      <text:list-level-style-number text:level="7" text:style-name="T52" text:start-value="7" style:num-format="1">
        <style:list-level-properties text:list-level-position-and-space-mode="label-alignment">
          <style:list-level-label-alignment text:list-tab-stop-position="8.85cm" fo:text-indent="-2.3cm" fo:margin-left="8.85cm"/>
        </style:list-level-properties>
        <style:text-properties/>
      </text:list-level-style-number>
      <text:list-level-style-number text:level="8" text:style-name="T53" text:start-value="8" style:num-format="1">
        <style:list-level-properties text:list-level-position-and-space-mode="label-alignment">
          <style:list-level-label-alignment text:list-tab-stop-position="11.45cm" fo:text-indent="-2.6cm" fo:margin-left="11.45cm"/>
        </style:list-level-properties>
        <style:text-properties/>
      </text:list-level-style-number>
      <text:list-level-style-number text:level="9" text:style-name="T54" text:start-value="9" style:num-format="1">
        <style:list-level-properties text:list-level-position-and-space-mode="label-alignment">
          <style:list-level-label-alignment text:list-tab-stop-position="14.25cm" fo:text-indent="-2.801cm" fo:margin-left="14.25cm"/>
        </style:list-level-properties>
        <style:text-properties/>
      </text:list-level-style-number>
    </text:list-style>
    <text:list-style style:name="WWNum7">
      <text:list-level-style-number text:level="1" text:style-name="T55" style:num-format="1">
        <style:list-level-properties text:list-level-position-and-space-mode="label-alignment">
          <style:list-level-label-alignment text:list-tab-stop-position="3.001cm" fo:text-indent="-3.001cm" fo:margin-left="3.001cm"/>
        </style:list-level-properties>
        <style:text-properties/>
      </text:list-level-style-number>
      <text:list-level-style-number text:level="2" text:style-name="T56" text:start-value="2" style:num-format="1">
        <style:list-level-properties text:list-level-position-and-space-mode="label-alignment">
          <style:list-level-label-alignment text:list-tab-stop-position="6.001cm" fo:text-indent="-3.001cm" fo:margin-left="6.001cm"/>
        </style:list-level-properties>
        <style:text-properties/>
      </text:list-level-style-number>
      <text:list-level-style-number text:level="3" text:style-name="T57" text:start-value="3" style:num-format="1">
        <style:list-level-properties text:list-level-position-and-space-mode="label-alignment">
          <style:list-level-label-alignment text:list-tab-stop-position="9.002cm" fo:text-indent="-3.001cm" fo:margin-left="9.002cm"/>
        </style:list-level-properties>
        <style:text-properties/>
      </text:list-level-style-number>
      <text:list-level-style-number text:level="4" text:style-name="T58" text:start-value="4" style:num-format="1">
        <style:list-level-properties text:list-level-position-and-space-mode="label-alignment">
          <style:list-level-label-alignment text:list-tab-stop-position="12cm" fo:text-indent="-3.001cm" fo:margin-left="12cm"/>
        </style:list-level-properties>
        <style:text-properties/>
      </text:list-level-style-number>
      <text:list-level-style-number text:level="5" text:style-name="T59" text:start-value="5" style:num-format="1">
        <style:list-level-properties text:list-level-position-and-space-mode="label-alignment">
          <style:list-level-label-alignment text:list-tab-stop-position="15cm" fo:text-indent="-3.001cm" fo:margin-left="15cm"/>
        </style:list-level-properties>
        <style:text-properties/>
      </text:list-level-style-number>
      <text:list-level-style-number text:level="6" text:style-name="T60" text:start-value="6" style:num-format="1">
        <style:list-level-properties text:list-level-position-and-space-mode="label-alignment">
          <style:list-level-label-alignment text:list-tab-stop-position="18cm" fo:text-indent="-3.001cm" fo:margin-left="18cm"/>
        </style:list-level-properties>
        <style:text-properties/>
      </text:list-level-style-number>
      <text:list-level-style-number text:level="7" text:style-name="T61" text:start-value="7" style:num-format="1">
        <style:list-level-properties text:list-level-position-and-space-mode="label-alignment">
          <style:list-level-label-alignment text:list-tab-stop-position="21cm" fo:text-indent="-3.001cm" fo:margin-left="21cm"/>
        </style:list-level-properties>
        <style:text-properties/>
      </text:list-level-style-number>
      <text:list-level-style-number text:level="8" text:style-name="T62" text:start-value="8" style:num-format="1">
        <style:list-level-properties text:list-level-position-and-space-mode="label-alignment">
          <style:list-level-label-alignment text:list-tab-stop-position="24cm" fo:text-indent="-3.001cm" fo:margin-left="24cm"/>
        </style:list-level-properties>
        <style:text-properties/>
      </text:list-level-style-number>
      <text:list-level-style-number text:level="9" text:style-name="T63" text:start-value="9" style:num-format="1">
        <style:list-level-properties text:list-level-position-and-space-mode="label-alignment">
          <style:list-level-label-alignment text:list-tab-stop-position="27.01cm" fo:text-indent="-3.001cm" fo:margin-left="27.01cm"/>
        </style:list-level-properties>
        <style:text-properties/>
      </text:list-level-style-number>
    </text:list-style>
    <text:list-style style:name="WWNum8">
      <text:list-level-style-number text:level="1" text:style-name="T64" style:num-format="I" style:num-suffix=".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65" text:start-value="2" style:num-format="I" style:num-suffix=".">
        <style:list-level-properties text:list-level-position-and-space-mode="label-alignment">
          <style:list-level-label-alignment fo:text-indent="-0.4992cm" fo:margin-left="1cm"/>
        </style:list-level-properties>
        <style:text-properties/>
      </text:list-level-style-number>
      <text:list-level-style-number text:level="3" text:style-name="T66" text:start-value="3" style:num-format="I" style:num-suffix=".">
        <style:list-level-properties text:list-level-position-and-space-mode="label-alignment">
          <style:list-level-label-alignment fo:text-indent="-0.4992cm" fo:margin-left="1.499cm"/>
        </style:list-level-properties>
        <style:text-properties/>
      </text:list-level-style-number>
      <text:list-level-style-number text:level="4" text:style-name="T67" text:start-value="4" style:num-format="I" style:num-suffix=".">
        <style:list-level-properties text:list-level-position-and-space-mode="label-alignment">
          <style:list-level-label-alignment fo:text-indent="-0.4992cm" fo:margin-left="2cm"/>
        </style:list-level-properties>
        <style:text-properties/>
      </text:list-level-style-number>
      <text:list-level-style-number text:level="5" text:style-name="T68" text:start-value="5" style:num-format="I" style:num-suffix=".">
        <style:list-level-properties text:list-level-position-and-space-mode="label-alignment">
          <style:list-level-label-alignment fo:text-indent="-0.4992cm" fo:margin-left="2.5cm"/>
        </style:list-level-properties>
        <style:text-properties/>
      </text:list-level-style-number>
      <text:list-level-style-number text:level="6" text:style-name="T69" text:start-value="6" style:num-format="I" style:num-suffix=".">
        <style:list-level-properties text:list-level-position-and-space-mode="label-alignment">
          <style:list-level-label-alignment fo:text-indent="-0.4992cm" fo:margin-left="3.001cm"/>
        </style:list-level-properties>
        <style:text-properties/>
      </text:list-level-style-number>
      <text:list-level-style-number text:level="7" text:style-name="T70" text:start-value="7" style:num-format="I" style:num-suffix=".">
        <style:list-level-properties text:list-level-position-and-space-mode="label-alignment">
          <style:list-level-label-alignment fo:text-indent="-0.4992cm" fo:margin-left="3.5cm"/>
        </style:list-level-properties>
        <style:text-properties/>
      </text:list-level-style-number>
      <text:list-level-style-number text:level="8" text:style-name="T71" text:start-value="8" style:num-format="I" style:num-suffix=".">
        <style:list-level-properties text:list-level-position-and-space-mode="label-alignment">
          <style:list-level-label-alignment fo:text-indent="-0.4992cm" fo:margin-left="4.001cm"/>
        </style:list-level-properties>
        <style:text-properties/>
      </text:list-level-style-number>
      <text:list-level-style-number text:level="9" text:style-name="T72" text:start-value="9" style:num-format="I" style:num-suffix=".">
        <style:list-level-properties text:list-level-position-and-space-mode="label-alignment">
          <style:list-level-label-alignment fo:text-indent="-0.4992cm" fo:margin-left="4.5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text:list-tab-stop-position="0.4004cm" fo:text-indent="-0.4004cm" fo:margin-left="0.4004cm"/>
        </style:list-level-properties>
        <style:text-properties/>
      </text:list-level-style-number>
      <text:list-level-style-number text:level="2" text:style-name="T74" text:display-levels="2" text:start-value="2" style:num-format="1" style:num-suffix=".">
        <style:list-level-properties text:list-level-position-and-space-mode="label-alignment">
          <style:list-level-label-alignment text:list-tab-stop-position="1.101cm" fo:text-indent="-0.6509cm" fo:margin-left="1.101cm"/>
        </style:list-level-properties>
        <style:text-properties/>
      </text:list-level-style-number>
      <text:list-level-style-number text:level="3" text:style-name="T75" text:start-value="3" style:num-format="a" style:num-letter-sync="true" style:num-suffix=")">
        <style:list-level-properties text:list-level-position-and-space-mode="label-alignment">
          <style:list-level-label-alignment text:list-tab-stop-position="1.551cm" fo:text-indent="-0.4498cm" fo:margin-left="1.551cm"/>
        </style:list-level-properties>
        <style:text-properties/>
      </text:list-level-style-number>
      <text:list-level-style-bullet text:level="4" text:style-name="T76" text:bullet-char="•  ">
        <style:list-level-properties text:list-level-position-and-space-mode="label-alignment">
          <style:list-level-label-alignment fo:text-indent="-0.3951cm" fo:margin-left="2cm"/>
        </style:list-level-properties>
        <style:text-properties fo:font-family="OpenSymbol" style:font-family-complex="OpenSymbol"/>
      </text:list-level-style-bullet>
      <text:list-level-style-bullet text:level="5" text:style-name="T77" text:bullet-char="•  ">
        <style:list-level-properties text:list-level-position-and-space-mode="label-alignment">
          <style:list-level-label-alignment fo:text-indent="-0.3951cm" fo:margin-left="2.396cm"/>
        </style:list-level-properties>
        <style:text-properties fo:font-family="OpenSymbol" style:font-family-complex="OpenSymbol"/>
      </text:list-level-style-bullet>
      <text:list-level-style-bullet text:level="6" text:style-name="T78" text:bullet-char="•  ">
        <style:list-level-properties text:list-level-position-and-space-mode="label-alignment">
          <style:list-level-label-alignment fo:text-indent="-0.3951cm" fo:margin-left="2.791cm"/>
        </style:list-level-properties>
        <style:text-properties fo:font-family="OpenSymbol" style:font-family-complex="OpenSymbol"/>
      </text:list-level-style-bullet>
      <text:list-level-style-bullet text:level="7" text:style-name="T79" text:bullet-char="•  ">
        <style:list-level-properties text:list-level-position-and-space-mode="label-alignment">
          <style:list-level-label-alignment fo:text-indent="-0.3951cm" fo:margin-left="3.186cm"/>
        </style:list-level-properties>
        <style:text-properties fo:font-family="OpenSymbol" style:font-family-complex="OpenSymbol"/>
      </text:list-level-style-bullet>
      <text:list-level-style-bullet text:level="8" text:style-name="T80" text:bullet-char="•  ">
        <style:list-level-properties text:list-level-position-and-space-mode="label-alignment">
          <style:list-level-label-alignment fo:text-indent="-0.3951cm" fo:margin-left="3.581cm"/>
        </style:list-level-properties>
        <style:text-properties fo:font-family="OpenSymbol" style:font-family-complex="OpenSymbol"/>
      </text:list-level-style-bullet>
      <text:list-level-style-bullet text:level="9" text:style-name="T81" text:bullet-char="•  ">
        <style:list-level-properties text:list-level-position-and-space-mode="label-alignment">
          <style:list-level-label-alignment fo:text-indent="-0.3951cm" fo:margin-left="3.976cm"/>
        </style:list-level-properties>
        <style:text-properties fo:font-family="OpenSymbol" style:font-family-complex="OpenSymbol"/>
      </text:list-level-style-bullet>
    </text:list-style>
    <text:list-style style:name="WWNum10">
      <text:list-level-style-bullet text:level="1" text:style-name="T82" text:bullet-char="">
        <style:list-level-properties text:list-level-position-and-space-mode="label-alignment">
          <style:list-level-label-alignment fo:text-indent="-0.7409cm" fo:margin-left="2.21cm"/>
        </style:list-level-properties>
        <style:text-properties fo:font-family="Wingdings" style:font-family-complex="Wingdings"/>
      </text:list-level-style-bullet>
      <text:list-level-style-bullet text:level="2" text:style-name="T83" text:bullet-char="">
        <style:list-level-properties text:list-level-position-and-space-mode="label-alignment">
          <style:list-level-label-alignment fo:text-indent="-0.7409cm" fo:margin-left="2.951cm"/>
        </style:list-level-properties>
        <style:text-properties fo:font-family="Wingdings" style:font-family-complex="Wingdings"/>
      </text:list-level-style-bullet>
      <text:list-level-style-bullet text:level="3" text:style-name="T84" text:bullet-char="">
        <style:list-level-properties text:list-level-position-and-space-mode="label-alignment">
          <style:list-level-label-alignment fo:text-indent="-0.7409cm" fo:margin-left="3.692cm"/>
        </style:list-level-properties>
        <style:text-properties fo:font-family="Wingdings" style:font-family-complex="Wingdings"/>
      </text:list-level-style-bullet>
      <text:list-level-style-bullet text:level="4" text:style-name="T85" text:bullet-char="">
        <style:list-level-properties text:list-level-position-and-space-mode="label-alignment">
          <style:list-level-label-alignment fo:text-indent="-0.7409cm" fo:margin-left="4.433cm"/>
        </style:list-level-properties>
        <style:text-properties fo:font-family="Wingdings" style:font-family-complex="Wingdings"/>
      </text:list-level-style-bullet>
      <text:list-level-style-bullet text:level="5" text:style-name="T86" text:bullet-char="">
        <style:list-level-properties text:list-level-position-and-space-mode="label-alignment">
          <style:list-level-label-alignment fo:text-indent="-0.7409cm" fo:margin-left="5.174cm"/>
        </style:list-level-properties>
        <style:text-properties fo:font-family="Wingdings" style:font-family-complex="Wingdings"/>
      </text:list-level-style-bullet>
      <text:list-level-style-bullet text:level="6" text:style-name="T87" text:bullet-char="">
        <style:list-level-properties text:list-level-position-and-space-mode="label-alignment">
          <style:list-level-label-alignment fo:text-indent="-0.7409cm" fo:margin-left="5.915cm"/>
        </style:list-level-properties>
        <style:text-properties fo:font-family="Wingdings" style:font-family-complex="Wingdings"/>
      </text:list-level-style-bullet>
      <text:list-level-style-bullet text:level="7" text:style-name="T88" text:bullet-char="">
        <style:list-level-properties text:list-level-position-and-space-mode="label-alignment">
          <style:list-level-label-alignment fo:text-indent="-0.7409cm" fo:margin-left="6.656cm"/>
        </style:list-level-properties>
        <style:text-properties fo:font-family="Wingdings" style:font-family-complex="Wingdings"/>
      </text:list-level-style-bullet>
      <text:list-level-style-bullet text:level="8" text:style-name="T89" text:bullet-char="">
        <style:list-level-properties text:list-level-position-and-space-mode="label-alignment">
          <style:list-level-label-alignment fo:text-indent="-0.7409cm" fo:margin-left="7.396cm"/>
        </style:list-level-properties>
        <style:text-properties fo:font-family="Wingdings" style:font-family-complex="Wingdings"/>
      </text:list-level-style-bullet>
      <text:list-level-style-bullet text:level="9" text:style-name="T90" text:bullet-char="">
        <style:list-level-properties text:list-level-position-and-space-mode="label-alignment">
          <style:list-level-label-alignment fo:text-indent="-0.7409cm" fo:margin-left="8.137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91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92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93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94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95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96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97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98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99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100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101" text:bullet-char="">
        <style:list-level-properties text:list-level-position-and-space-mode="label-alignment">
          <style:list-level-label-alignment fo:text-indent="-0.7409cm" fo:margin-left="1.693cm"/>
        </style:list-level-properties>
        <style:text-properties fo:font-family="Wingdings" style:font-family-complex="Wingdings"/>
      </text:list-level-style-bullet>
      <text:list-level-style-bullet text:level="3" text:style-name="T102" text:bullet-char="">
        <style:list-level-properties text:list-level-position-and-space-mode="label-alignment">
          <style:list-level-label-alignment fo:text-indent="-0.7409cm" fo:margin-left="2.434cm"/>
        </style:list-level-properties>
        <style:text-properties fo:font-family="Wingdings" style:font-family-complex="Wingdings"/>
      </text:list-level-style-bullet>
      <text:list-level-style-bullet text:level="4" text:style-name="T103" text:bullet-char="">
        <style:list-level-properties text:list-level-position-and-space-mode="label-alignment">
          <style:list-level-label-alignment fo:text-indent="-0.7409cm" fo:margin-left="3.175cm"/>
        </style:list-level-properties>
        <style:text-properties fo:font-family="Wingdings" style:font-family-complex="Wingdings"/>
      </text:list-level-style-bullet>
      <text:list-level-style-bullet text:level="5" text:style-name="T104" text:bullet-char="">
        <style:list-level-properties text:list-level-position-and-space-mode="label-alignment">
          <style:list-level-label-alignment fo:text-indent="-0.7409cm" fo:margin-left="3.916cm"/>
        </style:list-level-properties>
        <style:text-properties fo:font-family="Wingdings" style:font-family-complex="Wingdings"/>
      </text:list-level-style-bullet>
      <text:list-level-style-bullet text:level="6" text:style-name="T105" text:bullet-char="">
        <style:list-level-properties text:list-level-position-and-space-mode="label-alignment">
          <style:list-level-label-alignment fo:text-indent="-0.7409cm" fo:margin-left="4.657cm"/>
        </style:list-level-properties>
        <style:text-properties fo:font-family="Wingdings" style:font-family-complex="Wingdings"/>
      </text:list-level-style-bullet>
      <text:list-level-style-bullet text:level="7" text:style-name="T106" text:bullet-char="">
        <style:list-level-properties text:list-level-position-and-space-mode="label-alignment">
          <style:list-level-label-alignment fo:text-indent="-0.7409cm" fo:margin-left="5.398cm"/>
        </style:list-level-properties>
        <style:text-properties fo:font-family="Wingdings" style:font-family-complex="Wingdings"/>
      </text:list-level-style-bullet>
      <text:list-level-style-bullet text:level="8" text:style-name="T107" text:bullet-char="">
        <style:list-level-properties text:list-level-position-and-space-mode="label-alignment">
          <style:list-level-label-alignment fo:text-indent="-0.7409cm" fo:margin-left="6.139cm"/>
        </style:list-level-properties>
        <style:text-properties fo:font-family="Wingdings" style:font-family-complex="Wingdings"/>
      </text:list-level-style-bullet>
      <text:list-level-style-bullet text:level="9" text:style-name="T108" text:bullet-char="">
        <style:list-level-properties text:list-level-position-and-space-mode="label-alignment">
          <style:list-level-label-alignment fo:text-indent="-0.7409cm" fo:margin-left="6.88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9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0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11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12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13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14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15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16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17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18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9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0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21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22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23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24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25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26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28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9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30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31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32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33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34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35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">
        <style:list-level-properties text:list-level-position-and-space-mode="label-alignment">
          <style:list-level-label-alignment fo:text-indent="-0.7409cm" fo:margin-left="0.9878cm"/>
        </style:list-level-properties>
        <style:text-properties fo:font-family="Wingdings" style:font-family-complex="Wingdings"/>
      </text:list-level-style-bullet>
      <text:list-level-style-bullet text:level="2" text:style-name="T137" text:bullet-char="">
        <style:list-level-properties text:list-level-position-and-space-mode="label-alignment">
          <style:list-level-label-alignment fo:text-indent="-0.7409cm" fo:margin-left="1.729cm"/>
        </style:list-level-properties>
        <style:text-properties fo:font-family="Wingdings" style:font-family-complex="Wingdings"/>
      </text:list-level-style-bullet>
      <text:list-level-style-bullet text:level="3" text:style-name="T138" text:bullet-char="">
        <style:list-level-properties text:list-level-position-and-space-mode="label-alignment">
          <style:list-level-label-alignment fo:text-indent="-0.7409cm" fo:margin-left="2.47cm"/>
        </style:list-level-properties>
        <style:text-properties fo:font-family="Wingdings" style:font-family-complex="Wingdings"/>
      </text:list-level-style-bullet>
      <text:list-level-style-bullet text:level="4" text:style-name="T139" text:bullet-char="">
        <style:list-level-properties text:list-level-position-and-space-mode="label-alignment">
          <style:list-level-label-alignment fo:text-indent="-0.7409cm" fo:margin-left="3.21cm"/>
        </style:list-level-properties>
        <style:text-properties fo:font-family="Wingdings" style:font-family-complex="Wingdings"/>
      </text:list-level-style-bullet>
      <text:list-level-style-bullet text:level="5" text:style-name="T140" text:bullet-char="">
        <style:list-level-properties text:list-level-position-and-space-mode="label-alignment">
          <style:list-level-label-alignment fo:text-indent="-0.7409cm" fo:margin-left="3.951cm"/>
        </style:list-level-properties>
        <style:text-properties fo:font-family="Wingdings" style:font-family-complex="Wingdings"/>
      </text:list-level-style-bullet>
      <text:list-level-style-bullet text:level="6" text:style-name="T141" text:bullet-char="">
        <style:list-level-properties text:list-level-position-and-space-mode="label-alignment">
          <style:list-level-label-alignment fo:text-indent="-0.7409cm" fo:margin-left="4.692cm"/>
        </style:list-level-properties>
        <style:text-properties fo:font-family="Wingdings" style:font-family-complex="Wingdings"/>
      </text:list-level-style-bullet>
      <text:list-level-style-bullet text:level="7" text:style-name="T142" text:bullet-char="">
        <style:list-level-properties text:list-level-position-and-space-mode="label-alignment">
          <style:list-level-label-alignment fo:text-indent="-0.7409cm" fo:margin-left="5.433cm"/>
        </style:list-level-properties>
        <style:text-properties fo:font-family="Wingdings" style:font-family-complex="Wingdings"/>
      </text:list-level-style-bullet>
      <text:list-level-style-bullet text:level="8" text:style-name="T143" text:bullet-char="">
        <style:list-level-properties text:list-level-position-and-space-mode="label-alignment">
          <style:list-level-label-alignment fo:text-indent="-0.7409cm" fo:margin-left="6.174cm"/>
        </style:list-level-properties>
        <style:text-properties fo:font-family="Wingdings" style:font-family-complex="Wingdings"/>
      </text:list-level-style-bullet>
      <text:list-level-style-bullet text:level="9" text:style-name="T144" text:bullet-char="">
        <style:list-level-properties text:list-level-position-and-space-mode="label-alignment">
          <style:list-level-label-alignment fo:text-indent="-0.7409cm" fo:margin-left="6.915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46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47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48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49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0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51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52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53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55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56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57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58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9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60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61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62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63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64" text:bullet-char="">
        <style:list-level-properties text:list-level-position-and-space-mode="label-alignment">
          <style:list-level-label-alignment fo:text-indent="-0.7409cm" fo:margin-left="1.667cm"/>
        </style:list-level-properties>
        <style:text-properties fo:font-family="Wingdings" style:font-family-complex="Wingdings"/>
      </text:list-level-style-bullet>
      <text:list-level-style-bullet text:level="3" text:style-name="T165" text:bullet-char="">
        <style:list-level-properties text:list-level-position-and-space-mode="label-alignment">
          <style:list-level-label-alignment fo:text-indent="-0.7409cm" fo:margin-left="2.408cm"/>
        </style:list-level-properties>
        <style:text-properties fo:font-family="Wingdings" style:font-family-complex="Wingdings"/>
      </text:list-level-style-bullet>
      <text:list-level-style-bullet text:level="4" text:style-name="T166" text:bullet-char="">
        <style:list-level-properties text:list-level-position-and-space-mode="label-alignment">
          <style:list-level-label-alignment fo:text-indent="-0.7409cm" fo:margin-left="3.149cm"/>
        </style:list-level-properties>
        <style:text-properties fo:font-family="Wingdings" style:font-family-complex="Wingdings"/>
      </text:list-level-style-bullet>
      <text:list-level-style-bullet text:level="5" text:style-name="T167" text:bullet-char="">
        <style:list-level-properties text:list-level-position-and-space-mode="label-alignment">
          <style:list-level-label-alignment fo:text-indent="-0.7409cm" fo:margin-left="3.89cm"/>
        </style:list-level-properties>
        <style:text-properties fo:font-family="Wingdings" style:font-family-complex="Wingdings"/>
      </text:list-level-style-bullet>
      <text:list-level-style-bullet text:level="6" text:style-name="T168" text:bullet-char="">
        <style:list-level-properties text:list-level-position-and-space-mode="label-alignment">
          <style:list-level-label-alignment fo:text-indent="-0.7409cm" fo:margin-left="4.63cm"/>
        </style:list-level-properties>
        <style:text-properties fo:font-family="Wingdings" style:font-family-complex="Wingdings"/>
      </text:list-level-style-bullet>
      <text:list-level-style-bullet text:level="7" text:style-name="T169" text:bullet-char="">
        <style:list-level-properties text:list-level-position-and-space-mode="label-alignment">
          <style:list-level-label-alignment fo:text-indent="-0.7409cm" fo:margin-left="5.371cm"/>
        </style:list-level-properties>
        <style:text-properties fo:font-family="Wingdings" style:font-family-complex="Wingdings"/>
      </text:list-level-style-bullet>
      <text:list-level-style-bullet text:level="8" text:style-name="T170" text:bullet-char="">
        <style:list-level-properties text:list-level-position-and-space-mode="label-alignment">
          <style:list-level-label-alignment fo:text-indent="-0.7409cm" fo:margin-left="6.112cm"/>
        </style:list-level-properties>
        <style:text-properties fo:font-family="Wingdings" style:font-family-complex="Wingdings"/>
      </text:list-level-style-bullet>
      <text:list-level-style-bullet text:level="9" text:style-name="T171" text:bullet-char="">
        <style:list-level-properties text:list-level-position-and-space-mode="label-alignment">
          <style:list-level-label-alignment fo:text-indent="-0.7409cm" fo:margin-left="6.853cm"/>
        </style:list-level-properties>
        <style:text-properties fo:font-family="Wingdings" style:font-family-complex="Wingdings"/>
      </text:list-level-style-bullet>
    </text:list-style>
    <text:list-style style:name="WWNum20">
      <text:list-level-style-bullet text:level="1" text:style-name="T172" text:bullet-char="">
        <style:list-level-properties text:list-level-position-and-space-mode="label-alignment">
          <style:list-level-label-alignment fo:text-indent="-0.7409cm" fo:margin-left="1.429cm"/>
        </style:list-level-properties>
        <style:text-properties fo:font-family="Wingdings" style:font-family-complex="Wingdings"/>
      </text:list-level-style-bullet>
      <text:list-level-style-bullet text:level="2" text:style-name="T173" text:bullet-char="">
        <style:list-level-properties text:list-level-position-and-space-mode="label-alignment">
          <style:list-level-label-alignment fo:text-indent="-0.7409cm" fo:margin-left="1.958cm"/>
        </style:list-level-properties>
        <style:text-properties fo:font-family="Wingdings" style:font-family-complex="Wingdings"/>
      </text:list-level-style-bullet>
      <text:list-level-style-bullet text:level="3" text:style-name="T174" text:bullet-char="">
        <style:list-level-properties text:list-level-position-and-space-mode="label-alignment">
          <style:list-level-label-alignment fo:text-indent="-0.7409cm" fo:margin-left="2.699cm"/>
        </style:list-level-properties>
        <style:text-properties fo:font-family="Wingdings" style:font-family-complex="Wingdings"/>
      </text:list-level-style-bullet>
      <text:list-level-style-bullet text:level="4" text:style-name="T175" text:bullet-char="">
        <style:list-level-properties text:list-level-position-and-space-mode="label-alignment">
          <style:list-level-label-alignment fo:text-indent="-0.7409cm" fo:margin-left="3.44cm"/>
        </style:list-level-properties>
        <style:text-properties fo:font-family="Wingdings" style:font-family-complex="Wingdings"/>
      </text:list-level-style-bullet>
      <text:list-level-style-bullet text:level="5" text:style-name="T176" text:bullet-char="">
        <style:list-level-properties text:list-level-position-and-space-mode="label-alignment">
          <style:list-level-label-alignment fo:text-indent="-0.7409cm" fo:margin-left="4.181cm"/>
        </style:list-level-properties>
        <style:text-properties fo:font-family="Wingdings" style:font-family-complex="Wingdings"/>
      </text:list-level-style-bullet>
      <text:list-level-style-bullet text:level="6" text:style-name="T177" text:bullet-char="">
        <style:list-level-properties text:list-level-position-and-space-mode="label-alignment">
          <style:list-level-label-alignment fo:text-indent="-0.7409cm" fo:margin-left="4.922cm"/>
        </style:list-level-properties>
        <style:text-properties fo:font-family="Wingdings" style:font-family-complex="Wingdings"/>
      </text:list-level-style-bullet>
      <text:list-level-style-bullet text:level="7" text:style-name="T178" text:bullet-char="">
        <style:list-level-properties text:list-level-position-and-space-mode="label-alignment">
          <style:list-level-label-alignment fo:text-indent="-0.7409cm" fo:margin-left="5.662cm"/>
        </style:list-level-properties>
        <style:text-properties fo:font-family="Wingdings" style:font-family-complex="Wingdings"/>
      </text:list-level-style-bullet>
      <text:list-level-style-bullet text:level="8" text:style-name="T179" text:bullet-char="">
        <style:list-level-properties text:list-level-position-and-space-mode="label-alignment">
          <style:list-level-label-alignment fo:text-indent="-0.7409cm" fo:margin-left="6.403cm"/>
        </style:list-level-properties>
        <style:text-properties fo:font-family="Wingdings" style:font-family-complex="Wingdings"/>
      </text:list-level-style-bullet>
      <text:list-level-style-bullet text:level="9" text:style-name="T180" text:bullet-char="">
        <style:list-level-properties text:list-level-position-and-space-mode="label-alignment">
          <style:list-level-label-alignment fo:text-indent="-0.7409cm" fo:margin-left="7.144cm"/>
        </style:list-level-properties>
        <style:text-properties fo:font-family="Wingdings" style:font-family-complex="Wingdings"/>
      </text:list-level-style-bullet>
    </text:list-style>
    <text:list-style style:name="WWNum21">
      <text:list-level-style-number text:level="1" text:style-name="T181" style:num-format="1" style:num-prefix="（" style:num-suffix="）">
        <style:list-level-properties text:list-level-position-and-space-mode="label-alignment">
          <style:list-level-label-alignment text:list-tab-stop-position="1.519cm" fo:text-indent="-1.27cm" fo:margin-left="1.519cm"/>
        </style:list-level-properties>
        <style:text-properties/>
      </text:list-level-style-number>
      <text:list-level-style-number text:level="2" text:style-name="T182" style:num-format="a" style:num-letter-sync="true" style:num-suffix=")">
        <style:list-level-properties text:list-level-position-and-space-mode="label-alignment">
          <style:list-level-label-alignment text:list-tab-stop-position="1.73cm" fo:text-indent="-0.7409cm" fo:margin-left="1.73cm"/>
        </style:list-level-properties>
        <style:text-properties/>
      </text:list-level-style-number>
      <text:list-level-style-number text:level="3" text:style-name="T183" style:num-format="i" style:num-suffix=".">
        <style:list-level-properties text:list-level-position-and-space-mode="label-alignment">
          <style:list-level-label-alignment text:list-tab-stop-position="2.471cm" fo:text-indent="-0.7409cm" fo:margin-left="2.471cm"/>
        </style:list-level-properties>
        <style:text-properties/>
      </text:list-level-style-number>
      <text:list-level-style-number text:level="4" text:style-name="T184" style:num-format="1" style:num-suffix=".">
        <style:list-level-properties text:list-level-position-and-space-mode="label-alignment">
          <style:list-level-label-alignment text:list-tab-stop-position="3.212cm" fo:text-indent="-0.7409cm" fo:margin-left="3.212cm"/>
        </style:list-level-properties>
        <style:text-properties/>
      </text:list-level-style-number>
      <text:list-level-style-number text:level="5" text:style-name="T185" style:num-format="a" style:num-letter-sync="true" style:num-suffix=")">
        <style:list-level-properties text:list-level-position-and-space-mode="label-alignment">
          <style:list-level-label-alignment text:list-tab-stop-position="3.953cm" fo:text-indent="-0.7409cm" fo:margin-left="3.953cm"/>
        </style:list-level-properties>
        <style:text-properties/>
      </text:list-level-style-number>
      <text:list-level-style-number text:level="6" text:style-name="T186" style:num-format="i" style:num-suffix=".">
        <style:list-level-properties text:list-level-position-and-space-mode="label-alignment">
          <style:list-level-label-alignment text:list-tab-stop-position="4.694cm" fo:text-indent="-0.7409cm" fo:margin-left="4.694cm"/>
        </style:list-level-properties>
        <style:text-properties/>
      </text:list-level-style-number>
      <text:list-level-style-number text:level="7" text:style-name="T187" style:num-format="1" style:num-suffix=".">
        <style:list-level-properties text:list-level-position-and-space-mode="label-alignment">
          <style:list-level-label-alignment text:list-tab-stop-position="5.435cm" fo:text-indent="-0.7409cm" fo:margin-left="5.435cm"/>
        </style:list-level-properties>
        <style:text-properties/>
      </text:list-level-style-number>
      <text:list-level-style-number text:level="8" text:style-name="T188" style:num-format="a" style:num-letter-sync="true" style:num-suffix=")">
        <style:list-level-properties text:list-level-position-and-space-mode="label-alignment">
          <style:list-level-label-alignment text:list-tab-stop-position="6.176cm" fo:text-indent="-0.7409cm" fo:margin-left="6.176cm"/>
        </style:list-level-properties>
        <style:text-properties/>
      </text:list-level-style-number>
      <text:list-level-style-number text:level="9" text:style-name="T189" style:num-format="i" style:num-suffix=".">
        <style:list-level-properties text:list-level-position-and-space-mode="label-alignment">
          <style:list-level-label-alignment text:list-tab-stop-position="6.917cm" fo:text-indent="-0.7409cm" fo:margin-left="6.917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191" style:num-format="a" style:num-letter-sync="true" style:num-suffix=")">
        <style:list-level-properties text:list-level-position-and-space-mode="label-alignment">
          <style:list-level-label-alignment text:list-tab-stop-position="0.8467cm" fo:text-indent="-0.7409cm" fo:margin-left="0.8467cm"/>
        </style:list-level-properties>
        <style:text-properties/>
      </text:list-level-style-number>
      <text:list-level-style-number text:level="3" text:style-name="T192" style:num-format="i" style:num-suffix=".">
        <style:list-level-properties text:list-level-position-and-space-mode="label-alignment">
          <style:list-level-label-alignment text:list-tab-stop-position="1.588cm" fo:text-indent="-0.7409cm" fo:margin-left="1.588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text:list-tab-stop-position="2.328cm" fo:text-indent="-0.7409cm" fo:margin-left="2.328cm"/>
        </style:list-level-properties>
        <style:text-properties/>
      </text:list-level-style-number>
      <text:list-level-style-number text:level="5" text:style-name="T194" style:num-format="a" style:num-letter-sync="true" style:num-suffix=")">
        <style:list-level-properties text:list-level-position-and-space-mode="label-alignment">
          <style:list-level-label-alignment text:list-tab-stop-position="3.069cm" fo:text-indent="-0.7409cm" fo:margin-left="3.069cm"/>
        </style:list-level-properties>
        <style:text-properties/>
      </text:list-level-style-number>
      <text:list-level-style-number text:level="6" text:style-name="T195" style:num-format="i" style:num-suffix=".">
        <style:list-level-properties text:list-level-position-and-space-mode="label-alignment">
          <style:list-level-label-alignment text:list-tab-stop-position="3.81cm" fo:text-indent="-0.7409cm" fo:margin-left="3.8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text:list-tab-stop-position="4.551cm" fo:text-indent="-0.7409cm" fo:margin-left="4.551cm"/>
        </style:list-level-properties>
        <style:text-properties/>
      </text:list-level-style-number>
      <text:list-level-style-number text:level="8" text:style-name="T197" style:num-format="a" style:num-letter-sync="true" style:num-suffix=")">
        <style:list-level-properties text:list-level-position-and-space-mode="label-alignment">
          <style:list-level-label-alignment text:list-tab-stop-position="5.292cm" fo:text-indent="-0.7409cm" fo:margin-left="5.292cm"/>
        </style:list-level-properties>
        <style:text-properties/>
      </text:list-level-style-number>
      <text:list-level-style-number text:level="9" text:style-name="T198" style:num-format="i" style:num-suffix=".">
        <style:list-level-properties text:list-level-position-and-space-mode="label-alignment">
          <style:list-level-label-alignment text:list-tab-stop-position="6.033cm" fo:text-indent="-0.7409cm" fo:margin-left="6.033cm"/>
        </style:list-level-properties>
        <style:text-properties/>
      </text:list-level-style-number>
    </text:list-style>
    <text:list-style style:name="WWNum23">
      <text:list-level-style-number text:level="1" text:style-name="T199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0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03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06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4">
      <text:list-level-style-number text:level="1" text:style-name="T208" style:num-format="1" style:num-prefix="[" style:num-suffix="]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9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10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12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13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15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16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5">
      <text:list-level-style-bullet text:level="1" text:style-name="T217" text:bullet-char="• 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18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19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21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2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2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25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6">
      <text:list-level-style-bullet text:level="1" text:style-name="T226" text:bullet-char="• 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27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28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30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31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3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3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7">
      <text:list-level-style-bullet text:level="1" text:style-name="T235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36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37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38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9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0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41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42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43" text:bullet-char="•  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bullet>
    </text:list-style>
    <text:list-style style:name="WWNum28">
      <text:list-level-style-bullet text:level="1" text:style-name="T244" text:bullet-char="• 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45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46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48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49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51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5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9">
      <text:list-level-style-number text:level="1" text:style-name="T253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54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55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56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57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58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59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60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61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63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1">
      <text:list-level-style-number text:level="1" text:style-name="T27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7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7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7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7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7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7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7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79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81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3">
      <text:list-level-style-number text:level="1" text:style-name="T289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90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91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92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93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94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95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96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97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4">
      <text:list-level-style-number text:level="1" text:style-name="T298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99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00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01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02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03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04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05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06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5">
      <text:list-level-style-number text:level="1" text:style-name="T307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08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09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10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11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12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13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14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15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17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7">
      <text:list-level-style-number text:level="1" text:style-name="T325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26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27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28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29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30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31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32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33" style:num-format="1" style:num-suffix=".">
        <style:list-level-properties text:list-level-position-and-space-mode="label-alignment">
          <style:list-level-label-alignment fo:text-indent="-0.4992cm" fo:margin-left="11.26cm"/>
        </style:list-level-properties>
        <style:text-properties/>
      </text:list-level-style-number>
    </text:list-style>
    <text:list-style style:name="WWNum38">
      <text:list-level-style-number text:level="1" text:style-name="T334" style:num-format="1" style:num-prefix="第" style:num-suffix="章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2" text:style-name="T335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336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337" text:display-levels="2" style:num-format="1" style:num-prefix="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38" text:display-levels="5" style:num-format="1" style:num-prefix=" " style:num-suffix=".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number>
      <text:list-level-style-number text:level="6" text:style-name="T339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340" text:display-levels="7" style:num-format="1" style:num-prefix=" " style:num-suffix=".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number>
      <text:list-level-style-number text:level="8" text:style-name="T341" text:display-levels="8" style:num-format="1" style:num-prefix=" " style:num-suffix=".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number>
      <text:list-level-style-number text:level="9" text:style-name="T342" text:display-levels="9" style:num-format="1" style:num-prefix=" " style:num-suffix=".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number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2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3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4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5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6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7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8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page-layout style:name="Mpm9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4.001cm" fo:min-height="2cm"/>
      </style:header-style>
    </style:page-layout>
    <style:style style:parent-style-name="877" style:family="paragraph" style:name="P8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8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11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11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12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130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131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240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241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242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34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347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34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34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15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1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17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1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1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2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30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31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32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33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34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45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4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47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4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4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50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77" style:family="paragraph" style:name="P651">
      <style:paragraph-properties>
        <style:tab-stops>
          <style:tab-stop style:position="0.9984cm" style:type="left"/>
        </style:tab-stops>
      </style:paragraph-properties>
      <style:text-properties/>
    </style:style>
  </office:automatic-styles>
  <office:master-styles>
    <style:master-page style:name="Standard" style:page-layout-name="Mpm1">
      <style:header>
        <text:p text:style-name="P86"><text:span/><text:span/></text:p>
      </style:header>
    </style:master-page>
    <style:master-page style:name="MasterPage2" style:page-layout-name="Mpm2">
      <style:header>
        <text:p text:style-name="P88"><text:span/><text:span/></text:p>
      </style:header>
    </style:master-page>
    <style:master-page style:name="MasterPage3" style:page-layout-name="Mpm3">
      <style:header>
        <text:p text:style-name="P119"><text:span/><text:span/></text:p>
      </style:header>
    </style:master-page>
    <style:master-page style:name="MasterPage4" style:page-layout-name="Mpm4">
      <style:header>
        <text:p text:style-name="P131"><text:span/><text:span/></text:p>
      </style:header>
    </style:master-page>
    <style:master-page style:name="MasterPage5" style:page-layout-name="Mpm5">
      <style:header>
        <text:p text:style-name="P242"><text:span/><text:span/></text:p>
      </style:header>
    </style:master-page>
    <style:master-page style:name="MasterPage6" style:page-layout-name="Mpm6">
      <style:header>
        <text:p text:style-name="P349"><text:span/><text:span/></text:p>
      </style:header>
    </style:master-page>
    <style:master-page style:name="MasterPage7" style:page-layout-name="Mpm7">
      <style:header>
        <text:p text:style-name="P619"><text:span/><text:span/></text:p>
      </style:header>
    </style:master-page>
    <style:master-page style:name="MasterPage8" style:page-layout-name="Mpm8">
      <style:header>
        <text:p text:style-name="P634"><text:span/><text:span/></text:p>
      </style:header>
    </style:master-page>
    <style:master-page style:name="MasterPage9" style:page-layout-name="Mpm9">
      <style:header>
        <text:p text:style-name="P651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2-06-27T02:17:34Z</meta:creation-date>
  </office:meta>
</office:document-meta>
</file>